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ms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/>
        </table:table-row>
        <table:table-row table:style-name="ro1"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11208" calcext:value-type="float">
            <text:p>0.211208</text:p>
          </table:table-cell>
          <table:table-cell office:value-type="float" office:value="0.0876373" calcext:value-type="float">
            <text:p>0.0876373</text:p>
          </table:table-cell>
          <table:table-cell office:value-type="float" office:value="3.81773" calcext:value-type="float">
            <text:p>3.81773</text:p>
          </table:table-cell>
          <table:table-cell office:value-type="float" office:value="1.3965" calcext:value-type="float">
            <text:p>1.3965</text:p>
          </table:table-cell>
          <table:table-cell/>
        </table:table-row>
        <table:table-row table:style-name="ro1">
          <table:table-cell office:value-type="float" office:value="0.177869" calcext:value-type="float">
            <text:p>0.177869</text:p>
          </table:table-cell>
          <table:table-cell office:value-type="float" office:value="0.0808428" calcext:value-type="float">
            <text:p>0.0808428</text:p>
          </table:table-cell>
          <table:table-cell office:value-type="float" office:value="4.29483" calcext:value-type="float">
            <text:p>4.29483</text:p>
          </table:table-cell>
          <table:table-cell office:value-type="float" office:value="1.14027" calcext:value-type="float">
            <text:p>1.14027</text:p>
          </table:table-cell>
          <table:table-cell/>
        </table:table-row>
        <table:table-row table:style-name="ro1">
          <table:table-cell office:value-type="float" office:value="0.232328" calcext:value-type="float">
            <text:p>0.232328</text:p>
          </table:table-cell>
          <table:table-cell office:value-type="float" office:value="0.0723767" calcext:value-type="float">
            <text:p>0.0723767</text:p>
          </table:table-cell>
          <table:table-cell office:value-type="float" office:value="3.73094" calcext:value-type="float">
            <text:p>3.73094</text:p>
          </table:table-cell>
          <table:table-cell office:value-type="float" office:value="1.62848" calcext:value-type="float">
            <text:p>1.62848</text:p>
          </table:table-cell>
          <table:table-cell/>
        </table:table-row>
        <table:table-row table:style-name="ro1">
          <table:table-cell office:value-type="float" office:value="0.242874" calcext:value-type="float">
            <text:p>0.242874</text:p>
          </table:table-cell>
          <table:table-cell office:value-type="float" office:value="0.0792752" calcext:value-type="float">
            <text:p>0.0792752</text:p>
          </table:table-cell>
          <table:table-cell office:value-type="float" office:value="3.33855" calcext:value-type="float">
            <text:p>3.33855</text:p>
          </table:table-cell>
          <table:table-cell office:value-type="float" office:value="1.75481" calcext:value-type="float">
            <text:p>1.75481</text:p>
          </table:table-cell>
          <table:table-cell/>
        </table:table-row>
        <table:table-row table:style-name="ro1">
          <table:table-cell office:value-type="float" office:value="0.233595" calcext:value-type="float">
            <text:p>0.233595</text:p>
          </table:table-cell>
          <table:table-cell office:value-type="float" office:value="0.0747625" calcext:value-type="float">
            <text:p>0.0747625</text:p>
          </table:table-cell>
          <table:table-cell office:value-type="float" office:value="3.04874" calcext:value-type="float">
            <text:p>3.04874</text:p>
          </table:table-cell>
          <table:table-cell office:value-type="float" office:value="1.6587" calcext:value-type="float">
            <text:p>1.6587</text:p>
          </table:table-cell>
          <table:table-cell/>
        </table:table-row>
        <table:table-row table:style-name="ro1">
          <table:table-cell office:value-type="float" office:value="0.221374" calcext:value-type="float">
            <text:p>0.221374</text:p>
          </table:table-cell>
          <table:table-cell office:value-type="float" office:value="0.0779532" calcext:value-type="float">
            <text:p>0.0779532</text:p>
          </table:table-cell>
          <table:table-cell office:value-type="float" office:value="2.82518" calcext:value-type="float">
            <text:p>2.82518</text:p>
          </table:table-cell>
          <table:table-cell office:value-type="float" office:value="1.57359" calcext:value-type="float">
            <text:p>1.57359</text:p>
          </table:table-cell>
          <table:table-cell/>
        </table:table-row>
        <table:table-row table:style-name="ro1">
          <table:table-cell office:value-type="float" office:value="0.21315" calcext:value-type="float">
            <text:p>0.21315</text:p>
          </table:table-cell>
          <table:table-cell office:value-type="float" office:value="0.0798946" calcext:value-type="float">
            <text:p>0.0798946</text:p>
          </table:table-cell>
          <table:table-cell office:value-type="float" office:value="2.64297" calcext:value-type="float">
            <text:p>2.64297</text:p>
          </table:table-cell>
          <table:table-cell office:value-type="float" office:value="1.49142" calcext:value-type="float">
            <text:p>1.49142</text:p>
          </table:table-cell>
          <table:table-cell/>
        </table:table-row>
        <table:table-row table:style-name="ro1">
          <table:table-cell office:value-type="float" office:value="0.204481" calcext:value-type="float">
            <text:p>0.204481</text:p>
          </table:table-cell>
          <table:table-cell office:value-type="float" office:value="0.0846139" calcext:value-type="float">
            <text:p>0.0846139</text:p>
          </table:table-cell>
          <table:table-cell office:value-type="float" office:value="2.49237" calcext:value-type="float">
            <text:p>2.49237</text:p>
          </table:table-cell>
          <table:table-cell office:value-type="float" office:value="1.4195" calcext:value-type="float">
            <text:p>1.4195</text:p>
          </table:table-cell>
          <table:table-cell/>
        </table:table-row>
        <table:table-row table:style-name="ro1">
          <table:table-cell office:value-type="float" office:value="0.196108" calcext:value-type="float">
            <text:p>0.196108</text:p>
          </table:table-cell>
          <table:table-cell office:value-type="float" office:value="0.0858565" calcext:value-type="float">
            <text:p>0.0858565</text:p>
          </table:table-cell>
          <table:table-cell office:value-type="float" office:value="2.3649" calcext:value-type="float">
            <text:p>2.3649</text:p>
          </table:table-cell>
          <table:table-cell office:value-type="float" office:value="1.35091" calcext:value-type="float">
            <text:p>1.35091</text:p>
          </table:table-cell>
          <table:table-cell/>
        </table:table-row>
        <table:table-row table:style-name="ro1">
          <table:table-cell office:value-type="float" office:value="0.189506" calcext:value-type="float">
            <text:p>0.189506</text:p>
          </table:table-cell>
          <table:table-cell office:value-type="float" office:value="0.08716" calcext:value-type="float">
            <text:p>0.08716</text:p>
          </table:table-cell>
          <table:table-cell office:value-type="float" office:value="2.25511" calcext:value-type="float">
            <text:p>2.25511</text:p>
          </table:table-cell>
          <table:table-cell office:value-type="float" office:value="1.29095" calcext:value-type="float">
            <text:p>1.29095</text:p>
          </table:table-cell>
          <table:table-cell/>
        </table:table-row>
        <table:table-row table:style-name="ro1">
          <table:table-cell office:value-type="float" office:value="0.182434" calcext:value-type="float">
            <text:p>0.182434</text:p>
          </table:table-cell>
          <table:table-cell office:value-type="float" office:value="0.0836817" calcext:value-type="float">
            <text:p>0.0836817</text:p>
          </table:table-cell>
          <table:table-cell office:value-type="float" office:value="2.15951" calcext:value-type="float">
            <text:p>2.15951</text:p>
          </table:table-cell>
          <table:table-cell office:value-type="float" office:value="1.2364" calcext:value-type="float">
            <text:p>1.2364</text:p>
          </table:table-cell>
          <table:table-cell/>
        </table:table-row>
        <table:table-row table:style-name="ro1">
          <table:table-cell office:value-type="float" office:value="0.175302" calcext:value-type="float">
            <text:p>0.175302</text:p>
          </table:table-cell>
          <table:table-cell office:value-type="float" office:value="0.0816243" calcext:value-type="float">
            <text:p>0.0816243</text:p>
          </table:table-cell>
          <table:table-cell office:value-type="float" office:value="2.07589" calcext:value-type="float">
            <text:p>2.07589</text:p>
          </table:table-cell>
          <table:table-cell office:value-type="float" office:value="1.1932" calcext:value-type="float">
            <text:p>1.1932</text:p>
          </table:table-cell>
          <table:table-cell/>
        </table:table-row>
        <table:table-row table:style-name="ro1">
          <table:table-cell office:value-type="float" office:value="0.168955" calcext:value-type="float">
            <text:p>0.168955</text:p>
          </table:table-cell>
          <table:table-cell office:value-type="float" office:value="0.0794735" calcext:value-type="float">
            <text:p>0.0794735</text:p>
          </table:table-cell>
          <table:table-cell office:value-type="float" office:value="2.00191" calcext:value-type="float">
            <text:p>2.00191</text:p>
          </table:table-cell>
          <table:table-cell office:value-type="float" office:value="1.15306" calcext:value-type="float">
            <text:p>1.15306</text:p>
          </table:table-cell>
          <table:table-cell/>
        </table:table-row>
        <table:table-row table:style-name="ro1">
          <table:table-cell office:value-type="float" office:value="0.163473" calcext:value-type="float">
            <text:p>0.163473</text:p>
          </table:table-cell>
          <table:table-cell office:value-type="float" office:value="0.0784142" calcext:value-type="float">
            <text:p>0.0784142</text:p>
          </table:table-cell>
          <table:table-cell office:value-type="float" office:value="1.93569" calcext:value-type="float">
            <text:p>1.93569</text:p>
          </table:table-cell>
          <table:table-cell office:value-type="float" office:value="1.11784" calcext:value-type="float">
            <text:p>1.11784</text:p>
          </table:table-cell>
          <table:table-cell/>
        </table:table-row>
        <table:table-row table:style-name="ro1">
          <table:table-cell office:value-type="float" office:value="0.158494" calcext:value-type="float">
            <text:p>0.158494</text:p>
          </table:table-cell>
          <table:table-cell office:value-type="float" office:value="0.0771096" calcext:value-type="float">
            <text:p>0.0771096</text:p>
          </table:table-cell>
          <table:table-cell office:value-type="float" office:value="1.87465" calcext:value-type="float">
            <text:p>1.87465</text:p>
          </table:table-cell>
          <table:table-cell office:value-type="float" office:value="1.08506" calcext:value-type="float">
            <text:p>1.08506</text:p>
          </table:table-cell>
          <table:table-cell/>
        </table:table-row>
        <table:table-row table:style-name="ro1">
          <table:table-cell office:value-type="float" office:value="0.154044" calcext:value-type="float">
            <text:p>0.154044</text:p>
          </table:table-cell>
          <table:table-cell office:value-type="float" office:value="0.0748334" calcext:value-type="float">
            <text:p>0.0748334</text:p>
          </table:table-cell>
          <table:table-cell office:value-type="float" office:value="1.81868" calcext:value-type="float">
            <text:p>1.81868</text:p>
          </table:table-cell>
          <table:table-cell office:value-type="float" office:value="1.05273" calcext:value-type="float">
            <text:p>1.05273</text:p>
          </table:table-cell>
          <table:table-cell/>
        </table:table-row>
        <table:table-row table:style-name="ro1">
          <table:table-cell office:value-type="float" office:value="0.150082" calcext:value-type="float">
            <text:p>0.150082</text:p>
          </table:table-cell>
          <table:table-cell office:value-type="float" office:value="0.0727526" calcext:value-type="float">
            <text:p>0.0727526</text:p>
          </table:table-cell>
          <table:table-cell office:value-type="float" office:value="1.7677" calcext:value-type="float">
            <text:p>1.7677</text:p>
          </table:table-cell>
          <table:table-cell office:value-type="float" office:value="1.02362" calcext:value-type="float">
            <text:p>1.02362</text:p>
          </table:table-cell>
          <table:table-cell/>
        </table:table-row>
        <table:table-row table:style-name="ro1">
          <table:table-cell office:value-type="float" office:value="0.146079" calcext:value-type="float">
            <text:p>0.146079</text:p>
          </table:table-cell>
          <table:table-cell office:value-type="float" office:value="0.071104" calcext:value-type="float">
            <text:p>0.071104</text:p>
          </table:table-cell>
          <table:table-cell office:value-type="float" office:value="1.72057" calcext:value-type="float">
            <text:p>1.72057</text:p>
          </table:table-cell>
          <table:table-cell office:value-type="float" office:value="0.997622" calcext:value-type="float">
            <text:p>0.997622</text:p>
          </table:table-cell>
          <table:table-cell/>
        </table:table-row>
        <table:table-row table:style-name="ro1">
          <table:table-cell office:value-type="float" office:value="0.142381" calcext:value-type="float">
            <text:p>0.142381</text:p>
          </table:table-cell>
          <table:table-cell office:value-type="float" office:value="0.0698433" calcext:value-type="float">
            <text:p>0.0698433</text:p>
          </table:table-cell>
          <table:table-cell office:value-type="float" office:value="1.67717" calcext:value-type="float">
            <text:p>1.67717</text:p>
          </table:table-cell>
          <table:table-cell office:value-type="float" office:value="0.973822" calcext:value-type="float">
            <text:p>0.973822</text:p>
          </table:table-cell>
          <table:table-cell/>
        </table:table-row>
        <table:table-row table:style-name="ro1">
          <table:table-cell office:value-type="float" office:value="0.139285" calcext:value-type="float">
            <text:p>0.139285</text:p>
          </table:table-cell>
          <table:table-cell office:value-type="float" office:value="0.0688891" calcext:value-type="float">
            <text:p>0.0688891</text:p>
          </table:table-cell>
          <table:table-cell office:value-type="float" office:value="1.63721" calcext:value-type="float">
            <text:p>1.63721</text:p>
          </table:table-cell>
          <table:table-cell office:value-type="float" office:value="0.952077" calcext:value-type="float">
            <text:p>0.952077</text:p>
          </table:table-cell>
          <table:table-cell/>
        </table:table-row>
        <table:table-row table:style-name="ro1">
          <table:table-cell office:value-type="float" office:value="0.136197" calcext:value-type="float">
            <text:p>0.136197</text:p>
          </table:table-cell>
          <table:table-cell office:value-type="float" office:value="0.0722168" calcext:value-type="float">
            <text:p>0.0722168</text:p>
          </table:table-cell>
          <table:table-cell office:value-type="float" office:value="1.59958" calcext:value-type="float">
            <text:p>1.59958</text:p>
          </table:table-cell>
          <table:table-cell office:value-type="float" office:value="0.936466" calcext:value-type="float">
            <text:p>0.936466</text:p>
          </table:table-cell>
          <table:table-cell/>
        </table:table-row>
        <table:table-row table:style-name="ro1">
          <table:table-cell office:value-type="float" office:value="0.133287" calcext:value-type="float">
            <text:p>0.133287</text:p>
          </table:table-cell>
          <table:table-cell office:value-type="float" office:value="0.0715122" calcext:value-type="float">
            <text:p>0.0715122</text:p>
          </table:table-cell>
          <table:table-cell office:value-type="float" office:value="1.56443" calcext:value-type="float">
            <text:p>1.56443</text:p>
          </table:table-cell>
          <table:table-cell office:value-type="float" office:value="0.917405" calcext:value-type="float">
            <text:p>0.917405</text:p>
          </table:table-cell>
          <table:table-cell/>
        </table:table-row>
        <table:table-row table:style-name="ro1">
          <table:table-cell office:value-type="float" office:value="0.13052" calcext:value-type="float">
            <text:p>0.13052</text:p>
          </table:table-cell>
          <table:table-cell office:value-type="float" office:value="0.070698" calcext:value-type="float">
            <text:p>0.070698</text:p>
          </table:table-cell>
          <table:table-cell office:value-type="float" office:value="1.53157" calcext:value-type="float">
            <text:p>1.53157</text:p>
          </table:table-cell>
          <table:table-cell office:value-type="float" office:value="0.899409" calcext:value-type="float">
            <text:p>0.899409</text:p>
          </table:table-cell>
          <table:table-cell/>
        </table:table-row>
        <table:table-row table:style-name="ro1">
          <table:table-cell office:value-type="float" office:value="0.127887" calcext:value-type="float">
            <text:p>0.127887</text:p>
          </table:table-cell>
          <table:table-cell office:value-type="float" office:value="0.0708143" calcext:value-type="float">
            <text:p>0.0708143</text:p>
          </table:table-cell>
          <table:table-cell office:value-type="float" office:value="1.50072" calcext:value-type="float">
            <text:p>1.50072</text:p>
          </table:table-cell>
          <table:table-cell office:value-type="float" office:value="0.8835" calcext:value-type="float">
            <text:p>0.8835</text:p>
          </table:table-cell>
          <table:table-cell/>
        </table:table-row>
        <table:table-row table:style-name="ro1">
          <table:table-cell office:value-type="float" office:value="0.12542" calcext:value-type="float">
            <text:p>0.12542</text:p>
          </table:table-cell>
          <table:table-cell office:value-type="float" office:value="0.0730346" calcext:value-type="float">
            <text:p>0.0730346</text:p>
          </table:table-cell>
          <table:table-cell office:value-type="float" office:value="1.47238" calcext:value-type="float">
            <text:p>1.47238</text:p>
          </table:table-cell>
          <table:table-cell office:value-type="float" office:value="0.8708" calcext:value-type="float">
            <text:p>0.8708</text:p>
          </table:table-cell>
          <table:table-cell/>
        </table:table-row>
        <table:table-row table:style-name="ro1">
          <table:table-cell office:value-type="float" office:value="0.123515" calcext:value-type="float">
            <text:p>0.123515</text:p>
          </table:table-cell>
          <table:table-cell office:value-type="float" office:value="0.072815" calcext:value-type="float">
            <text:p>0.072815</text:p>
          </table:table-cell>
          <table:table-cell office:value-type="float" office:value="1.44604" calcext:value-type="float">
            <text:p>1.44604</text:p>
          </table:table-cell>
          <table:table-cell office:value-type="float" office:value="0.85617" calcext:value-type="float">
            <text:p>0.85617</text:p>
          </table:table-cell>
          <table:table-cell/>
        </table:table-row>
        <table:table-row table:style-name="ro1">
          <table:table-cell office:value-type="float" office:value="0.121303" calcext:value-type="float">
            <text:p>0.121303</text:p>
          </table:table-cell>
          <table:table-cell office:value-type="float" office:value="0.0732837" calcext:value-type="float">
            <text:p>0.0732837</text:p>
          </table:table-cell>
          <table:table-cell office:value-type="float" office:value="1.42002" calcext:value-type="float">
            <text:p>1.42002</text:p>
          </table:table-cell>
          <table:table-cell office:value-type="float" office:value="0.842841" calcext:value-type="float">
            <text:p>0.842841</text:p>
          </table:table-cell>
          <table:table-cell/>
        </table:table-row>
        <table:table-row table:style-name="ro1">
          <table:table-cell office:value-type="float" office:value="0.119207" calcext:value-type="float">
            <text:p>0.119207</text:p>
          </table:table-cell>
          <table:table-cell office:value-type="float" office:value="0.0765917" calcext:value-type="float">
            <text:p>0.0765917</text:p>
          </table:table-cell>
          <table:table-cell office:value-type="float" office:value="1.39536" calcext:value-type="float">
            <text:p>1.39536</text:p>
          </table:table-cell>
          <table:table-cell office:value-type="float" office:value="0.832858" calcext:value-type="float">
            <text:p>0.832858</text:p>
          </table:table-cell>
          <table:table-cell/>
        </table:table-row>
        <table:table-row table:style-name="ro1">
          <table:table-cell office:value-type="float" office:value="0.117243" calcext:value-type="float">
            <text:p>0.117243</text:p>
          </table:table-cell>
          <table:table-cell office:value-type="float" office:value="0.0807971" calcext:value-type="float">
            <text:p>0.0807971</text:p>
          </table:table-cell>
          <table:table-cell office:value-type="float" office:value="1.37206" calcext:value-type="float">
            <text:p>1.37206</text:p>
          </table:table-cell>
          <table:table-cell office:value-type="float" office:value="0.824422" calcext:value-type="float">
            <text:p>0.824422</text:p>
          </table:table-cell>
          <table:table-cell/>
        </table:table-row>
        <table:table-row table:style-name="ro1">
          <table:table-cell office:value-type="float" office:value="0.115512" calcext:value-type="float">
            <text:p>0.115512</text:p>
          </table:table-cell>
          <table:table-cell office:value-type="float" office:value="0.086021" calcext:value-type="float">
            <text:p>0.086021</text:p>
          </table:table-cell>
          <table:table-cell office:value-type="float" office:value="1.34993" calcext:value-type="float">
            <text:p>1.34993</text:p>
          </table:table-cell>
          <table:table-cell office:value-type="float" office:value="0.817213" calcext:value-type="float">
            <text:p>0.817213</text:p>
          </table:table-cell>
          <table:table-cell/>
        </table:table-row>
        <table:table-row table:style-name="ro1">
          <table:table-cell office:value-type="float" office:value="0.113724" calcext:value-type="float">
            <text:p>0.113724</text:p>
          </table:table-cell>
          <table:table-cell office:value-type="float" office:value="0.087962" calcext:value-type="float">
            <text:p>0.087962</text:p>
          </table:table-cell>
          <table:table-cell office:value-type="float" office:value="1.32901" calcext:value-type="float">
            <text:p>1.32901</text:p>
          </table:table-cell>
          <table:table-cell office:value-type="float" office:value="0.80695" calcext:value-type="float">
            <text:p>0.80695</text:p>
          </table:table-cell>
          <table:table-cell/>
        </table:table-row>
        <table:table-row table:style-name="ro1">
          <table:table-cell office:value-type="float" office:value="0.112074" calcext:value-type="float">
            <text:p>0.112074</text:p>
          </table:table-cell>
          <table:table-cell office:value-type="float" office:value="0.089076" calcext:value-type="float">
            <text:p>0.089076</text:p>
          </table:table-cell>
          <table:table-cell office:value-type="float" office:value="1.30897" calcext:value-type="float">
            <text:p>1.30897</text:p>
          </table:table-cell>
          <table:table-cell office:value-type="float" office:value="0.796549" calcext:value-type="float">
            <text:p>0.796549</text:p>
          </table:table-cell>
          <table:table-cell/>
        </table:table-row>
        <table:table-row table:style-name="ro1">
          <table:table-cell office:value-type="float" office:value="0.110443" calcext:value-type="float">
            <text:p>0.110443</text:p>
          </table:table-cell>
          <table:table-cell office:value-type="float" office:value="0.0904711" calcext:value-type="float">
            <text:p>0.0904711</text:p>
          </table:table-cell>
          <table:table-cell office:value-type="float" office:value="1.29006" calcext:value-type="float">
            <text:p>1.29006</text:p>
          </table:table-cell>
          <table:table-cell office:value-type="float" office:value="0.787093" calcext:value-type="float">
            <text:p>0.787093</text:p>
          </table:table-cell>
          <table:table-cell/>
        </table:table-row>
        <table:table-row table:style-name="ro1">
          <table:table-cell office:value-type="float" office:value="0.108856" calcext:value-type="float">
            <text:p>0.108856</text:p>
          </table:table-cell>
          <table:table-cell office:value-type="float" office:value="0.0925611" calcext:value-type="float">
            <text:p>0.0925611</text:p>
          </table:table-cell>
          <table:table-cell office:value-type="float" office:value="1.27187" calcext:value-type="float">
            <text:p>1.27187</text:p>
          </table:table-cell>
          <table:table-cell office:value-type="float" office:value="0.778804" calcext:value-type="float">
            <text:p>0.778804</text:p>
          </table:table-cell>
          <table:table-cell/>
        </table:table-row>
        <table:table-row table:style-name="ro1">
          <table:table-cell office:value-type="float" office:value="0.107489" calcext:value-type="float">
            <text:p>0.107489</text:p>
          </table:table-cell>
          <table:table-cell office:value-type="float" office:value="0.0936496" calcext:value-type="float">
            <text:p>0.0936496</text:p>
          </table:table-cell>
          <table:table-cell office:value-type="float" office:value="1.25477" calcext:value-type="float">
            <text:p>1.25477</text:p>
          </table:table-cell>
          <table:table-cell office:value-type="float" office:value="0.770042" calcext:value-type="float">
            <text:p>0.770042</text:p>
          </table:table-cell>
          <table:table-cell/>
        </table:table-row>
        <table:table-row table:style-name="ro1">
          <table:table-cell office:value-type="float" office:value="0.106553" calcext:value-type="float">
            <text:p>0.106553</text:p>
          </table:table-cell>
          <table:table-cell office:value-type="float" office:value="0.0927282" calcext:value-type="float">
            <text:p>0.0927282</text:p>
          </table:table-cell>
          <table:table-cell office:value-type="float" office:value="1.23859" calcext:value-type="float">
            <text:p>1.23859</text:p>
          </table:table-cell>
          <table:table-cell office:value-type="float" office:value="0.759898" calcext:value-type="float">
            <text:p>0.759898</text:p>
          </table:table-cell>
          <table:table-cell/>
        </table:table-row>
        <table:table-row table:style-name="ro1">
          <table:table-cell office:value-type="float" office:value="0.1056" calcext:value-type="float">
            <text:p>0.1056</text:p>
          </table:table-cell>
          <table:table-cell office:value-type="float" office:value="0.0915969" calcext:value-type="float">
            <text:p>0.0915969</text:p>
          </table:table-cell>
          <table:table-cell office:value-type="float" office:value="1.22221" calcext:value-type="float">
            <text:p>1.22221</text:p>
          </table:table-cell>
          <table:table-cell office:value-type="float" office:value="0.750152" calcext:value-type="float">
            <text:p>0.750152</text:p>
          </table:table-cell>
          <table:table-cell/>
        </table:table-row>
        <table:table-row table:style-name="ro1">
          <table:table-cell office:value-type="float" office:value="0.104375" calcext:value-type="float">
            <text:p>0.104375</text:p>
          </table:table-cell>
          <table:table-cell office:value-type="float" office:value="0.0904249" calcext:value-type="float">
            <text:p>0.0904249</text:p>
          </table:table-cell>
          <table:table-cell office:value-type="float" office:value="1.20644" calcext:value-type="float">
            <text:p>1.20644</text:p>
          </table:table-cell>
          <table:table-cell office:value-type="float" office:value="0.740724" calcext:value-type="float">
            <text:p>0.740724</text:p>
          </table:table-cell>
          <table:table-cell/>
        </table:table-row>
        <table:table-row table:style-name="ro1">
          <table:table-cell office:value-type="float" office:value="0.103094" calcext:value-type="float">
            <text:p>0.103094</text:p>
          </table:table-cell>
          <table:table-cell office:value-type="float" office:value="0.0892889" calcext:value-type="float">
            <text:p>0.0892889</text:p>
          </table:table-cell>
          <table:table-cell office:value-type="float" office:value="1.1917" calcext:value-type="float">
            <text:p>1.1917</text:p>
          </table:table-cell>
          <table:table-cell office:value-type="float" office:value="0.731923" calcext:value-type="float">
            <text:p>0.731923</text:p>
          </table:table-cell>
          <table:table-cell/>
        </table:table-row>
        <table:table-row table:style-name="ro1">
          <table:table-cell office:value-type="float" office:value="0.101846" calcext:value-type="float">
            <text:p>0.101846</text:p>
          </table:table-cell>
          <table:table-cell office:value-type="float" office:value="0.0884846" calcext:value-type="float">
            <text:p>0.0884846</text:p>
          </table:table-cell>
          <table:table-cell office:value-type="float" office:value="1.17754" calcext:value-type="float">
            <text:p>1.17754</text:p>
          </table:table-cell>
          <table:table-cell office:value-type="float" office:value="0.724719" calcext:value-type="float">
            <text:p>0.724719</text:p>
          </table:table-cell>
          <table:table-cell/>
        </table:table-row>
        <table:table-row table:style-name="ro1">
          <table:table-cell office:value-type="float" office:value="0.100651" calcext:value-type="float">
            <text:p>0.100651</text:p>
          </table:table-cell>
          <table:table-cell office:value-type="float" office:value="0.0881879" calcext:value-type="float">
            <text:p>0.0881879</text:p>
          </table:table-cell>
          <table:table-cell office:value-type="float" office:value="1.16344" calcext:value-type="float">
            <text:p>1.16344</text:p>
          </table:table-cell>
          <table:table-cell office:value-type="float" office:value="0.718806" calcext:value-type="float">
            <text:p>0.718806</text:p>
          </table:table-cell>
          <table:table-cell/>
        </table:table-row>
        <table:table-row table:style-name="ro1">
          <table:table-cell office:value-type="float" office:value="0.0998046" calcext:value-type="float">
            <text:p>0.0998046</text:p>
          </table:table-cell>
          <table:table-cell office:value-type="float" office:value="0.0885785" calcext:value-type="float">
            <text:p>0.0885785</text:p>
          </table:table-cell>
          <table:table-cell office:value-type="float" office:value="1.14993" calcext:value-type="float">
            <text:p>1.14993</text:p>
          </table:table-cell>
          <table:table-cell office:value-type="float" office:value="0.714445" calcext:value-type="float">
            <text:p>0.714445</text:p>
          </table:table-cell>
          <table:table-cell/>
        </table:table-row>
        <table:table-row table:style-name="ro1">
          <table:table-cell office:value-type="float" office:value="0.0988692" calcext:value-type="float">
            <text:p>0.0988692</text:p>
          </table:table-cell>
          <table:table-cell office:value-type="float" office:value="0.0900991" calcext:value-type="float">
            <text:p>0.0900991</text:p>
          </table:table-cell>
          <table:table-cell office:value-type="float" office:value="1.1368" calcext:value-type="float">
            <text:p>1.1368</text:p>
          </table:table-cell>
          <table:table-cell office:value-type="float" office:value="0.712081" calcext:value-type="float">
            <text:p>0.712081</text:p>
          </table:table-cell>
          <table:table-cell/>
        </table:table-row>
        <table:table-row table:style-name="ro1">
          <table:table-cell office:value-type="float" office:value="0.0978532" calcext:value-type="float">
            <text:p>0.0978532</text:p>
          </table:table-cell>
          <table:table-cell office:value-type="float" office:value="0.0919509" calcext:value-type="float">
            <text:p>0.0919509</text:p>
          </table:table-cell>
          <table:table-cell office:value-type="float" office:value="1.1241" calcext:value-type="float">
            <text:p>1.1241</text:p>
          </table:table-cell>
          <table:table-cell office:value-type="float" office:value="0.710029" calcext:value-type="float">
            <text:p>0.710029</text:p>
          </table:table-cell>
          <table:table-cell/>
        </table:table-row>
        <table:table-row table:style-name="ro1">
          <table:table-cell office:value-type="float" office:value="0.0970527" calcext:value-type="float">
            <text:p>0.0970527</text:p>
          </table:table-cell>
          <table:table-cell office:value-type="float" office:value="0.093731" calcext:value-type="float">
            <text:p>0.093731</text:p>
          </table:table-cell>
          <table:table-cell office:value-type="float" office:value="1.11227" calcext:value-type="float">
            <text:p>1.11227</text:p>
          </table:table-cell>
          <table:table-cell office:value-type="float" office:value="0.707433" calcext:value-type="float">
            <text:p>0.707433</text:p>
          </table:table-cell>
          <table:table-cell/>
        </table:table-row>
        <table:table-row table:style-name="ro1">
          <table:table-cell office:value-type="float" office:value="0.0963616" calcext:value-type="float">
            <text:p>0.0963616</text:p>
          </table:table-cell>
          <table:table-cell office:value-type="float" office:value="0.0977324" calcext:value-type="float">
            <text:p>0.0977324</text:p>
          </table:table-cell>
          <table:table-cell office:value-type="float" office:value="1.10094" calcext:value-type="float">
            <text:p>1.10094</text:p>
          </table:table-cell>
          <table:table-cell office:value-type="float" office:value="0.707746" calcext:value-type="float">
            <text:p>0.707746</text:p>
          </table:table-cell>
          <table:table-cell/>
        </table:table-row>
        <table:table-row table:style-name="ro1">
          <table:table-cell office:value-type="float" office:value="0.0960336" calcext:value-type="float">
            <text:p>0.0960336</text:p>
          </table:table-cell>
          <table:table-cell office:value-type="float" office:value="0.10347" calcext:value-type="float">
            <text:p>0.10347</text:p>
          </table:table-cell>
          <table:table-cell office:value-type="float" office:value="1.0908" calcext:value-type="float">
            <text:p>1.0908</text:p>
          </table:table-cell>
          <table:table-cell office:value-type="float" office:value="0.709683" calcext:value-type="float">
            <text:p>0.709683</text:p>
          </table:table-cell>
          <table:table-cell/>
        </table:table-row>
        <table:table-row table:style-name="ro1">
          <table:table-cell office:value-type="float" office:value="0.0952623" calcext:value-type="float">
            <text:p>0.0952623</text:p>
          </table:table-cell>
          <table:table-cell office:value-type="float" office:value="0.10626" calcext:value-type="float">
            <text:p>0.10626</text:p>
          </table:table-cell>
          <table:table-cell office:value-type="float" office:value="1.08047" calcext:value-type="float">
            <text:p>1.08047</text:p>
          </table:table-cell>
          <table:table-cell office:value-type="float" office:value="0.707497" calcext:value-type="float">
            <text:p>0.707497</text:p>
          </table:table-cell>
          <table:table-cell/>
        </table:table-row>
        <table:table-row table:style-name="ro1">
          <table:table-cell office:value-type="float" office:value="0.0950228" calcext:value-type="float">
            <text:p>0.0950228</text:p>
          </table:table-cell>
          <table:table-cell office:value-type="float" office:value="0.108585" calcext:value-type="float">
            <text:p>0.108585</text:p>
          </table:table-cell>
          <table:table-cell office:value-type="float" office:value="1.07182" calcext:value-type="float">
            <text:p>1.07182</text:p>
          </table:table-cell>
          <table:table-cell office:value-type="float" office:value="0.704545" calcext:value-type="float">
            <text:p>0.704545</text:p>
          </table:table-cell>
          <table:table-cell/>
        </table:table-row>
        <table:table-row table:style-name="ro1">
          <table:table-cell office:value-type="float" office:value="0.0944363" calcext:value-type="float">
            <text:p>0.0944363</text:p>
          </table:table-cell>
          <table:table-cell office:value-type="float" office:value="0.109253" calcext:value-type="float">
            <text:p>0.109253</text:p>
          </table:table-cell>
          <table:table-cell office:value-type="float" office:value="1.06289" calcext:value-type="float">
            <text:p>1.06289</text:p>
          </table:table-cell>
          <table:table-cell office:value-type="float" office:value="0.699716" calcext:value-type="float">
            <text:p>0.699716</text:p>
          </table:table-cell>
          <table:table-cell/>
        </table:table-row>
        <table:table-row table:style-name="ro1">
          <table:table-cell office:value-type="float" office:value="0.0935251" calcext:value-type="float">
            <text:p>0.0935251</text:p>
          </table:table-cell>
          <table:table-cell office:value-type="float" office:value="0.109449" calcext:value-type="float">
            <text:p>0.109449</text:p>
          </table:table-cell>
          <table:table-cell office:value-type="float" office:value="1.05264" calcext:value-type="float">
            <text:p>1.05264</text:p>
          </table:table-cell>
          <table:table-cell office:value-type="float" office:value="0.695022" calcext:value-type="float">
            <text:p>0.695022</text:p>
          </table:table-cell>
          <table:table-cell/>
        </table:table-row>
        <table:table-row table:style-name="ro1">
          <table:table-cell office:value-type="float" office:value="0.092702" calcext:value-type="float">
            <text:p>0.092702</text:p>
          </table:table-cell>
          <table:table-cell office:value-type="float" office:value="0.109316" calcext:value-type="float">
            <text:p>0.109316</text:p>
          </table:table-cell>
          <table:table-cell office:value-type="float" office:value="1.04278" calcext:value-type="float">
            <text:p>1.04278</text:p>
          </table:table-cell>
          <table:table-cell office:value-type="float" office:value="0.690211" calcext:value-type="float">
            <text:p>0.690211</text:p>
          </table:table-cell>
          <table:table-cell/>
        </table:table-row>
        <table:table-row table:style-name="ro1">
          <table:table-cell office:value-type="float" office:value="0.0918833" calcext:value-type="float">
            <text:p>0.0918833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1.03317" calcext:value-type="float">
            <text:p>1.03317</text:p>
          </table:table-cell>
          <table:table-cell office:value-type="float" office:value="0.686263" calcext:value-type="float">
            <text:p>0.686263</text:p>
          </table:table-cell>
          <table:table-cell/>
        </table:table-row>
        <table:table-row table:style-name="ro1">
          <table:table-cell office:value-type="float" office:value="0.0911093" calcext:value-type="float">
            <text:p>0.0911093</text:p>
          </table:table-cell>
          <table:table-cell office:value-type="float" office:value="0.108849" calcext:value-type="float">
            <text:p>0.108849</text:p>
          </table:table-cell>
          <table:table-cell office:value-type="float" office:value="1.02388" calcext:value-type="float">
            <text:p>1.02388</text:p>
          </table:table-cell>
          <table:table-cell office:value-type="float" office:value="0.681227" calcext:value-type="float">
            <text:p>0.681227</text:p>
          </table:table-cell>
          <table:table-cell/>
        </table:table-row>
        <table:table-row table:style-name="ro1">
          <table:table-cell office:value-type="float" office:value="0.0906284" calcext:value-type="float">
            <text:p>0.0906284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0.676725" calcext:value-type="float">
            <text:p>0.676725</text:p>
          </table:table-cell>
          <table:table-cell/>
        </table:table-row>
        <table:table-row table:style-name="ro1">
          <table:table-cell office:value-type="float" office:value="0.0900587" calcext:value-type="float">
            <text:p>0.0900587</text:p>
          </table:table-cell>
          <table:table-cell office:value-type="float" office:value="0.108996" calcext:value-type="float">
            <text:p>0.108996</text:p>
          </table:table-cell>
          <table:table-cell office:value-type="float" office:value="1.0079" calcext:value-type="float">
            <text:p>1.0079</text:p>
          </table:table-cell>
          <table:table-cell office:value-type="float" office:value="0.674248" calcext:value-type="float">
            <text:p>0.674248</text:p>
          </table:table-cell>
          <table:table-cell/>
        </table:table-row>
        <table:table-row table:style-name="ro1">
          <table:table-cell office:value-type="float" office:value="0.0897064" calcext:value-type="float">
            <text:p>0.0897064</text:p>
          </table:table-cell>
          <table:table-cell office:value-type="float" office:value="0.109151" calcext:value-type="float">
            <text:p>0.109151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671031" calcext:value-type="float">
            <text:p>0.671031</text:p>
          </table:table-cell>
          <table:table-cell/>
        </table:table-row>
        <table:table-row table:style-name="ro1">
          <table:table-cell office:value-type="float" office:value="0.0893498" calcext:value-type="float">
            <text:p>0.0893498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0.993994" calcext:value-type="float">
            <text:p>0.993994</text:p>
          </table:table-cell>
          <table:table-cell office:value-type="float" office:value="0.666129" calcext:value-type="float">
            <text:p>0.666129</text:p>
          </table:table-cell>
          <table:table-cell/>
        </table:table-row>
        <table:table-row table:style-name="ro1">
          <table:table-cell office:value-type="float" office:value="0.0890291" calcext:value-type="float">
            <text:p>0.0890291</text:p>
          </table:table-cell>
          <table:table-cell office:value-type="float" office:value="0.107517" calcext:value-type="float">
            <text:p>0.107517</text:p>
          </table:table-cell>
          <table:table-cell office:value-type="float" office:value="0.986333" calcext:value-type="float">
            <text:p>0.986333</text:p>
          </table:table-cell>
          <table:table-cell office:value-type="float" office:value="0.661656" calcext:value-type="float">
            <text:p>0.661656</text:p>
          </table:table-cell>
          <table:table-cell/>
        </table:table-row>
        <table:table-row table:style-name="ro1">
          <table:table-cell office:value-type="float" office:value="0.0888063" calcext:value-type="float">
            <text:p>0.0888063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97898" calcext:value-type="float">
            <text:p>0.97898</text:p>
          </table:table-cell>
          <table:table-cell office:value-type="float" office:value="0.656529" calcext:value-type="float">
            <text:p>0.656529</text:p>
          </table:table-cell>
          <table:table-cell/>
        </table:table-row>
        <table:table-row table:style-name="ro1">
          <table:table-cell office:value-type="float" office:value="0.0887205" calcext:value-type="float">
            <text:p>0.0887205</text:p>
          </table:table-cell>
          <table:table-cell office:value-type="float" office:value="0.105846" calcext:value-type="float">
            <text:p>0.105846</text:p>
          </table:table-cell>
          <table:table-cell office:value-type="float" office:value="0.971793" calcext:value-type="float">
            <text:p>0.971793</text:p>
          </table:table-cell>
          <table:table-cell office:value-type="float" office:value="0.652383" calcext:value-type="float">
            <text:p>0.652383</text:p>
          </table:table-cell>
          <table:table-cell/>
        </table:table-row>
        <table:table-row table:style-name="ro1">
          <table:table-cell office:value-type="float" office:value="0.0889737" calcext:value-type="float">
            <text:p>0.0889737</text:p>
          </table:table-cell>
          <table:table-cell office:value-type="float" office:value="0.105004" calcext:value-type="float">
            <text:p>0.105004</text:p>
          </table:table-cell>
          <table:table-cell office:value-type="float" office:value="0.965126" calcext:value-type="float">
            <text:p>0.965126</text:p>
          </table:table-cell>
          <table:table-cell office:value-type="float" office:value="0.6485" calcext:value-type="float">
            <text:p>0.6485</text:p>
          </table:table-cell>
          <table:table-cell/>
        </table:table-row>
        <table:table-row table:style-name="ro1">
          <table:table-cell office:value-type="float" office:value="0.0892461" calcext:value-type="float">
            <text:p>0.0892461</text:p>
          </table:table-cell>
          <table:table-cell office:value-type="float" office:value="0.104206" calcext:value-type="float">
            <text:p>0.104206</text:p>
          </table:table-cell>
          <table:table-cell office:value-type="float" office:value="0.957918" calcext:value-type="float">
            <text:p>0.957918</text:p>
          </table:table-cell>
          <table:table-cell office:value-type="float" office:value="0.645935" calcext:value-type="float">
            <text:p>0.645935</text:p>
          </table:table-cell>
          <table:table-cell/>
        </table:table-row>
        <table:table-row table:style-name="ro1">
          <table:table-cell office:value-type="float" office:value="0.0894486" calcext:value-type="float">
            <text:p>0.0894486</text:p>
          </table:table-cell>
          <table:table-cell office:value-type="float" office:value="0.103534" calcext:value-type="float">
            <text:p>0.103534</text:p>
          </table:table-cell>
          <table:table-cell office:value-type="float" office:value="0.950932" calcext:value-type="float">
            <text:p>0.950932</text:p>
          </table:table-cell>
          <table:table-cell office:value-type="float" office:value="0.642039" calcext:value-type="float">
            <text:p>0.642039</text:p>
          </table:table-cell>
          <table:table-cell/>
        </table:table-row>
        <table:table-row table:style-name="ro1">
          <table:table-cell office:value-type="float" office:value="0.0900895" calcext:value-type="float">
            <text:p>0.0900895</text:p>
          </table:table-cell>
          <table:table-cell office:value-type="float" office:value="0.102802" calcext:value-type="float">
            <text:p>0.102802</text:p>
          </table:table-cell>
          <table:table-cell office:value-type="float" office:value="0.944513" calcext:value-type="float">
            <text:p>0.944513</text:p>
          </table:table-cell>
          <table:table-cell office:value-type="float" office:value="0.63879" calcext:value-type="float">
            <text:p>0.63879</text:p>
          </table:table-cell>
          <table:table-cell/>
        </table:table-row>
        <table:table-row table:style-name="ro1">
          <table:table-cell office:value-type="float" office:value="0.0904351" calcext:value-type="float">
            <text:p>0.0904351</text:p>
          </table:table-cell>
          <table:table-cell office:value-type="float" office:value="0.102189" calcext:value-type="float">
            <text:p>0.102189</text:p>
          </table:table-cell>
          <table:table-cell office:value-type="float" office:value="0.938246" calcext:value-type="float">
            <text:p>0.938246</text:p>
          </table:table-cell>
          <table:table-cell office:value-type="float" office:value="0.635316" calcext:value-type="float">
            <text:p>0.635316</text:p>
          </table:table-cell>
          <table:table-cell/>
        </table:table-row>
        <table:table-row table:style-name="ro1">
          <table:table-cell office:value-type="float" office:value="0.0903836" calcext:value-type="float">
            <text:p>0.0903836</text:p>
          </table:table-cell>
          <table:table-cell office:value-type="float" office:value="0.101477" calcext:value-type="float">
            <text:p>0.101477</text:p>
          </table:table-cell>
          <table:table-cell office:value-type="float" office:value="0.931323" calcext:value-type="float">
            <text:p>0.931323</text:p>
          </table:table-cell>
          <table:table-cell office:value-type="float" office:value="0.633466" calcext:value-type="float">
            <text:p>0.633466</text:p>
          </table:table-cell>
          <table:table-cell/>
        </table:table-row>
        <table:table-row table:style-name="ro1">
          <table:table-cell office:value-type="float" office:value="0.0900006" calcext:value-type="float">
            <text:p>0.0900006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629638" calcext:value-type="float">
            <text:p>0.629638</text:p>
          </table:table-cell>
          <table:table-cell/>
        </table:table-row>
        <table:table-row table:style-name="ro1">
          <table:table-cell office:value-type="float" office:value="0.0896307" calcext:value-type="float">
            <text:p>0.0896307</text:p>
          </table:table-cell>
          <table:table-cell office:value-type="float" office:value="0.101292" calcext:value-type="float">
            <text:p>0.101292</text:p>
          </table:table-cell>
          <table:table-cell office:value-type="float" office:value="0.917933" calcext:value-type="float">
            <text:p>0.917933</text:p>
          </table:table-cell>
          <table:table-cell office:value-type="float" office:value="0.627021" calcext:value-type="float">
            <text:p>0.627021</text:p>
          </table:table-cell>
          <table:table-cell/>
        </table:table-row>
        <table:table-row table:style-name="ro1">
          <table:table-cell office:value-type="float" office:value="0.0891007" calcext:value-type="float">
            <text:p>0.0891007</text:p>
          </table:table-cell>
          <table:table-cell office:value-type="float" office:value="0.10128" calcext:value-type="float">
            <text:p>0.10128</text:p>
          </table:table-cell>
          <table:table-cell office:value-type="float" office:value="0.911466" calcext:value-type="float">
            <text:p>0.911466</text:p>
          </table:table-cell>
          <table:table-cell office:value-type="float" office:value="0.623927" calcext:value-type="float">
            <text:p>0.623927</text:p>
          </table:table-cell>
          <table:table-cell/>
        </table:table-row>
        <table:table-row table:style-name="ro1">
          <table:table-cell office:value-type="float" office:value="0.0885614" calcext:value-type="float">
            <text:p>0.0885614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905127" calcext:value-type="float">
            <text:p>0.905127</text:p>
          </table:table-cell>
          <table:table-cell office:value-type="float" office:value="0.622723" calcext:value-type="float">
            <text:p>0.622723</text:p>
          </table:table-cell>
          <table:table-cell/>
        </table:table-row>
        <table:table-row table:style-name="ro1">
          <table:table-cell office:value-type="float" office:value="0.0881716" calcext:value-type="float">
            <text:p>0.0881716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899101" calcext:value-type="float">
            <text:p>0.899101</text:p>
          </table:table-cell>
          <table:table-cell office:value-type="float" office:value="0.623025" calcext:value-type="float">
            <text:p>0.623025</text:p>
          </table:table-cell>
          <table:table-cell/>
        </table:table-row>
        <table:table-row table:style-name="ro1">
          <table:table-cell office:value-type="float" office:value="0.0877415" calcext:value-type="float">
            <text:p>0.0877415</text:p>
          </table:table-cell>
          <table:table-cell office:value-type="float" office:value="0.0994138" calcext:value-type="float">
            <text:p>0.0994138</text:p>
          </table:table-cell>
          <table:table-cell office:value-type="float" office:value="0.893057" calcext:value-type="float">
            <text:p>0.893057</text:p>
          </table:table-cell>
          <table:table-cell office:value-type="float" office:value="0.624826" calcext:value-type="float">
            <text:p>0.624826</text:p>
          </table:table-cell>
          <table:table-cell/>
        </table:table-row>
        <table:table-row table:style-name="ro1">
          <table:table-cell office:value-type="float" office:value="0.0873693" calcext:value-type="float">
            <text:p>0.0873693</text:p>
          </table:table-cell>
          <table:table-cell office:value-type="float" office:value="0.0987551" calcext:value-type="float">
            <text:p>0.0987551</text:p>
          </table:table-cell>
          <table:table-cell office:value-type="float" office:value="0.887245" calcext:value-type="float">
            <text:p>0.887245</text:p>
          </table:table-cell>
          <table:table-cell office:value-type="float" office:value="0.624613" calcext:value-type="float">
            <text:p>0.624613</text:p>
          </table:table-cell>
          <table:table-cell/>
        </table:table-row>
        <table:table-row table:style-name="ro1">
          <table:table-cell office:value-type="float" office:value="0.0870567" calcext:value-type="float">
            <text:p>0.0870567</text:p>
          </table:table-cell>
          <table:table-cell office:value-type="float" office:value="0.0981037" calcext:value-type="float">
            <text:p>0.0981037</text:p>
          </table:table-cell>
          <table:table-cell office:value-type="float" office:value="0.881706" calcext:value-type="float">
            <text:p>0.881706</text:p>
          </table:table-cell>
          <table:table-cell office:value-type="float" office:value="0.624629" calcext:value-type="float">
            <text:p>0.624629</text:p>
          </table:table-cell>
          <table:table-cell/>
        </table:table-row>
        <table:table-row table:style-name="ro1">
          <table:table-cell office:value-type="float" office:value="0.0865311" calcext:value-type="float">
            <text:p>0.0865311</text:p>
          </table:table-cell>
          <table:table-cell office:value-type="float" office:value="0.0979313" calcext:value-type="float">
            <text:p>0.0979313</text:p>
          </table:table-cell>
          <table:table-cell office:value-type="float" office:value="0.876175" calcext:value-type="float">
            <text:p>0.876175</text:p>
          </table:table-cell>
          <table:table-cell office:value-type="float" office:value="0.621983" calcext:value-type="float">
            <text:p>0.621983</text:p>
          </table:table-cell>
          <table:table-cell/>
        </table:table-row>
        <table:table-row table:style-name="ro1">
          <table:table-cell office:value-type="float" office:value="0.0860043" calcext:value-type="float">
            <text:p>0.0860043</text:p>
          </table:table-cell>
          <table:table-cell office:value-type="float" office:value="0.0976133" calcext:value-type="float">
            <text:p>0.0976133</text:p>
          </table:table-cell>
          <table:table-cell office:value-type="float" office:value="0.870685" calcext:value-type="float">
            <text:p>0.870685</text:p>
          </table:table-cell>
          <table:table-cell office:value-type="float" office:value="0.620065" calcext:value-type="float">
            <text:p>0.620065</text:p>
          </table:table-cell>
          <table:table-cell/>
        </table:table-row>
        <table:table-row table:style-name="ro1">
          <table:table-cell office:value-type="float" office:value="0.0855046" calcext:value-type="float">
            <text:p>0.0855046</text:p>
          </table:table-cell>
          <table:table-cell office:value-type="float" office:value="0.0970095" calcext:value-type="float">
            <text:p>0.0970095</text:p>
          </table:table-cell>
          <table:table-cell office:value-type="float" office:value="0.865567" calcext:value-type="float">
            <text:p>0.865567</text:p>
          </table:table-cell>
          <table:table-cell office:value-type="float" office:value="0.619598" calcext:value-type="float">
            <text:p>0.619598</text:p>
          </table:table-cell>
          <table:table-cell/>
        </table:table-row>
        <table:table-row table:style-name="ro1">
          <table:table-cell office:value-type="float" office:value="0.0851354" calcext:value-type="float">
            <text:p>0.0851354</text:p>
          </table:table-cell>
          <table:table-cell office:value-type="float" office:value="0.0964025" calcext:value-type="float">
            <text:p>0.0964025</text:p>
          </table:table-cell>
          <table:table-cell office:value-type="float" office:value="0.861191" calcext:value-type="float">
            <text:p>0.861191</text:p>
          </table:table-cell>
          <table:table-cell office:value-type="float" office:value="0.619373" calcext:value-type="float">
            <text:p>0.619373</text:p>
          </table:table-cell>
          <table:table-cell/>
        </table:table-row>
        <table:table-row table:style-name="ro1">
          <table:table-cell office:value-type="float" office:value="0.0855654" calcext:value-type="float">
            <text:p>0.0855654</text:p>
          </table:table-cell>
          <table:table-cell office:value-type="float" office:value="0.0960021" calcext:value-type="float">
            <text:p>0.0960021</text:p>
          </table:table-cell>
          <table:table-cell office:value-type="float" office:value="0.858231" calcext:value-type="float">
            <text:p>0.858231</text:p>
          </table:table-cell>
          <table:table-cell office:value-type="float" office:value="0.620703" calcext:value-type="float">
            <text:p>0.620703</text:p>
          </table:table-cell>
          <table:table-cell/>
        </table:table-row>
        <table:table-row table:style-name="ro1">
          <table:table-cell office:value-type="float" office:value="0.0856377" calcext:value-type="float">
            <text:p>0.0856377</text:p>
          </table:table-cell>
          <table:table-cell office:value-type="float" office:value="0.0961646" calcext:value-type="float">
            <text:p>0.0961646</text:p>
          </table:table-cell>
          <table:table-cell office:value-type="float" office:value="0.853859" calcext:value-type="float">
            <text:p>0.853859</text:p>
          </table:table-cell>
          <table:table-cell office:value-type="float" office:value="0.624663" calcext:value-type="float">
            <text:p>0.624663</text:p>
          </table:table-cell>
          <table:table-cell/>
        </table:table-row>
        <table:table-row table:style-name="ro1">
          <table:table-cell office:value-type="float" office:value="0.0852758" calcext:value-type="float">
            <text:p>0.0852758</text:p>
          </table:table-cell>
          <table:table-cell office:value-type="float" office:value="0.0955839" calcext:value-type="float">
            <text:p>0.0955839</text:p>
          </table:table-cell>
          <table:table-cell office:value-type="float" office:value="0.849252" calcext:value-type="float">
            <text:p>0.849252</text:p>
          </table:table-cell>
          <table:table-cell office:value-type="float" office:value="0.623667" calcext:value-type="float">
            <text:p>0.623667</text:p>
          </table:table-cell>
          <table:table-cell/>
        </table:table-row>
        <table:table-row table:style-name="ro1">
          <table:table-cell office:value-type="float" office:value="0.0850368" calcext:value-type="float">
            <text:p>0.0850368</text:p>
          </table:table-cell>
          <table:table-cell office:value-type="float" office:value="0.0950981" calcext:value-type="float">
            <text:p>0.0950981</text:p>
          </table:table-cell>
          <table:table-cell office:value-type="float" office:value="0.845115" calcext:value-type="float">
            <text:p>0.845115</text:p>
          </table:table-cell>
          <table:table-cell office:value-type="float" office:value="0.623511" calcext:value-type="float">
            <text:p>0.623511</text:p>
          </table:table-cell>
          <table:table-cell/>
        </table:table-row>
        <table:table-row table:style-name="ro1">
          <table:table-cell office:value-type="float" office:value="0.0845747" calcext:value-type="float">
            <text:p>0.0845747</text:p>
          </table:table-cell>
          <table:table-cell office:value-type="float" office:value="0.0945393" calcext:value-type="float">
            <text:p>0.0945393</text:p>
          </table:table-cell>
          <table:table-cell office:value-type="float" office:value="0.840914" calcext:value-type="float">
            <text:p>0.840914</text:p>
          </table:table-cell>
          <table:table-cell office:value-type="float" office:value="0.622048" calcext:value-type="float">
            <text:p>0.622048</text:p>
          </table:table-cell>
          <table:table-cell/>
        </table:table-row>
        <table:table-row table:style-name="ro1">
          <table:table-cell office:value-type="float" office:value="0.084125" calcext:value-type="float">
            <text:p>0.084125</text:p>
          </table:table-cell>
          <table:table-cell office:value-type="float" office:value="0.0940734" calcext:value-type="float">
            <text:p>0.0940734</text:p>
          </table:table-cell>
          <table:table-cell office:value-type="float" office:value="0.837173" calcext:value-type="float">
            <text:p>0.837173</text:p>
          </table:table-cell>
          <table:table-cell office:value-type="float" office:value="0.621147" calcext:value-type="float">
            <text:p>0.621147</text:p>
          </table:table-cell>
          <table:table-cell/>
        </table:table-row>
        <table:table-row table:style-name="ro1">
          <table:table-cell office:value-type="float" office:value="0.0836704" calcext:value-type="float">
            <text:p>0.0836704</text:p>
          </table:table-cell>
          <table:table-cell office:value-type="float" office:value="0.0941945" calcext:value-type="float">
            <text:p>0.0941945</text:p>
          </table:table-cell>
          <table:table-cell office:value-type="float" office:value="0.83394" calcext:value-type="float">
            <text:p>0.83394</text:p>
          </table:table-cell>
          <table:table-cell office:value-type="float" office:value="0.62177" calcext:value-type="float">
            <text:p>0.62177</text:p>
          </table:table-cell>
          <table:table-cell/>
        </table:table-row>
        <table:table-row table:style-name="ro1">
          <table:table-cell office:value-type="float" office:value="0.0832621" calcext:value-type="float">
            <text:p>0.0832621</text:p>
          </table:table-cell>
          <table:table-cell office:value-type="float" office:value="0.0951182" calcext:value-type="float">
            <text:p>0.0951182</text:p>
          </table:table-cell>
          <table:table-cell office:value-type="float" office:value="0.830573" calcext:value-type="float">
            <text:p>0.830573</text:p>
          </table:table-cell>
          <table:table-cell office:value-type="float" office:value="0.624171" calcext:value-type="float">
            <text:p>0.624171</text:p>
          </table:table-cell>
          <table:table-cell/>
        </table:table-row>
        <table:table-row table:style-name="ro1">
          <table:table-cell office:value-type="float" office:value="0.0834758" calcext:value-type="float">
            <text:p>0.0834758</text:p>
          </table:table-cell>
          <table:table-cell office:value-type="float" office:value="0.0965471" calcext:value-type="float">
            <text:p>0.0965471</text:p>
          </table:table-cell>
          <table:table-cell office:value-type="float" office:value="0.828701" calcext:value-type="float">
            <text:p>0.828701</text:p>
          </table:table-cell>
          <table:table-cell office:value-type="float" office:value="0.626732" calcext:value-type="float">
            <text:p>0.626732</text:p>
          </table:table-cell>
          <table:table-cell/>
        </table:table-row>
        <table:table-row table:style-name="ro1">
          <table:table-cell office:value-type="float" office:value="0.0837558" calcext:value-type="float">
            <text:p>0.0837558</text:p>
          </table:table-cell>
          <table:table-cell office:value-type="float" office:value="0.0988733" calcext:value-type="float">
            <text:p>0.0988733</text:p>
          </table:table-cell>
          <table:table-cell office:value-type="float" office:value="0.826096" calcext:value-type="float">
            <text:p>0.826096</text:p>
          </table:table-cell>
          <table:table-cell office:value-type="float" office:value="0.630705" calcext:value-type="float">
            <text:p>0.630705</text:p>
          </table:table-cell>
          <table:table-cell/>
        </table:table-row>
        <table:table-row table:style-name="ro1">
          <table:table-cell office:value-type="float" office:value="0.0847055" calcext:value-type="float">
            <text:p>0.0847055</text:p>
          </table:table-cell>
          <table:table-cell office:value-type="float" office:value="0.100226" calcext:value-type="float">
            <text:p>0.100226</text:p>
          </table:table-cell>
          <table:table-cell office:value-type="float" office:value="0.824388" calcext:value-type="float">
            <text:p>0.824388</text:p>
          </table:table-cell>
          <table:table-cell office:value-type="float" office:value="0.631997" calcext:value-type="float">
            <text:p>0.631997</text:p>
          </table:table-cell>
          <table:table-cell/>
        </table:table-row>
        <table:table-row table:style-name="ro1">
          <table:table-cell office:value-type="float" office:value="0.0854563" calcext:value-type="float">
            <text:p>0.0854563</text:p>
          </table:table-cell>
          <table:table-cell office:value-type="float" office:value="0.102632" calcext:value-type="float">
            <text:p>0.102632</text:p>
          </table:table-cell>
          <table:table-cell office:value-type="float" office:value="0.821444" calcext:value-type="float">
            <text:p>0.821444</text:p>
          </table:table-cell>
          <table:table-cell office:value-type="float" office:value="0.63527" calcext:value-type="float">
            <text:p>0.63527</text:p>
          </table:table-cell>
          <table:table-cell/>
        </table:table-row>
        <table:table-row table:style-name="ro1">
          <table:table-cell office:value-type="float" office:value="0.0862829" calcext:value-type="float">
            <text:p>0.0862829</text:p>
          </table:table-cell>
          <table:table-cell office:value-type="float" office:value="0.103834" calcext:value-type="float">
            <text:p>0.103834</text:p>
          </table:table-cell>
          <table:table-cell office:value-type="float" office:value="0.81882" calcext:value-type="float">
            <text:p>0.81882</text:p>
          </table:table-cell>
          <table:table-cell office:value-type="float" office:value="0.6356" calcext:value-type="float">
            <text:p>0.6356</text:p>
          </table:table-cell>
          <table:table-cell/>
        </table:table-row>
        <table:table-row table:style-name="ro1">
          <table:table-cell office:value-type="float" office:value="0.0871789" calcext:value-type="float">
            <text:p>0.0871789</text:p>
          </table:table-cell>
          <table:table-cell office:value-type="float" office:value="0.10485" calcext:value-type="float">
            <text:p>0.10485</text:p>
          </table:table-cell>
          <table:table-cell office:value-type="float" office:value="0.816741" calcext:value-type="float">
            <text:p>0.816741</text:p>
          </table:table-cell>
          <table:table-cell office:value-type="float" office:value="0.634943" calcext:value-type="float">
            <text:p>0.634943</text:p>
          </table:table-cell>
          <table:table-cell/>
        </table:table-row>
        <table:table-row table:style-name="ro1">
          <table:table-cell office:value-type="float" office:value="0.0877953" calcext:value-type="float">
            <text:p>0.0877953</text:p>
          </table:table-cell>
          <table:table-cell office:value-type="float" office:value="0.104742" calcext:value-type="float">
            <text:p>0.104742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632362" calcext:value-type="float">
            <text:p>0.632362</text:p>
          </table:table-cell>
          <table:table-cell/>
        </table:table-row>
        <table:table-row table:style-name="ro1">
          <table:table-cell office:value-type="float" office:value="0.088124" calcext:value-type="float">
            <text:p>0.088124</text:p>
          </table:table-cell>
          <table:table-cell office:value-type="float" office:value="0.105" calcext:value-type="float">
            <text:p>0.105</text:p>
          </table:table-cell>
          <table:table-cell office:value-type="float" office:value="0.811322" calcext:value-type="float">
            <text:p>0.811322</text:p>
          </table:table-cell>
          <table:table-cell office:value-type="float" office:value="0.630847" calcext:value-type="float">
            <text:p>0.630847</text:p>
          </table:table-cell>
          <table:table-cell/>
        </table:table-row>
        <table:table-row table:style-name="ro1">
          <table:table-cell office:value-type="float" office:value="0.0885514" calcext:value-type="float">
            <text:p>0.0885514</text:p>
          </table:table-cell>
          <table:table-cell office:value-type="float" office:value="0.104598" calcext:value-type="float">
            <text:p>0.104598</text:p>
          </table:table-cell>
          <table:table-cell office:value-type="float" office:value="0.808405" calcext:value-type="float">
            <text:p>0.808405</text:p>
          </table:table-cell>
          <table:table-cell office:value-type="float" office:value="0.628046" calcext:value-type="float">
            <text:p>0.628046</text:p>
          </table:table-cell>
          <table:table-cell/>
        </table:table-row>
        <table:table-row table:style-name="ro1">
          <table:table-cell office:value-type="float" office:value="0.088893" calcext:value-type="float">
            <text:p>0.088893</text:p>
          </table:table-cell>
          <table:table-cell office:value-type="float" office:value="0.104147" calcext:value-type="float">
            <text:p>0.104147</text:p>
          </table:table-cell>
          <table:table-cell office:value-type="float" office:value="0.805488" calcext:value-type="float">
            <text:p>0.805488</text:p>
          </table:table-cell>
          <table:table-cell office:value-type="float" office:value="0.625203" calcext:value-type="float">
            <text:p>0.625203</text:p>
          </table:table-cell>
          <table:table-cell/>
        </table:table-row>
        <table:table-row table:style-name="ro1">
          <table:table-cell office:value-type="float" office:value="0.0893383" calcext:value-type="float">
            <text:p>0.0893383</text:p>
          </table:table-cell>
          <table:table-cell office:value-type="float" office:value="0.103657" calcext:value-type="float">
            <text:p>0.103657</text:p>
          </table:table-cell>
          <table:table-cell office:value-type="float" office:value="0.803107" calcext:value-type="float">
            <text:p>0.803107</text:p>
          </table:table-cell>
          <table:table-cell office:value-type="float" office:value="0.62224" calcext:value-type="float">
            <text:p>0.62224</text:p>
          </table:table-cell>
          <table:table-cell/>
        </table:table-row>
        <table:table-row table:style-name="ro1">
          <table:table-cell office:value-type="float" office:value="0.0891586" calcext:value-type="float">
            <text:p>0.0891586</text:p>
          </table:table-cell>
          <table:table-cell office:value-type="float" office:value="0.103324" calcext:value-type="float">
            <text:p>0.103324</text:p>
          </table:table-cell>
          <table:table-cell office:value-type="float" office:value="0.799197" calcext:value-type="float">
            <text:p>0.799197</text:p>
          </table:table-cell>
          <table:table-cell office:value-type="float" office:value="0.620439" calcext:value-type="float">
            <text:p>0.620439</text:p>
          </table:table-cell>
          <table:table-cell/>
        </table:table-row>
        <table:table-row table:style-name="ro1">
          <table:table-cell office:value-type="float" office:value="0.0895041" calcext:value-type="float">
            <text:p>0.0895041</text:p>
          </table:table-cell>
          <table:table-cell office:value-type="float" office:value="0.102902" calcext:value-type="float">
            <text:p>0.102902</text:p>
          </table:table-cell>
          <table:table-cell office:value-type="float" office:value="0.795896" calcext:value-type="float">
            <text:p>0.795896</text:p>
          </table:table-cell>
          <table:table-cell office:value-type="float" office:value="0.618217" calcext:value-type="float">
            <text:p>0.618217</text:p>
          </table:table-cell>
          <table:table-cell/>
        </table:table-row>
        <table:table-row table:style-name="ro1">
          <table:table-cell office:value-type="float" office:value="0.0900378" calcext:value-type="float">
            <text:p>0.0900378</text:p>
          </table:table-cell>
          <table:table-cell office:value-type="float" office:value="0.102543" calcext:value-type="float">
            <text:p>0.102543</text:p>
          </table:table-cell>
          <table:table-cell office:value-type="float" office:value="0.793727" calcext:value-type="float">
            <text:p>0.793727</text:p>
          </table:table-cell>
          <table:table-cell office:value-type="float" office:value="0.61572" calcext:value-type="float">
            <text:p>0.61572</text:p>
          </table:table-cell>
          <table:table-cell/>
        </table:table-row>
        <table:table-row table:style-name="ro1">
          <table:table-cell office:value-type="float" office:value="0.090279" calcext:value-type="float">
            <text:p>0.090279</text:p>
          </table:table-cell>
          <table:table-cell office:value-type="float" office:value="0.102084" calcext:value-type="float">
            <text:p>0.102084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612724" calcext:value-type="float">
            <text:p>0.612724</text:p>
          </table:table-cell>
          <table:table-cell/>
        </table:table-row>
        <table:table-row table:style-name="ro1">
          <table:table-cell office:value-type="float" office:value="0.0902255" calcext:value-type="float">
            <text:p>0.0902255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78799" calcext:value-type="float">
            <text:p>0.78799</text:p>
          </table:table-cell>
          <table:table-cell office:value-type="float" office:value="0.610399" calcext:value-type="float">
            <text:p>0.610399</text:p>
          </table:table-cell>
          <table:table-cell/>
        </table:table-row>
        <table:table-row table:style-name="ro1">
          <table:table-cell office:value-type="float" office:value="0.0905395" calcext:value-type="float">
            <text:p>0.0905395</text:p>
          </table:table-cell>
          <table:table-cell office:value-type="float" office:value="0.101116" calcext:value-type="float">
            <text:p>0.101116</text:p>
          </table:table-cell>
          <table:table-cell office:value-type="float" office:value="0.785141" calcext:value-type="float">
            <text:p>0.785141</text:p>
          </table:table-cell>
          <table:table-cell office:value-type="float" office:value="0.607852" calcext:value-type="float">
            <text:p>0.607852</text:p>
          </table:table-cell>
          <table:table-cell/>
        </table:table-row>
        <table:table-row table:style-name="ro1">
          <table:table-cell office:value-type="float" office:value="0.091096" calcext:value-type="float">
            <text:p>0.091096</text:p>
          </table:table-cell>
          <table:table-cell office:value-type="float" office:value="0.100721" calcext:value-type="float">
            <text:p>0.100721</text:p>
          </table:table-cell>
          <table:table-cell office:value-type="float" office:value="0.782364" calcext:value-type="float">
            <text:p>0.782364</text:p>
          </table:table-cell>
          <table:table-cell office:value-type="float" office:value="0.606004" calcext:value-type="float">
            <text:p>0.606004</text:p>
          </table:table-cell>
          <table:table-cell/>
        </table:table-row>
        <table:table-row table:style-name="ro1">
          <table:table-cell office:value-type="float" office:value="0.0914564" calcext:value-type="float">
            <text:p>0.0914564</text:p>
          </table:table-cell>
          <table:table-cell office:value-type="float" office:value="0.100391" calcext:value-type="float">
            <text:p>0.100391</text:p>
          </table:table-cell>
          <table:table-cell office:value-type="float" office:value="0.779882" calcext:value-type="float">
            <text:p>0.779882</text:p>
          </table:table-cell>
          <table:table-cell office:value-type="float" office:value="0.603977" calcext:value-type="float">
            <text:p>0.603977</text:p>
          </table:table-cell>
          <table:table-cell/>
        </table:table-row>
        <table:table-row table:style-name="ro1">
          <table:table-cell office:value-type="float" office:value="0.0917999" calcext:value-type="float">
            <text:p>0.0917999</text:p>
          </table:table-cell>
          <table:table-cell office:value-type="float" office:value="0.100234" calcext:value-type="float">
            <text:p>0.100234</text:p>
          </table:table-cell>
          <table:table-cell office:value-type="float" office:value="0.777475" calcext:value-type="float">
            <text:p>0.777475</text:p>
          </table:table-cell>
          <table:table-cell office:value-type="float" office:value="0.60223" calcext:value-type="float">
            <text:p>0.60223</text:p>
          </table:table-cell>
          <table:table-cell/>
        </table:table-row>
        <table:table-row table:style-name="ro1">
          <table:table-cell office:value-type="float" office:value="0.0922162" calcext:value-type="float">
            <text:p>0.0922162</text:p>
          </table:table-cell>
          <table:table-cell office:value-type="float" office:value="0.0998031" calcext:value-type="float">
            <text:p>0.0998031</text:p>
          </table:table-cell>
          <table:table-cell office:value-type="float" office:value="0.77541" calcext:value-type="float">
            <text:p>0.77541</text:p>
          </table:table-cell>
          <table:table-cell office:value-type="float" office:value="0.599667" calcext:value-type="float">
            <text:p>0.599667</text:p>
          </table:table-cell>
          <table:table-cell/>
        </table:table-row>
        <table:table-row table:style-name="ro1">
          <table:table-cell office:value-type="float" office:value="0.0926538" calcext:value-type="float">
            <text:p>0.0926538</text:p>
          </table:table-cell>
          <table:table-cell office:value-type="float" office:value="0.099557" calcext:value-type="float">
            <text:p>0.099557</text:p>
          </table:table-cell>
          <table:table-cell office:value-type="float" office:value="0.772844" calcext:value-type="float">
            <text:p>0.772844</text:p>
          </table:table-cell>
          <table:table-cell office:value-type="float" office:value="0.597851" calcext:value-type="float">
            <text:p>0.597851</text:p>
          </table:table-cell>
          <table:table-cell/>
        </table:table-row>
        <table:table-row table:style-name="ro1">
          <table:table-cell office:value-type="float" office:value="0.092849" calcext:value-type="float">
            <text:p>0.092849</text:p>
          </table:table-cell>
          <table:table-cell office:value-type="float" office:value="0.0991127" calcext:value-type="float">
            <text:p>0.0991127</text:p>
          </table:table-cell>
          <table:table-cell office:value-type="float" office:value="0.770331" calcext:value-type="float">
            <text:p>0.770331</text:p>
          </table:table-cell>
          <table:table-cell office:value-type="float" office:value="0.595277" calcext:value-type="float">
            <text:p>0.595277</text:p>
          </table:table-cell>
          <table:table-cell/>
        </table:table-row>
        <table:table-row table:style-name="ro1">
          <table:table-cell office:value-type="float" office:value="0.0929483" calcext:value-type="float">
            <text:p>0.0929483</text:p>
          </table:table-cell>
          <table:table-cell office:value-type="float" office:value="0.0987338" calcext:value-type="float">
            <text:p>0.0987338</text:p>
          </table:table-cell>
          <table:table-cell office:value-type="float" office:value="0.767622" calcext:value-type="float">
            <text:p>0.767622</text:p>
          </table:table-cell>
          <table:table-cell office:value-type="float" office:value="0.592995" calcext:value-type="float">
            <text:p>0.592995</text:p>
          </table:table-cell>
          <table:table-cell/>
        </table:table-row>
        <table:table-row table:style-name="ro1">
          <table:table-cell office:value-type="float" office:value="0.0926177" calcext:value-type="float">
            <text:p>0.0926177</text:p>
          </table:table-cell>
          <table:table-cell office:value-type="float" office:value="0.0983252" calcext:value-type="float">
            <text:p>0.0983252</text:p>
          </table:table-cell>
          <table:table-cell office:value-type="float" office:value="0.764649" calcext:value-type="float">
            <text:p>0.764649</text:p>
          </table:table-cell>
          <table:table-cell office:value-type="float" office:value="0.590367" calcext:value-type="float">
            <text:p>0.590367</text:p>
          </table:table-cell>
          <table:table-cell/>
        </table:table-row>
        <table:table-row table:style-name="ro1">
          <table:table-cell office:value-type="float" office:value="0.0923138" calcext:value-type="float">
            <text:p>0.0923138</text:p>
          </table:table-cell>
          <table:table-cell office:value-type="float" office:value="0.0978952" calcext:value-type="float">
            <text:p>0.0978952</text:p>
          </table:table-cell>
          <table:table-cell office:value-type="float" office:value="0.761881" calcext:value-type="float">
            <text:p>0.761881</text:p>
          </table:table-cell>
          <table:table-cell office:value-type="float" office:value="0.587817" calcext:value-type="float">
            <text:p>0.587817</text:p>
          </table:table-cell>
          <table:table-cell/>
        </table:table-row>
        <table:table-row table:style-name="ro1">
          <table:table-cell office:value-type="float" office:value="0.0923743" calcext:value-type="float">
            <text:p>0.0923743</text:p>
          </table:table-cell>
          <table:table-cell office:value-type="float" office:value="0.0974717" calcext:value-type="float">
            <text:p>0.0974717</text:p>
          </table:table-cell>
          <table:table-cell office:value-type="float" office:value="0.76008" calcext:value-type="float">
            <text:p>0.76008</text:p>
          </table:table-cell>
          <table:table-cell office:value-type="float" office:value="0.58527" calcext:value-type="float">
            <text:p>0.58527</text:p>
          </table:table-cell>
          <table:table-cell/>
        </table:table-row>
        <table:table-row table:style-name="ro1">
          <table:table-cell office:value-type="float" office:value="0.0922528" calcext:value-type="float">
            <text:p>0.0922528</text:p>
          </table:table-cell>
          <table:table-cell office:value-type="float" office:value="0.0972548" calcext:value-type="float">
            <text:p>0.0972548</text:p>
          </table:table-cell>
          <table:table-cell office:value-type="float" office:value="0.756875" calcext:value-type="float">
            <text:p>0.756875</text:p>
          </table:table-cell>
          <table:table-cell office:value-type="float" office:value="0.584371" calcext:value-type="float">
            <text:p>0.584371</text:p>
          </table:table-cell>
          <table:table-cell/>
        </table:table-row>
        <table:table-row table:style-name="ro1">
          <table:table-cell office:value-type="float" office:value="0.0926711" calcext:value-type="float">
            <text:p>0.0926711</text:p>
          </table:table-cell>
          <table:table-cell office:value-type="float" office:value="0.0972796" calcext:value-type="float">
            <text:p>0.0972796</text:p>
          </table:table-cell>
          <table:table-cell office:value-type="float" office:value="0.754302" calcext:value-type="float">
            <text:p>0.754302</text:p>
          </table:table-cell>
          <table:table-cell office:value-type="float" office:value="0.583426" calcext:value-type="float">
            <text:p>0.583426</text:p>
          </table:table-cell>
          <table:table-cell/>
        </table:table-row>
        <table:table-row table:style-name="ro1">
          <table:table-cell office:value-type="float" office:value="0.0932661" calcext:value-type="float">
            <text:p>0.0932661</text:p>
          </table:table-cell>
          <table:table-cell office:value-type="float" office:value="0.0977818" calcext:value-type="float">
            <text:p>0.0977818</text:p>
          </table:table-cell>
          <table:table-cell office:value-type="float" office:value="0.752017" calcext:value-type="float">
            <text:p>0.752017</text:p>
          </table:table-cell>
          <table:table-cell office:value-type="float" office:value="0.582847" calcext:value-type="float">
            <text:p>0.582847</text:p>
          </table:table-cell>
          <table:table-cell/>
        </table:table-row>
        <table:table-row table:style-name="ro1">
          <table:table-cell office:value-type="float" office:value="0.0935357" calcext:value-type="float">
            <text:p>0.0935357</text:p>
          </table:table-cell>
          <table:table-cell office:value-type="float" office:value="0.0979049" calcext:value-type="float">
            <text:p>0.0979049</text:p>
          </table:table-cell>
          <table:table-cell office:value-type="float" office:value="0.749705" calcext:value-type="float">
            <text:p>0.749705</text:p>
          </table:table-cell>
          <table:table-cell office:value-type="float" office:value="0.581062" calcext:value-type="float">
            <text:p>0.581062</text:p>
          </table:table-cell>
          <table:table-cell/>
        </table:table-row>
        <table:table-row table:style-name="ro1">
          <table:table-cell office:value-type="float" office:value="0.0938799" calcext:value-type="float">
            <text:p>0.0938799</text:p>
          </table:table-cell>
          <table:table-cell office:value-type="float" office:value="0.0982835" calcext:value-type="float">
            <text:p>0.0982835</text:p>
          </table:table-cell>
          <table:table-cell office:value-type="float" office:value="0.747738" calcext:value-type="float">
            <text:p>0.747738</text:p>
          </table:table-cell>
          <table:table-cell office:value-type="float" office:value="0.579222" calcext:value-type="float">
            <text:p>0.579222</text:p>
          </table:table-cell>
          <table:table-cell/>
        </table:table-row>
        <table:table-row table:style-name="ro1">
          <table:table-cell office:value-type="float" office:value="0.0941847" calcext:value-type="float">
            <text:p>0.0941847</text:p>
          </table:table-cell>
          <table:table-cell office:value-type="float" office:value="0.0987901" calcext:value-type="float">
            <text:p>0.0987901</text:p>
          </table:table-cell>
          <table:table-cell office:value-type="float" office:value="0.746088" calcext:value-type="float">
            <text:p>0.746088</text:p>
          </table:table-cell>
          <table:table-cell office:value-type="float" office:value="0.577141" calcext:value-type="float">
            <text:p>0.577141</text:p>
          </table:table-cell>
          <table:table-cell/>
        </table:table-row>
        <table:table-row table:style-name="ro1">
          <table:table-cell office:value-type="float" office:value="0.0946037" calcext:value-type="float">
            <text:p>0.0946037</text:p>
          </table:table-cell>
          <table:table-cell office:value-type="float" office:value="0.0998018" calcext:value-type="float">
            <text:p>0.0998018</text:p>
          </table:table-cell>
          <table:table-cell office:value-type="float" office:value="0.744098" calcext:value-type="float">
            <text:p>0.744098</text:p>
          </table:table-cell>
          <table:table-cell office:value-type="float" office:value="0.575629" calcext:value-type="float">
            <text:p>0.575629</text:p>
          </table:table-cell>
          <table:table-cell/>
        </table:table-row>
        <table:table-row table:style-name="ro1">
          <table:table-cell office:value-type="float" office:value="0.0947092" calcext:value-type="float">
            <text:p>0.0947092</text:p>
          </table:table-cell>
          <table:table-cell office:value-type="float" office:value="0.100177" calcext:value-type="float">
            <text:p>0.100177</text:p>
          </table:table-cell>
          <table:table-cell office:value-type="float" office:value="0.741975" calcext:value-type="float">
            <text:p>0.741975</text:p>
          </table:table-cell>
          <table:table-cell office:value-type="float" office:value="0.573382" calcext:value-type="float">
            <text:p>0.573382</text:p>
          </table:table-cell>
          <table:table-cell/>
        </table:table-row>
        <table:table-row table:style-name="ro1">
          <table:table-cell office:value-type="float" office:value="0.0946989" calcext:value-type="float">
            <text:p>0.0946989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739059" calcext:value-type="float">
            <text:p>0.739059</text:p>
          </table:table-cell>
          <table:table-cell office:value-type="float" office:value="0.57223" calcext:value-type="float">
            <text:p>0.57223</text:p>
          </table:table-cell>
          <table:table-cell/>
        </table:table-row>
        <table:table-row table:style-name="ro1">
          <table:table-cell office:value-type="float" office:value="0.0943266" calcext:value-type="float">
            <text:p>0.0943266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736098" calcext:value-type="float">
            <text:p>0.736098</text:p>
          </table:table-cell>
          <table:table-cell office:value-type="float" office:value="0.569957" calcext:value-type="float">
            <text:p>0.569957</text:p>
          </table:table-cell>
          <table:table-cell/>
        </table:table-row>
        <table:table-row table:style-name="ro1">
          <table:table-cell office:value-type="float" office:value="0.0939943" calcext:value-type="float">
            <text:p>0.0939943</text:p>
          </table:table-cell>
          <table:table-cell office:value-type="float" office:value="0.100644" calcext:value-type="float">
            <text:p>0.100644</text:p>
          </table:table-cell>
          <table:table-cell office:value-type="float" office:value="0.733473" calcext:value-type="float">
            <text:p>0.733473</text:p>
          </table:table-cell>
          <table:table-cell office:value-type="float" office:value="0.567844" calcext:value-type="float">
            <text:p>0.567844</text:p>
          </table:table-cell>
          <table:table-cell/>
        </table:table-row>
        <table:table-row table:style-name="ro1">
          <table:table-cell office:value-type="float" office:value="0.0937295" calcext:value-type="float">
            <text:p>0.0937295</text:p>
          </table:table-cell>
          <table:table-cell office:value-type="float" office:value="0.100295" calcext:value-type="float">
            <text:p>0.100295</text:p>
          </table:table-cell>
          <table:table-cell office:value-type="float" office:value="0.73065" calcext:value-type="float">
            <text:p>0.73065</text:p>
          </table:table-cell>
          <table:table-cell office:value-type="float" office:value="0.566348" calcext:value-type="float">
            <text:p>0.566348</text:p>
          </table:table-cell>
          <table:table-cell/>
        </table:table-row>
        <table:table-row table:style-name="ro1">
          <table:table-cell office:value-type="float" office:value="0.0934706" calcext:value-type="float">
            <text:p>0.0934706</text:p>
          </table:table-cell>
          <table:table-cell office:value-type="float" office:value="0.0999534" calcext:value-type="float">
            <text:p>0.099953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564836" calcext:value-type="float">
            <text:p>0.564836</text:p>
          </table:table-cell>
          <table:table-cell/>
        </table:table-row>
        <table:table-row table:style-name="ro1">
          <table:table-cell office:value-type="float" office:value="0.0931102" calcext:value-type="float">
            <text:p>0.0931102</text:p>
          </table:table-cell>
          <table:table-cell office:value-type="float" office:value="0.0995946" calcext:value-type="float">
            <text:p>0.0995946</text:p>
          </table:table-cell>
          <table:table-cell office:value-type="float" office:value="0.725703" calcext:value-type="float">
            <text:p>0.725703</text:p>
          </table:table-cell>
          <table:table-cell office:value-type="float" office:value="0.563588" calcext:value-type="float">
            <text:p>0.563588</text:p>
          </table:table-cell>
          <table:table-cell/>
        </table:table-row>
        <table:table-row table:style-name="ro1">
          <table:table-cell office:value-type="float" office:value="0.0927643" calcext:value-type="float">
            <text:p>0.0927643</text:p>
          </table:table-cell>
          <table:table-cell office:value-type="float" office:value="0.0994007" calcext:value-type="float">
            <text:p>0.0994007</text:p>
          </table:table-cell>
          <table:table-cell office:value-type="float" office:value="0.723023" calcext:value-type="float">
            <text:p>0.723023</text:p>
          </table:table-cell>
          <table:table-cell office:value-type="float" office:value="0.561442" calcext:value-type="float">
            <text:p>0.561442</text:p>
          </table:table-cell>
          <table:table-cell/>
        </table:table-row>
        <table:table-row table:style-name="ro1">
          <table:table-cell office:value-type="float" office:value="0.0924656" calcext:value-type="float">
            <text:p>0.0924656</text:p>
          </table:table-cell>
          <table:table-cell office:value-type="float" office:value="0.0994852" calcext:value-type="float">
            <text:p>0.0994852</text:p>
          </table:table-cell>
          <table:table-cell office:value-type="float" office:value="0.720972" calcext:value-type="float">
            <text:p>0.720972</text:p>
          </table:table-cell>
          <table:table-cell office:value-type="float" office:value="0.559303" calcext:value-type="float">
            <text:p>0.559303</text:p>
          </table:table-cell>
          <table:table-cell/>
        </table:table-row>
        <table:table-row table:style-name="ro1">
          <table:table-cell office:value-type="float" office:value="0.092375" calcext:value-type="float">
            <text:p>0.092375</text:p>
          </table:table-cell>
          <table:table-cell office:value-type="float" office:value="0.0996311" calcext:value-type="float">
            <text:p>0.0996311</text:p>
          </table:table-cell>
          <table:table-cell office:value-type="float" office:value="0.719206" calcext:value-type="float">
            <text:p>0.719206</text:p>
          </table:table-cell>
          <table:table-cell office:value-type="float" office:value="0.557181" calcext:value-type="float">
            <text:p>0.557181</text:p>
          </table:table-cell>
          <table:table-cell/>
        </table:table-row>
        <table:table-row table:style-name="ro1">
          <table:table-cell office:value-type="float" office:value="0.0920974" calcext:value-type="float">
            <text:p>0.0920974</text:p>
          </table:table-cell>
          <table:table-cell office:value-type="float" office:value="0.0994445" calcext:value-type="float">
            <text:p>0.0994445</text:p>
          </table:table-cell>
          <table:table-cell office:value-type="float" office:value="0.717173" calcext:value-type="float">
            <text:p>0.717173</text:p>
          </table:table-cell>
          <table:table-cell office:value-type="float" office:value="0.555389" calcext:value-type="float">
            <text:p>0.555389</text:p>
          </table:table-cell>
          <table:table-cell/>
        </table:table-row>
        <table:table-row table:style-name="ro1">
          <table:table-cell office:value-type="float" office:value="0.0918418" calcext:value-type="float">
            <text:p>0.0918418</text:p>
          </table:table-cell>
          <table:table-cell office:value-type="float" office:value="0.0995089" calcext:value-type="float">
            <text:p>0.0995089</text:p>
          </table:table-cell>
          <table:table-cell office:value-type="float" office:value="0.714874" calcext:value-type="float">
            <text:p>0.714874</text:p>
          </table:table-cell>
          <table:table-cell office:value-type="float" office:value="0.553314" calcext:value-type="float">
            <text:p>0.553314</text:p>
          </table:table-cell>
          <table:table-cell/>
        </table:table-row>
        <table:table-row table:style-name="ro1">
          <table:table-cell office:value-type="float" office:value="0.0917244" calcext:value-type="float">
            <text:p>0.0917244</text:p>
          </table:table-cell>
          <table:table-cell office:value-type="float" office:value="0.0997014" calcext:value-type="float">
            <text:p>0.0997014</text:p>
          </table:table-cell>
          <table:table-cell office:value-type="float" office:value="0.713024" calcext:value-type="float">
            <text:p>0.713024</text:p>
          </table:table-cell>
          <table:table-cell office:value-type="float" office:value="0.551294" calcext:value-type="float">
            <text:p>0.551294</text:p>
          </table:table-cell>
          <table:table-cell/>
        </table:table-row>
        <table:table-row table:style-name="ro1">
          <table:table-cell office:value-type="float" office:value="0.0917266" calcext:value-type="float">
            <text:p>0.0917266</text:p>
          </table:table-cell>
          <table:table-cell office:value-type="float" office:value="0.0997981" calcext:value-type="float">
            <text:p>0.0997981</text:p>
          </table:table-cell>
          <table:table-cell office:value-type="float" office:value="0.711151" calcext:value-type="float">
            <text:p>0.711151</text:p>
          </table:table-cell>
          <table:table-cell office:value-type="float" office:value="0.549314" calcext:value-type="float">
            <text:p>0.549314</text:p>
          </table:table-cell>
          <table:table-cell/>
        </table:table-row>
        <table:table-row table:style-name="ro1">
          <table:table-cell office:value-type="float" office:value="0.0915267" calcext:value-type="float">
            <text:p>0.0915267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709168" calcext:value-type="float">
            <text:p>0.709168</text:p>
          </table:table-cell>
          <table:table-cell office:value-type="float" office:value="0.547491" calcext:value-type="float">
            <text:p>0.547491</text:p>
          </table:table-cell>
          <table:table-cell/>
        </table:table-row>
        <table:table-row table:style-name="ro1">
          <table:table-cell office:value-type="float" office:value="0.0913316" calcext:value-type="float">
            <text:p>0.0913316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706898" calcext:value-type="float">
            <text:p>0.706898</text:p>
          </table:table-cell>
          <table:table-cell office:value-type="float" office:value="0.545574" calcext:value-type="float">
            <text:p>0.545574</text:p>
          </table:table-cell>
          <table:table-cell/>
        </table:table-row>
        <table:table-row table:style-name="ro1">
          <table:table-cell office:value-type="float" office:value="0.0910068" calcext:value-type="float">
            <text:p>0.0910068</text:p>
          </table:table-cell>
          <table:table-cell office:value-type="float" office:value="0.0999284" calcext:value-type="float">
            <text:p>0.0999284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544338" calcext:value-type="float">
            <text:p>0.544338</text:p>
          </table:table-cell>
          <table:table-cell/>
        </table:table-row>
        <table:table-row table:style-name="ro1">
          <table:table-cell office:value-type="float" office:value="0.0906825" calcext:value-type="float">
            <text:p>0.0906825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701957" calcext:value-type="float">
            <text:p>0.701957</text:p>
          </table:table-cell>
          <table:table-cell office:value-type="float" office:value="0.542424" calcext:value-type="float">
            <text:p>0.542424</text:p>
          </table:table-cell>
          <table:table-cell/>
        </table:table-row>
        <table:table-row table:style-name="ro1">
          <table:table-cell office:value-type="float" office:value="0.090366" calcext:value-type="float">
            <text:p>0.090366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699491" calcext:value-type="float">
            <text:p>0.699491</text:p>
          </table:table-cell>
          <table:table-cell office:value-type="float" office:value="0.540883" calcext:value-type="float">
            <text:p>0.540883</text:p>
          </table:table-cell>
          <table:table-cell/>
        </table:table-row>
        <table:table-row table:style-name="ro1">
          <table:table-cell office:value-type="float" office:value="0.0900473" calcext:value-type="float">
            <text:p>0.0900473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697169" calcext:value-type="float">
            <text:p>0.697169</text:p>
          </table:table-cell>
          <table:table-cell office:value-type="float" office:value="0.539641" calcext:value-type="float">
            <text:p>0.539641</text:p>
          </table:table-cell>
          <table:table-cell/>
        </table:table-row>
        <table:table-row table:style-name="ro1">
          <table:table-cell office:value-type="float" office:value="0.0897641" calcext:value-type="float">
            <text:p>0.0897641</text:p>
          </table:table-cell>
          <table:table-cell office:value-type="float" office:value="0.0996819" calcext:value-type="float">
            <text:p>0.0996819</text:p>
          </table:table-cell>
          <table:table-cell office:value-type="float" office:value="0.694796" calcext:value-type="float">
            <text:p>0.694796</text:p>
          </table:table-cell>
          <table:table-cell office:value-type="float" office:value="0.539661" calcext:value-type="float">
            <text:p>0.539661</text:p>
          </table:table-cell>
          <table:table-cell/>
        </table:table-row>
        <table:table-row table:style-name="ro1">
          <table:table-cell office:value-type="float" office:value="0.0895281" calcext:value-type="float">
            <text:p>0.0895281</text:p>
          </table:table-cell>
          <table:table-cell office:value-type="float" office:value="0.0993377" calcext:value-type="float">
            <text:p>0.0993377</text:p>
          </table:table-cell>
          <table:table-cell office:value-type="float" office:value="0.692381" calcext:value-type="float">
            <text:p>0.692381</text:p>
          </table:table-cell>
          <table:table-cell office:value-type="float" office:value="0.53966" calcext:value-type="float">
            <text:p>0.53966</text:p>
          </table:table-cell>
          <table:table-cell/>
        </table:table-row>
        <table:table-row table:style-name="ro1">
          <table:table-cell office:value-type="float" office:value="0.0892205" calcext:value-type="float">
            <text:p>0.0892205</text:p>
          </table:table-cell>
          <table:table-cell office:value-type="float" office:value="0.0990425" calcext:value-type="float">
            <text:p>0.0990425</text:p>
          </table:table-cell>
          <table:table-cell office:value-type="float" office:value="0.690166" calcext:value-type="float">
            <text:p>0.690166</text:p>
          </table:table-cell>
          <table:table-cell office:value-type="float" office:value="0.540383" calcext:value-type="float">
            <text:p>0.540383</text:p>
          </table:table-cell>
          <table:table-cell/>
        </table:table-row>
        <table:table-row table:style-name="ro1">
          <table:table-cell office:value-type="float" office:value="0.088917" calcext:value-type="float">
            <text:p>0.088917</text:p>
          </table:table-cell>
          <table:table-cell office:value-type="float" office:value="0.0987137" calcext:value-type="float">
            <text:p>0.0987137</text:p>
          </table:table-cell>
          <table:table-cell office:value-type="float" office:value="0.687816" calcext:value-type="float">
            <text:p>0.687816</text:p>
          </table:table-cell>
          <table:table-cell office:value-type="float" office:value="0.539746" calcext:value-type="float">
            <text:p>0.539746</text:p>
          </table:table-cell>
          <table:table-cell/>
        </table:table-row>
        <table:table-row table:style-name="ro1">
          <table:table-cell office:value-type="float" office:value="0.0886158" calcext:value-type="float">
            <text:p>0.0886158</text:p>
          </table:table-cell>
          <table:table-cell office:value-type="float" office:value="0.0984669" calcext:value-type="float">
            <text:p>0.0984669</text:p>
          </table:table-cell>
          <table:table-cell office:value-type="float" office:value="0.685559" calcext:value-type="float">
            <text:p>0.685559</text:p>
          </table:table-cell>
          <table:table-cell office:value-type="float" office:value="0.539954" calcext:value-type="float">
            <text:p>0.539954</text:p>
          </table:table-cell>
          <table:table-cell/>
        </table:table-row>
        <table:table-row table:style-name="ro1">
          <table:table-cell office:value-type="float" office:value="0.0883233" calcext:value-type="float">
            <text:p>0.0883233</text:p>
          </table:table-cell>
          <table:table-cell office:value-type="float" office:value="0.0982293" calcext:value-type="float">
            <text:p>0.0982293</text:p>
          </table:table-cell>
          <table:table-cell office:value-type="float" office:value="0.683242" calcext:value-type="float">
            <text:p>0.683242</text:p>
          </table:table-cell>
          <table:table-cell office:value-type="float" office:value="0.539203" calcext:value-type="float">
            <text:p>0.539203</text:p>
          </table:table-cell>
          <table:table-cell/>
        </table:table-row>
        <table:table-row table:style-name="ro1">
          <table:table-cell office:value-type="float" office:value="0.0880562" calcext:value-type="float">
            <text:p>0.0880562</text:p>
          </table:table-cell>
          <table:table-cell office:value-type="float" office:value="0.0979879" calcext:value-type="float">
            <text:p>0.0979879</text:p>
          </table:table-cell>
          <table:table-cell office:value-type="float" office:value="0.680945" calcext:value-type="float">
            <text:p>0.680945</text:p>
          </table:table-cell>
          <table:table-cell office:value-type="float" office:value="0.538862" calcext:value-type="float">
            <text:p>0.538862</text:p>
          </table:table-cell>
          <table:table-cell/>
        </table:table-row>
        <table:table-row table:style-name="ro1">
          <table:table-cell office:value-type="float" office:value="0.0878307" calcext:value-type="float">
            <text:p>0.0878307</text:p>
          </table:table-cell>
          <table:table-cell office:value-type="float" office:value="0.0977377" calcext:value-type="float">
            <text:p>0.0977377</text:p>
          </table:table-cell>
          <table:table-cell office:value-type="float" office:value="0.67873" calcext:value-type="float">
            <text:p>0.67873</text:p>
          </table:table-cell>
          <table:table-cell office:value-type="float" office:value="0.537832" calcext:value-type="float">
            <text:p>0.537832</text:p>
          </table:table-cell>
          <table:table-cell/>
        </table:table-row>
        <table:table-row table:style-name="ro1">
          <table:table-cell office:value-type="float" office:value="0.0878507" calcext:value-type="float">
            <text:p>0.0878507</text:p>
          </table:table-cell>
          <table:table-cell office:value-type="float" office:value="0.0975103" calcext:value-type="float">
            <text:p>0.0975103</text:p>
          </table:table-cell>
          <table:table-cell office:value-type="float" office:value="0.676621" calcext:value-type="float">
            <text:p>0.676621</text:p>
          </table:table-cell>
          <table:table-cell office:value-type="float" office:value="0.537335" calcext:value-type="float">
            <text:p>0.537335</text:p>
          </table:table-cell>
          <table:table-cell/>
        </table:table-row>
        <table:table-row table:style-name="ro1">
          <table:table-cell office:value-type="float" office:value="0.0880047" calcext:value-type="float">
            <text:p>0.0880047</text:p>
          </table:table-cell>
          <table:table-cell office:value-type="float" office:value="0.0972032" calcext:value-type="float">
            <text:p>0.0972032</text:p>
          </table:table-cell>
          <table:table-cell office:value-type="float" office:value="0.67484" calcext:value-type="float">
            <text:p>0.67484</text:p>
          </table:table-cell>
          <table:table-cell office:value-type="float" office:value="0.53577" calcext:value-type="float">
            <text:p>0.53577</text:p>
          </table:table-cell>
          <table:table-cell/>
        </table:table-row>
        <table:table-row table:style-name="ro1">
          <table:table-cell office:value-type="float" office:value="0.0881556" calcext:value-type="float">
            <text:p>0.0881556</text:p>
          </table:table-cell>
          <table:table-cell office:value-type="float" office:value="0.0968856" calcext:value-type="float">
            <text:p>0.0968856</text:p>
          </table:table-cell>
          <table:table-cell office:value-type="float" office:value="0.672875" calcext:value-type="float">
            <text:p>0.672875</text:p>
          </table:table-cell>
          <table:table-cell office:value-type="float" office:value="0.534373" calcext:value-type="float">
            <text:p>0.534373</text:p>
          </table:table-cell>
          <table:table-cell/>
        </table:table-row>
        <table:table-row table:style-name="ro1">
          <table:table-cell office:value-type="float" office:value="0.0883431" calcext:value-type="float">
            <text:p>0.0883431</text:p>
          </table:table-cell>
          <table:table-cell office:value-type="float" office:value="0.0965753" calcext:value-type="float">
            <text:p>0.0965753</text:p>
          </table:table-cell>
          <table:table-cell office:value-type="float" office:value="0.670973" calcext:value-type="float">
            <text:p>0.670973</text:p>
          </table:table-cell>
          <table:table-cell office:value-type="float" office:value="0.532978" calcext:value-type="float">
            <text:p>0.532978</text:p>
          </table:table-cell>
          <table:table-cell/>
        </table:table-row>
        <table:table-row table:style-name="ro1">
          <table:table-cell office:value-type="float" office:value="0.0881265" calcext:value-type="float">
            <text:p>0.0881265</text:p>
          </table:table-cell>
          <table:table-cell office:value-type="float" office:value="0.0962643" calcext:value-type="float">
            <text:p>0.0962643</text:p>
          </table:table-cell>
          <table:table-cell office:value-type="float" office:value="0.668806" calcext:value-type="float">
            <text:p>0.668806</text:p>
          </table:table-cell>
          <table:table-cell office:value-type="float" office:value="0.53177" calcext:value-type="float">
            <text:p>0.53177</text:p>
          </table:table-cell>
          <table:table-cell/>
        </table:table-row>
        <table:table-row table:style-name="ro1">
          <table:table-cell office:value-type="float" office:value="0.0880389" calcext:value-type="float">
            <text:p>0.0880389</text:p>
          </table:table-cell>
          <table:table-cell office:value-type="float" office:value="0.0959592" calcext:value-type="float">
            <text:p>0.0959592</text:p>
          </table:table-cell>
          <table:table-cell office:value-type="float" office:value="0.666772" calcext:value-type="float">
            <text:p>0.666772</text:p>
          </table:table-cell>
          <table:table-cell office:value-type="float" office:value="0.530375" calcext:value-type="float">
            <text:p>0.530375</text:p>
          </table:table-cell>
          <table:table-cell/>
        </table:table-row>
        <table:table-row table:style-name="ro1">
          <table:table-cell office:value-type="float" office:value="0.0879646" calcext:value-type="float">
            <text:p>0.0879646</text:p>
          </table:table-cell>
          <table:table-cell office:value-type="float" office:value="0.0956745" calcext:value-type="float">
            <text:p>0.0956745</text:p>
          </table:table-cell>
          <table:table-cell office:value-type="float" office:value="0.664717" calcext:value-type="float">
            <text:p>0.664717</text:p>
          </table:table-cell>
          <table:table-cell office:value-type="float" office:value="0.529415" calcext:value-type="float">
            <text:p>0.529415</text:p>
          </table:table-cell>
          <table:table-cell/>
        </table:table-row>
        <table:table-row table:style-name="ro1">
          <table:table-cell office:value-type="float" office:value="0.0879194" calcext:value-type="float">
            <text:p>0.0879194</text:p>
          </table:table-cell>
          <table:table-cell office:value-type="float" office:value="0.0953816" calcext:value-type="float">
            <text:p>0.0953816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528019" calcext:value-type="float">
            <text:p>0.528019</text:p>
          </table:table-cell>
          <table:table-cell/>
        </table:table-row>
        <table:table-row table:style-name="ro1">
          <table:table-cell office:value-type="float" office:value="0.0877994" calcext:value-type="float">
            <text:p>0.0877994</text:p>
          </table:table-cell>
          <table:table-cell office:value-type="float" office:value="0.0951078" calcext:value-type="float">
            <text:p>0.0951078</text:p>
          </table:table-cell>
          <table:table-cell office:value-type="float" office:value="0.660761" calcext:value-type="float">
            <text:p>0.660761</text:p>
          </table:table-cell>
          <table:table-cell office:value-type="float" office:value="0.526625" calcext:value-type="float">
            <text:p>0.526625</text:p>
          </table:table-cell>
          <table:table-cell/>
        </table:table-row>
        <table:table-row table:style-name="ro1">
          <table:table-cell office:value-type="float" office:value="0.0877654" calcext:value-type="float">
            <text:p>0.0877654</text:p>
          </table:table-cell>
          <table:table-cell office:value-type="float" office:value="0.0949141" calcext:value-type="float">
            <text:p>0.0949141</text:p>
          </table:table-cell>
          <table:table-cell office:value-type="float" office:value="0.658855" calcext:value-type="float">
            <text:p>0.658855</text:p>
          </table:table-cell>
          <table:table-cell office:value-type="float" office:value="0.525029" calcext:value-type="float">
            <text:p>0.525029</text:p>
          </table:table-cell>
          <table:table-cell/>
        </table:table-row>
        <table:table-row table:style-name="ro1">
          <table:table-cell office:value-type="float" office:value="0.0875361" calcext:value-type="float">
            <text:p>0.0875361</text:p>
          </table:table-cell>
          <table:table-cell office:value-type="float" office:value="0.0947675" calcext:value-type="float">
            <text:p>0.0947675</text:p>
          </table:table-cell>
          <table:table-cell office:value-type="float" office:value="0.65681" calcext:value-type="float">
            <text:p>0.65681</text:p>
          </table:table-cell>
          <table:table-cell office:value-type="float" office:value="0.523551" calcext:value-type="float">
            <text:p>0.523551</text:p>
          </table:table-cell>
          <table:table-cell/>
        </table:table-row>
        <table:table-row table:style-name="ro1">
          <table:table-cell office:value-type="float" office:value="0.0874053" calcext:value-type="float">
            <text:p>0.0874053</text:p>
          </table:table-cell>
          <table:table-cell office:value-type="float" office:value="0.0948434" calcext:value-type="float">
            <text:p>0.0948434</text:p>
          </table:table-cell>
          <table:table-cell office:value-type="float" office:value="0.654895" calcext:value-type="float">
            <text:p>0.654895</text:p>
          </table:table-cell>
          <table:table-cell office:value-type="float" office:value="0.521935" calcext:value-type="float">
            <text:p>0.521935</text:p>
          </table:table-cell>
          <table:table-cell/>
        </table:table-row>
        <table:table-row table:style-name="ro1">
          <table:table-cell office:value-type="float" office:value="0.0871392" calcext:value-type="float">
            <text:p>0.0871392</text:p>
          </table:table-cell>
          <table:table-cell office:value-type="float" office:value="0.095159" calcext:value-type="float">
            <text:p>0.095159</text:p>
          </table:table-cell>
          <table:table-cell office:value-type="float" office:value="0.652884" calcext:value-type="float">
            <text:p>0.652884</text:p>
          </table:table-cell>
          <table:table-cell office:value-type="float" office:value="0.520351" calcext:value-type="float">
            <text:p>0.520351</text:p>
          </table:table-cell>
          <table:table-cell/>
        </table:table-row>
        <table:table-row table:style-name="ro1">
          <table:table-cell office:value-type="float" office:value="0.0869247" calcext:value-type="float">
            <text:p>0.0869247</text:p>
          </table:table-cell>
          <table:table-cell office:value-type="float" office:value="0.0953609" calcext:value-type="float">
            <text:p>0.0953609</text:p>
          </table:table-cell>
          <table:table-cell office:value-type="float" office:value="0.650912" calcext:value-type="float">
            <text:p>0.650912</text:p>
          </table:table-cell>
          <table:table-cell office:value-type="float" office:value="0.518994" calcext:value-type="float">
            <text:p>0.518994</text:p>
          </table:table-cell>
          <table:table-cell/>
        </table:table-row>
        <table:table-row table:style-name="ro1">
          <table:table-cell office:value-type="float" office:value="0.0869822" calcext:value-type="float">
            <text:p>0.0869822</text:p>
          </table:table-cell>
          <table:table-cell office:value-type="float" office:value="0.0951708" calcext:value-type="float">
            <text:p>0.0951708</text:p>
          </table:table-cell>
          <table:table-cell office:value-type="float" office:value="0.649185" calcext:value-type="float">
            <text:p>0.649185</text:p>
          </table:table-cell>
          <table:table-cell office:value-type="float" office:value="0.518557" calcext:value-type="float">
            <text:p>0.518557</text:p>
          </table:table-cell>
          <table:table-cell/>
        </table:table-row>
        <table:table-row table:style-name="ro1">
          <table:table-cell office:value-type="float" office:value="0.0871619" calcext:value-type="float">
            <text:p>0.0871619</text:p>
          </table:table-cell>
          <table:table-cell office:value-type="float" office:value="0.0949624" calcext:value-type="float">
            <text:p>0.0949624</text:p>
          </table:table-cell>
          <table:table-cell office:value-type="float" office:value="0.647727" calcext:value-type="float">
            <text:p>0.647727</text:p>
          </table:table-cell>
          <table:table-cell office:value-type="float" office:value="0.517655" calcext:value-type="float">
            <text:p>0.517655</text:p>
          </table:table-cell>
          <table:table-cell/>
        </table:table-row>
        <table:table-row table:style-name="ro1">
          <table:table-cell office:value-type="float" office:value="0.0869188" calcext:value-type="float">
            <text:p>0.0869188</text:p>
          </table:table-cell>
          <table:table-cell office:value-type="float" office:value="0.0948004" calcext:value-type="float">
            <text:p>0.094800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1687" calcext:value-type="float">
            <text:p>0.51687</text:p>
          </table:table-cell>
          <table:table-cell/>
        </table:table-row>
        <table:table-row table:style-name="ro1">
          <table:table-cell office:value-type="float" office:value="0.0866921" calcext:value-type="float">
            <text:p>0.0866921</text:p>
          </table:table-cell>
          <table:table-cell office:value-type="float" office:value="0.0945644" calcext:value-type="float">
            <text:p>0.0945644</text:p>
          </table:table-cell>
          <table:table-cell office:value-type="float" office:value="0.643911" calcext:value-type="float">
            <text:p>0.643911</text:p>
          </table:table-cell>
          <table:table-cell office:value-type="float" office:value="0.516625" calcext:value-type="float">
            <text:p>0.516625</text:p>
          </table:table-cell>
          <table:table-cell/>
        </table:table-row>
        <table:table-row table:style-name="ro1">
          <table:table-cell office:value-type="float" office:value="0.0865253" calcext:value-type="float">
            <text:p>0.0865253</text:p>
          </table:table-cell>
          <table:table-cell office:value-type="float" office:value="0.0943505" calcext:value-type="float">
            <text:p>0.0943505</text:p>
          </table:table-cell>
          <table:table-cell office:value-type="float" office:value="0.642079" calcext:value-type="float">
            <text:p>0.642079</text:p>
          </table:table-cell>
          <table:table-cell office:value-type="float" office:value="0.516533" calcext:value-type="float">
            <text:p>0.516533</text:p>
          </table:table-cell>
          <table:table-cell/>
        </table:table-row>
        <table:table-row table:style-name="ro1">
          <table:table-cell office:value-type="float" office:value="0.0864008" calcext:value-type="float">
            <text:p>0.0864008</text:p>
          </table:table-cell>
          <table:table-cell office:value-type="float" office:value="0.094135" calcext:value-type="float">
            <text:p>0.094135</text:p>
          </table:table-cell>
          <table:table-cell office:value-type="float" office:value="0.640196" calcext:value-type="float">
            <text:p>0.640196</text:p>
          </table:table-cell>
          <table:table-cell office:value-type="float" office:value="0.515693" calcext:value-type="float">
            <text:p>0.515693</text:p>
          </table:table-cell>
          <table:table-cell/>
        </table:table-row>
        <table:table-row table:style-name="ro1">
          <table:table-cell office:value-type="float" office:value="0.0861617" calcext:value-type="float">
            <text:p>0.0861617</text:p>
          </table:table-cell>
          <table:table-cell office:value-type="float" office:value="0.093861" calcext:value-type="float">
            <text:p>0.093861</text:p>
          </table:table-cell>
          <table:table-cell office:value-type="float" office:value="0.638498" calcext:value-type="float">
            <text:p>0.638498</text:p>
          </table:table-cell>
          <table:table-cell office:value-type="float" office:value="0.515671" calcext:value-type="float">
            <text:p>0.515671</text:p>
          </table:table-cell>
          <table:table-cell/>
        </table:table-row>
        <table:table-row table:style-name="ro1">
          <table:table-cell office:value-type="float" office:value="0.0859122" calcext:value-type="float">
            <text:p>0.0859122</text:p>
          </table:table-cell>
          <table:table-cell office:value-type="float" office:value="0.0936171" calcext:value-type="float">
            <text:p>0.0936171</text:p>
          </table:table-cell>
          <table:table-cell office:value-type="float" office:value="0.636838" calcext:value-type="float">
            <text:p>0.636838</text:p>
          </table:table-cell>
          <table:table-cell office:value-type="float" office:value="0.514794" calcext:value-type="float">
            <text:p>0.514794</text:p>
          </table:table-cell>
          <table:table-cell/>
        </table:table-row>
        <table:table-row table:style-name="ro1">
          <table:table-cell office:value-type="float" office:value="0.0857651" calcext:value-type="float">
            <text:p>0.0857651</text:p>
          </table:table-cell>
          <table:table-cell office:value-type="float" office:value="0.0934095" calcext:value-type="float">
            <text:p>0.0934095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514141" calcext:value-type="float">
            <text:p>0.514141</text:p>
          </table:table-cell>
          <table:table-cell/>
        </table:table-row>
        <table:table-row table:style-name="ro1">
          <table:table-cell office:value-type="float" office:value="0.0856899" calcext:value-type="float">
            <text:p>0.0856899</text:p>
          </table:table-cell>
          <table:table-cell office:value-type="float" office:value="0.0932292" calcext:value-type="float">
            <text:p>0.0932292</text:p>
          </table:table-cell>
          <table:table-cell office:value-type="float" office:value="0.634327" calcext:value-type="float">
            <text:p>0.634327</text:p>
          </table:table-cell>
          <table:table-cell office:value-type="float" office:value="0.513067" calcext:value-type="float">
            <text:p>0.513067</text:p>
          </table:table-cell>
          <table:table-cell/>
        </table:table-row>
        <table:table-row table:style-name="ro1">
          <table:table-cell office:value-type="float" office:value="0.0855821" calcext:value-type="float">
            <text:p>0.0855821</text:p>
          </table:table-cell>
          <table:table-cell office:value-type="float" office:value="0.0930778" calcext:value-type="float">
            <text:p>0.0930778</text:p>
          </table:table-cell>
          <table:table-cell office:value-type="float" office:value="0.633047" calcext:value-type="float">
            <text:p>0.633047</text:p>
          </table:table-cell>
          <table:table-cell office:value-type="float" office:value="0.512187" calcext:value-type="float">
            <text:p>0.512187</text:p>
          </table:table-cell>
          <table:table-cell/>
        </table:table-row>
        <table:table-row table:style-name="ro1">
          <table:table-cell office:value-type="float" office:value="0.0854917" calcext:value-type="float">
            <text:p>0.0854917</text:p>
          </table:table-cell>
          <table:table-cell office:value-type="float" office:value="0.0929419" calcext:value-type="float">
            <text:p>0.0929419</text:p>
          </table:table-cell>
          <table:table-cell office:value-type="float" office:value="0.632" calcext:value-type="float">
            <text:p>0.632</text:p>
          </table:table-cell>
          <table:table-cell office:value-type="float" office:value="0.510871" calcext:value-type="float">
            <text:p>0.510871</text:p>
          </table:table-cell>
          <table:table-cell/>
        </table:table-row>
        <table:table-row table:style-name="ro1">
          <table:table-cell office:value-type="float" office:value="0.086113" calcext:value-type="float">
            <text:p>0.086113</text:p>
          </table:table-cell>
          <table:table-cell office:value-type="float" office:value="0.0927184" calcext:value-type="float">
            <text:p>0.0927184</text:p>
          </table:table-cell>
          <table:table-cell office:value-type="float" office:value="0.632021" calcext:value-type="float">
            <text:p>0.632021</text:p>
          </table:table-cell>
          <table:table-cell office:value-type="float" office:value="0.509967" calcext:value-type="float">
            <text:p>0.509967</text:p>
          </table:table-cell>
          <table:table-cell/>
        </table:table-row>
        <table:table-row table:style-name="ro1">
          <table:table-cell office:value-type="float" office:value="0.0871134" calcext:value-type="float">
            <text:p>0.0871134</text:p>
          </table:table-cell>
          <table:table-cell office:value-type="float" office:value="0.0925015" calcext:value-type="float">
            <text:p>0.0925015</text:p>
          </table:table-cell>
          <table:table-cell office:value-type="float" office:value="0.632379" calcext:value-type="float">
            <text:p>0.632379</text:p>
          </table:table-cell>
          <table:table-cell office:value-type="float" office:value="0.509017" calcext:value-type="float">
            <text:p>0.509017</text:p>
          </table:table-cell>
          <table:table-cell/>
        </table:table-row>
        <table:table-row table:style-name="ro1">
          <table:table-cell office:value-type="float" office:value="0.088304" calcext:value-type="float">
            <text:p>0.088304</text:p>
          </table:table-cell>
          <table:table-cell office:value-type="float" office:value="0.092269" calcext:value-type="float">
            <text:p>0.092269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508374" calcext:value-type="float">
            <text:p>0.508374</text:p>
          </table:table-cell>
          <table:table-cell/>
        </table:table-row>
        <table:table-row table:style-name="ro1">
          <table:table-cell office:value-type="float" office:value="0.0898211" calcext:value-type="float">
            <text:p>0.0898211</text:p>
          </table:table-cell>
          <table:table-cell office:value-type="float" office:value="0.0920226" calcext:value-type="float">
            <text:p>0.0920226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507705" calcext:value-type="float">
            <text:p>0.507705</text:p>
          </table:table-cell>
          <table:table-cell/>
        </table:table-row>
        <table:table-row table:style-name="ro1">
          <table:table-cell office:value-type="float" office:value="0.0911959" calcext:value-type="float">
            <text:p>0.0911959</text:p>
          </table:table-cell>
          <table:table-cell office:value-type="float" office:value="0.0917702" calcext:value-type="float">
            <text:p>0.0917702</text:p>
          </table:table-cell>
          <table:table-cell office:value-type="float" office:value="0.633147" calcext:value-type="float">
            <text:p>0.633147</text:p>
          </table:table-cell>
          <table:table-cell office:value-type="float" office:value="0.507347" calcext:value-type="float">
            <text:p>0.507347</text:p>
          </table:table-cell>
          <table:table-cell/>
        </table:table-row>
        <table:table-row table:style-name="ro1">
          <table:table-cell office:value-type="float" office:value="0.0927566" calcext:value-type="float">
            <text:p>0.0927566</text:p>
          </table:table-cell>
          <table:table-cell office:value-type="float" office:value="0.0915202" calcext:value-type="float">
            <text:p>0.0915202</text:p>
          </table:table-cell>
          <table:table-cell office:value-type="float" office:value="0.633365" calcext:value-type="float">
            <text:p>0.633365</text:p>
          </table:table-cell>
          <table:table-cell office:value-type="float" office:value="0.506726" calcext:value-type="float">
            <text:p>0.506726</text:p>
          </table:table-cell>
          <table:table-cell/>
        </table:table-row>
        <table:table-row table:style-name="ro1">
          <table:table-cell office:value-type="float" office:value="0.0945981" calcext:value-type="float">
            <text:p>0.0945981</text:p>
          </table:table-cell>
          <table:table-cell office:value-type="float" office:value="0.0912929" calcext:value-type="float">
            <text:p>0.0912929</text:p>
          </table:table-cell>
          <table:table-cell office:value-type="float" office:value="0.633633" calcext:value-type="float">
            <text:p>0.633633</text:p>
          </table:table-cell>
          <table:table-cell office:value-type="float" office:value="0.506506" calcext:value-type="float">
            <text:p>0.506506</text:p>
          </table:table-cell>
          <table:table-cell/>
        </table:table-row>
        <table:table-row table:style-name="ro1">
          <table:table-cell office:value-type="float" office:value="0.0971925" calcext:value-type="float">
            <text:p>0.0971925</text:p>
          </table:table-cell>
          <table:table-cell office:value-type="float" office:value="0.0910454" calcext:value-type="float">
            <text:p>0.0910454</text:p>
          </table:table-cell>
          <table:table-cell office:value-type="float" office:value="0.634738" calcext:value-type="float">
            <text:p>0.634738</text:p>
          </table:table-cell>
          <table:table-cell office:value-type="float" office:value="0.505402" calcext:value-type="float">
            <text:p>0.505402</text:p>
          </table:table-cell>
          <table:table-cell/>
        </table:table-row>
        <table:table-row table:style-name="ro1">
          <table:table-cell office:value-type="float" office:value="0.0982133" calcext:value-type="float">
            <text:p>0.0982133</text:p>
          </table:table-cell>
          <table:table-cell office:value-type="float" office:value="0.0907993" calcext:value-type="float">
            <text:p>0.0907993</text:p>
          </table:table-cell>
          <table:table-cell office:value-type="float" office:value="0.633992" calcext:value-type="float">
            <text:p>0.633992</text:p>
          </table:table-cell>
          <table:table-cell office:value-type="float" office:value="0.504381" calcext:value-type="float">
            <text:p>0.504381</text:p>
          </table:table-cell>
          <table:table-cell/>
        </table:table-row>
        <table:table-row table:style-name="ro1">
          <table:table-cell office:value-type="float" office:value="0.0992709" calcext:value-type="float">
            <text:p>0.0992709</text:p>
          </table:table-cell>
          <table:table-cell office:value-type="float" office:value="0.090572" calcext:value-type="float">
            <text:p>0.090572</text:p>
          </table:table-cell>
          <table:table-cell office:value-type="float" office:value="0.633317" calcext:value-type="float">
            <text:p>0.633317</text:p>
          </table:table-cell>
          <table:table-cell office:value-type="float" office:value="0.503134" calcext:value-type="float">
            <text:p>0.503134</text:p>
          </table:table-cell>
          <table:table-cell/>
        </table:table-row>
        <table:table-row table:style-name="ro1">
          <table:table-cell office:value-type="float" office:value="0.0999879" calcext:value-type="float">
            <text:p>0.0999879</text:p>
          </table:table-cell>
          <table:table-cell office:value-type="float" office:value="0.09033" calcext:value-type="float">
            <text:p>0.09033</text:p>
          </table:table-cell>
          <table:table-cell office:value-type="float" office:value="0.632309" calcext:value-type="float">
            <text:p>0.632309</text:p>
          </table:table-cell>
          <table:table-cell office:value-type="float" office:value="0.50214" calcext:value-type="float">
            <text:p>0.50214</text:p>
          </table:table-cell>
          <table:table-cell/>
        </table:table-row>
        <table:table-row table:style-name="ro1">
          <table:table-cell office:value-type="float" office:value="0.100563" calcext:value-type="float">
            <text:p>0.100563</text:p>
          </table:table-cell>
          <table:table-cell office:value-type="float" office:value="0.0901113" calcext:value-type="float">
            <text:p>0.0901113</text:p>
          </table:table-cell>
          <table:table-cell office:value-type="float" office:value="0.631187" calcext:value-type="float">
            <text:p>0.631187</text:p>
          </table:table-cell>
          <table:table-cell office:value-type="float" office:value="0.501432" calcext:value-type="float">
            <text:p>0.501432</text:p>
          </table:table-cell>
          <table:table-cell/>
        </table:table-row>
        <table:table-row table:style-name="ro1">
          <table:table-cell office:value-type="float" office:value="0.10054" calcext:value-type="float">
            <text:p>0.10054</text:p>
          </table:table-cell>
          <table:table-cell office:value-type="float" office:value="0.0898839" calcext:value-type="float">
            <text:p>0.089883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00805" calcext:value-type="float">
            <text:p>0.500805</text:p>
          </table:table-cell>
          <table:table-cell/>
        </table:table-row>
        <table:table-row table:style-name="ro1">
          <table:table-cell office:value-type="float" office:value="0.100687" calcext:value-type="float">
            <text:p>0.100687</text:p>
          </table:table-cell>
          <table:table-cell office:value-type="float" office:value="0.0896522" calcext:value-type="float">
            <text:p>0.0896522</text:p>
          </table:table-cell>
          <table:table-cell office:value-type="float" office:value="0.628292" calcext:value-type="float">
            <text:p>0.628292</text:p>
          </table:table-cell>
          <table:table-cell office:value-type="float" office:value="0.499673" calcext:value-type="float">
            <text:p>0.499673</text:p>
          </table:table-cell>
          <table:table-cell/>
        </table:table-row>
        <table:table-row table:style-name="ro1">
          <table:table-cell office:value-type="float" office:value="0.100579" calcext:value-type="float">
            <text:p>0.100579</text:p>
          </table:table-cell>
          <table:table-cell office:value-type="float" office:value="0.0894463" calcext:value-type="float">
            <text:p>0.0894463</text:p>
          </table:table-cell>
          <table:table-cell office:value-type="float" office:value="0.626774" calcext:value-type="float">
            <text:p>0.626774</text:p>
          </table:table-cell>
          <table:table-cell office:value-type="float" office:value="0.498753" calcext:value-type="float">
            <text:p>0.498753</text:p>
          </table:table-cell>
          <table:table-cell/>
        </table:table-row>
        <table:table-row table:style-name="ro1">
          <table:table-cell office:value-type="float" office:value="0.100438" calcext:value-type="float">
            <text:p>0.100438</text:p>
          </table:table-cell>
          <table:table-cell office:value-type="float" office:value="0.0892611" calcext:value-type="float">
            <text:p>0.0892611</text:p>
          </table:table-cell>
          <table:table-cell office:value-type="float" office:value="0.625272" calcext:value-type="float">
            <text:p>0.625272</text:p>
          </table:table-cell>
          <table:table-cell office:value-type="float" office:value="0.498003" calcext:value-type="float">
            <text:p>0.498003</text:p>
          </table:table-cell>
          <table:table-cell/>
        </table:table-row>
        <table:table-row table:style-name="ro1">
          <table:table-cell office:value-type="float" office:value="0.100214" calcext:value-type="float">
            <text:p>0.100214</text:p>
          </table:table-cell>
          <table:table-cell office:value-type="float" office:value="0.0890945" calcext:value-type="float">
            <text:p>0.0890945</text:p>
          </table:table-cell>
          <table:table-cell office:value-type="float" office:value="0.623675" calcext:value-type="float">
            <text:p>0.623675</text:p>
          </table:table-cell>
          <table:table-cell office:value-type="float" office:value="0.497405" calcext:value-type="float">
            <text:p>0.497405</text:p>
          </table:table-cell>
          <table:table-cell/>
        </table:table-row>
        <table:table-row table:style-name="ro1">
          <table:table-cell office:value-type="float" office:value="0.0999666" calcext:value-type="float">
            <text:p>0.0999666</text:p>
          </table:table-cell>
          <table:table-cell office:value-type="float" office:value="0.0888962" calcext:value-type="float">
            <text:p>0.0888962</text:p>
          </table:table-cell>
          <table:table-cell office:value-type="float" office:value="0.622104" calcext:value-type="float">
            <text:p>0.622104</text:p>
          </table:table-cell>
          <table:table-cell office:value-type="float" office:value="0.496122" calcext:value-type="float">
            <text:p>0.496122</text:p>
          </table:table-cell>
          <table:table-cell/>
        </table:table-row>
        <table:table-row table:style-name="ro1">
          <table:table-cell office:value-type="float" office:value="0.0998353" calcext:value-type="float">
            <text:p>0.0998353</text:p>
          </table:table-cell>
          <table:table-cell office:value-type="float" office:value="0.0887478" calcext:value-type="float">
            <text:p>0.0887478</text:p>
          </table:table-cell>
          <table:table-cell office:value-type="float" office:value="0.621098" calcext:value-type="float">
            <text:p>0.621098</text:p>
          </table:table-cell>
          <table:table-cell office:value-type="float" office:value="0.494913" calcext:value-type="float">
            <text:p>0.494913</text:p>
          </table:table-cell>
          <table:table-cell/>
        </table:table-row>
        <table:table-row table:style-name="ro1">
          <table:table-cell office:value-type="float" office:value="0.0996594" calcext:value-type="float">
            <text:p>0.0996594</text:p>
          </table:table-cell>
          <table:table-cell office:value-type="float" office:value="0.088665" calcext:value-type="float">
            <text:p>0.088665</text:p>
          </table:table-cell>
          <table:table-cell office:value-type="float" office:value="0.619962" calcext:value-type="float">
            <text:p>0.619962</text:p>
          </table:table-cell>
          <table:table-cell office:value-type="float" office:value="0.494021" calcext:value-type="float">
            <text:p>0.494021</text:p>
          </table:table-cell>
          <table:table-cell/>
        </table:table-row>
        <table:table-row table:style-name="ro1">
          <table:table-cell office:value-type="float" office:value="0.0996811" calcext:value-type="float">
            <text:p>0.0996811</text:p>
          </table:table-cell>
          <table:table-cell office:value-type="float" office:value="0.0886062" calcext:value-type="float">
            <text:p>0.0886062</text:p>
          </table:table-cell>
          <table:table-cell office:value-type="float" office:value="0.619272" calcext:value-type="float">
            <text:p>0.619272</text:p>
          </table:table-cell>
          <table:table-cell office:value-type="float" office:value="0.493296" calcext:value-type="float">
            <text:p>0.493296</text:p>
          </table:table-cell>
          <table:table-cell/>
        </table:table-row>
        <table:table-row table:style-name="ro1">
          <table:table-cell office:value-type="float" office:value="0.0999257" calcext:value-type="float">
            <text:p>0.0999257</text:p>
          </table:table-cell>
          <table:table-cell office:value-type="float" office:value="0.0885121" calcext:value-type="float">
            <text:p>0.0885121</text:p>
          </table:table-cell>
          <table:table-cell office:value-type="float" office:value="0.619095" calcext:value-type="float">
            <text:p>0.619095</text:p>
          </table:table-cell>
          <table:table-cell office:value-type="float" office:value="0.492096" calcext:value-type="float">
            <text:p>0.492096</text:p>
          </table:table-cell>
          <table:table-cell/>
        </table:table-row>
        <table:table-row table:style-name="ro1">
          <table:table-cell office:value-type="float" office:value="0.0999709" calcext:value-type="float">
            <text:p>0.0999709</text:p>
          </table:table-cell>
          <table:table-cell office:value-type="float" office:value="0.0887412" calcext:value-type="float">
            <text:p>0.0887412</text:p>
          </table:table-cell>
          <table:table-cell office:value-type="float" office:value="0.618495" calcext:value-type="float">
            <text:p>0.618495</text:p>
          </table:table-cell>
          <table:table-cell office:value-type="float" office:value="0.491181" calcext:value-type="float">
            <text:p>0.491181</text:p>
          </table:table-cell>
          <table:table-cell/>
        </table:table-row>
        <table:table-row table:style-name="ro1">
          <table:table-cell office:value-type="float" office:value="0.100007" calcext:value-type="float">
            <text:p>0.100007</text:p>
          </table:table-cell>
          <table:table-cell office:value-type="float" office:value="0.0887554" calcext:value-type="float">
            <text:p>0.0887554</text:p>
          </table:table-cell>
          <table:table-cell office:value-type="float" office:value="0.617932" calcext:value-type="float">
            <text:p>0.617932</text:p>
          </table:table-cell>
          <table:table-cell office:value-type="float" office:value="0.489958" calcext:value-type="float">
            <text:p>0.489958</text:p>
          </table:table-cell>
          <table:table-cell/>
        </table:table-row>
        <table:table-row table:style-name="ro1">
          <table:table-cell office:value-type="float" office:value="0.0999531" calcext:value-type="float">
            <text:p>0.0999531</text:p>
          </table:table-cell>
          <table:table-cell office:value-type="float" office:value="0.0887291" calcext:value-type="float">
            <text:p>0.0887291</text:p>
          </table:table-cell>
          <table:table-cell office:value-type="float" office:value="0.617136" calcext:value-type="float">
            <text:p>0.617136</text:p>
          </table:table-cell>
          <table:table-cell office:value-type="float" office:value="0.488738" calcext:value-type="float">
            <text:p>0.488738</text:p>
          </table:table-cell>
          <table:table-cell/>
        </table:table-row>
        <table:table-row table:style-name="ro1">
          <table:table-cell office:value-type="float" office:value="0.0999588" calcext:value-type="float">
            <text:p>0.0999588</text:p>
          </table:table-cell>
          <table:table-cell office:value-type="float" office:value="0.0888183" calcext:value-type="float">
            <text:p>0.0888183</text:p>
          </table:table-cell>
          <table:table-cell office:value-type="float" office:value="0.616398" calcext:value-type="float">
            <text:p>0.616398</text:p>
          </table:table-cell>
          <table:table-cell office:value-type="float" office:value="0.487831" calcext:value-type="float">
            <text:p>0.487831</text:p>
          </table:table-cell>
          <table:table-cell/>
        </table:table-row>
        <table:table-row table:style-name="ro1">
          <table:table-cell office:value-type="float" office:value="0.0998386" calcext:value-type="float">
            <text:p>0.0998386</text:p>
          </table:table-cell>
          <table:table-cell office:value-type="float" office:value="0.0890451" calcext:value-type="float">
            <text:p>0.0890451</text:p>
          </table:table-cell>
          <table:table-cell office:value-type="float" office:value="0.615396" calcext:value-type="float">
            <text:p>0.615396</text:p>
          </table:table-cell>
          <table:table-cell office:value-type="float" office:value="0.487123" calcext:value-type="float">
            <text:p>0.487123</text:p>
          </table:table-cell>
          <table:table-cell/>
        </table:table-row>
        <table:table-row table:style-name="ro1">
          <table:table-cell office:value-type="float" office:value="0.0998897" calcext:value-type="float">
            <text:p>0.0998897</text:p>
          </table:table-cell>
          <table:table-cell office:value-type="float" office:value="0.0892263" calcext:value-type="float">
            <text:p>0.0892263</text:p>
          </table:table-cell>
          <table:table-cell office:value-type="float" office:value="0.614738" calcext:value-type="float">
            <text:p>0.614738</text:p>
          </table:table-cell>
          <table:table-cell office:value-type="float" office:value="0.48647" calcext:value-type="float">
            <text:p>0.48647</text:p>
          </table:table-cell>
          <table:table-cell/>
        </table:table-row>
        <table:table-row table:style-name="ro1">
          <table:table-cell office:value-type="float" office:value="0.099816" calcext:value-type="float">
            <text:p>0.099816</text:p>
          </table:table-cell>
          <table:table-cell office:value-type="float" office:value="0.0892236" calcext:value-type="float">
            <text:p>0.0892236</text:p>
          </table:table-cell>
          <table:table-cell office:value-type="float" office:value="0.613791" calcext:value-type="float">
            <text:p>0.613791</text:p>
          </table:table-cell>
          <table:table-cell office:value-type="float" office:value="0.485702" calcext:value-type="float">
            <text:p>0.485702</text:p>
          </table:table-cell>
          <table:table-cell/>
        </table:table-row>
        <table:table-row table:style-name="ro1">
          <table:table-cell office:value-type="float" office:value="0.0998121" calcext:value-type="float">
            <text:p>0.0998121</text:p>
          </table:table-cell>
          <table:table-cell office:value-type="float" office:value="0.0893269" calcext:value-type="float">
            <text:p>0.0893269</text:p>
          </table:table-cell>
          <table:table-cell office:value-type="float" office:value="0.61299" calcext:value-type="float">
            <text:p>0.61299</text:p>
          </table:table-cell>
          <table:table-cell office:value-type="float" office:value="0.48511" calcext:value-type="float">
            <text:p>0.48511</text:p>
          </table:table-cell>
          <table:table-cell/>
        </table:table-row>
        <table:table-row table:style-name="ro1">
          <table:table-cell office:value-type="float" office:value="0.100002" calcext:value-type="float">
            <text:p>0.100002</text:p>
          </table:table-cell>
          <table:table-cell office:value-type="float" office:value="0.0896718" calcext:value-type="float">
            <text:p>0.0896718</text:p>
          </table:table-cell>
          <table:table-cell office:value-type="float" office:value="0.612527" calcext:value-type="float">
            <text:p>0.612527</text:p>
          </table:table-cell>
          <table:table-cell office:value-type="float" office:value="0.48483" calcext:value-type="float">
            <text:p>0.48483</text:p>
          </table:table-cell>
          <table:table-cell/>
        </table:table-row>
        <table:table-row table:style-name="ro1">
          <table:table-cell office:value-type="float" office:value="0.10023" calcext:value-type="float">
            <text:p>0.10023</text:p>
          </table:table-cell>
          <table:table-cell office:value-type="float" office:value="0.0897943" calcext:value-type="float">
            <text:p>0.0897943</text:p>
          </table:table-cell>
          <table:table-cell office:value-type="float" office:value="0.612107" calcext:value-type="float">
            <text:p>0.612107</text:p>
          </table:table-cell>
          <table:table-cell office:value-type="float" office:value="0.483697" calcext:value-type="float">
            <text:p>0.483697</text:p>
          </table:table-cell>
          <table:table-cell/>
        </table:table-row>
        <table:table-row table:style-name="ro1">
          <table:table-cell office:value-type="float" office:value="0.100467" calcext:value-type="float">
            <text:p>0.100467</text:p>
          </table:table-cell>
          <table:table-cell office:value-type="float" office:value="0.0898183" calcext:value-type="float">
            <text:p>0.0898183</text:p>
          </table:table-cell>
          <table:table-cell office:value-type="float" office:value="0.61162" calcext:value-type="float">
            <text:p>0.61162</text:p>
          </table:table-cell>
          <table:table-cell office:value-type="float" office:value="0.482575" calcext:value-type="float">
            <text:p>0.482575</text:p>
          </table:table-cell>
          <table:table-cell/>
        </table:table-row>
        <table:table-row table:style-name="ro1">
          <table:table-cell office:value-type="float" office:value="0.100952" calcext:value-type="float">
            <text:p>0.100952</text:p>
          </table:table-cell>
          <table:table-cell office:value-type="float" office:value="0.0899083" calcext:value-type="float">
            <text:p>0.0899083</text:p>
          </table:table-cell>
          <table:table-cell office:value-type="float" office:value="0.611451" calcext:value-type="float">
            <text:p>0.611451</text:p>
          </table:table-cell>
          <table:table-cell office:value-type="float" office:value="0.481514" calcext:value-type="float">
            <text:p>0.481514</text:p>
          </table:table-cell>
          <table:table-cell/>
        </table:table-row>
        <table:table-row table:style-name="ro1">
          <table:table-cell office:value-type="float" office:value="0.101954" calcext:value-type="float">
            <text:p>0.101954</text:p>
          </table:table-cell>
          <table:table-cell office:value-type="float" office:value="0.0899256" calcext:value-type="float">
            <text:p>0.0899256</text:p>
          </table:table-cell>
          <table:table-cell office:value-type="float" office:value="0.611866" calcext:value-type="float">
            <text:p>0.611866</text:p>
          </table:table-cell>
          <table:table-cell office:value-type="float" office:value="0.480465" calcext:value-type="float">
            <text:p>0.480465</text:p>
          </table:table-cell>
          <table:table-cell/>
        </table:table-row>
        <table:table-row table:style-name="ro1">
          <table:table-cell office:value-type="float" office:value="0.103089" calcext:value-type="float">
            <text:p>0.103089</text:p>
          </table:table-cell>
          <table:table-cell office:value-type="float" office:value="0.0901134" calcext:value-type="float">
            <text:p>0.0901134</text:p>
          </table:table-cell>
          <table:table-cell office:value-type="float" office:value="0.612241" calcext:value-type="float">
            <text:p>0.612241</text:p>
          </table:table-cell>
          <table:table-cell office:value-type="float" office:value="0.479721" calcext:value-type="float">
            <text:p>0.479721</text:p>
          </table:table-cell>
          <table:table-cell/>
        </table:table-row>
        <table:table-row table:style-name="ro1">
          <table:table-cell office:value-type="float" office:value="0.103445" calcext:value-type="float">
            <text:p>0.103445</text:p>
          </table:table-cell>
          <table:table-cell office:value-type="float" office:value="0.0903488" calcext:value-type="float">
            <text:p>0.0903488</text:p>
          </table:table-cell>
          <table:table-cell office:value-type="float" office:value="0.611478" calcext:value-type="float">
            <text:p>0.611478</text:p>
          </table:table-cell>
          <table:table-cell office:value-type="float" office:value="0.479075" calcext:value-type="float">
            <text:p>0.479075</text:p>
          </table:table-cell>
          <table:table-cell/>
        </table:table-row>
        <table:table-row table:style-name="ro1">
          <table:table-cell office:value-type="float" office:value="0.103786" calcext:value-type="float">
            <text:p>0.103786</text:p>
          </table:table-cell>
          <table:table-cell office:value-type="float" office:value="0.0903999" calcext:value-type="float">
            <text:p>0.0903999</text:p>
          </table:table-cell>
          <table:table-cell office:value-type="float" office:value="0.610672" calcext:value-type="float">
            <text:p>0.610672</text:p>
          </table:table-cell>
          <table:table-cell office:value-type="float" office:value="0.477959" calcext:value-type="float">
            <text:p>0.477959</text:p>
          </table:table-cell>
          <table:table-cell/>
        </table:table-row>
        <table:table-row table:style-name="ro1">
          <table:table-cell office:value-type="float" office:value="0.104302" calcext:value-type="float">
            <text:p>0.104302</text:p>
          </table:table-cell>
          <table:table-cell office:value-type="float" office:value="0.0904065" calcext:value-type="float">
            <text:p>0.0904065</text:p>
          </table:table-cell>
          <table:table-cell office:value-type="float" office:value="0.610051" calcext:value-type="float">
            <text:p>0.610051</text:p>
          </table:table-cell>
          <table:table-cell office:value-type="float" office:value="0.476856" calcext:value-type="float">
            <text:p>0.476856</text:p>
          </table:table-cell>
          <table:table-cell/>
        </table:table-row>
        <table:table-row table:style-name="ro1">
          <table:table-cell office:value-type="float" office:value="0.105034" calcext:value-type="float">
            <text:p>0.105034</text:p>
          </table:table-cell>
          <table:table-cell office:value-type="float" office:value="0.0902693" calcext:value-type="float">
            <text:p>0.0902693</text:p>
          </table:table-cell>
          <table:table-cell office:value-type="float" office:value="0.609608" calcext:value-type="float">
            <text:p>0.609608</text:p>
          </table:table-cell>
          <table:table-cell office:value-type="float" office:value="0.476075" calcext:value-type="float">
            <text:p>0.476075</text:p>
          </table:table-cell>
          <table:table-cell/>
        </table:table-row>
        <table:table-row table:style-name="ro1">
          <table:table-cell office:value-type="float" office:value="0.104822" calcext:value-type="float">
            <text:p>0.104822</text:p>
          </table:table-cell>
          <table:table-cell office:value-type="float" office:value="0.0900826" calcext:value-type="float">
            <text:p>0.0900826</text:p>
          </table:table-cell>
          <table:table-cell office:value-type="float" office:value="0.608203" calcext:value-type="float">
            <text:p>0.608203</text:p>
          </table:table-cell>
          <table:table-cell office:value-type="float" office:value="0.475235" calcext:value-type="float">
            <text:p>0.475235</text:p>
          </table:table-cell>
          <table:table-cell/>
        </table:table-row>
        <table:table-row table:style-name="ro1">
          <table:table-cell office:value-type="float" office:value="0.104606" calcext:value-type="float">
            <text:p>0.104606</text:p>
          </table:table-cell>
          <table:table-cell office:value-type="float" office:value="0.0898764" calcext:value-type="float">
            <text:p>0.0898764</text:p>
          </table:table-cell>
          <table:table-cell office:value-type="float" office:value="0.606814" calcext:value-type="float">
            <text:p>0.606814</text:p>
          </table:table-cell>
          <table:table-cell office:value-type="float" office:value="0.474727" calcext:value-type="float">
            <text:p>0.474727</text:p>
          </table:table-cell>
          <table:table-cell/>
        </table:table-row>
        <table:table-row table:style-name="ro1">
          <table:table-cell office:value-type="float" office:value="0.104465" calcext:value-type="float">
            <text:p>0.104465</text:p>
          </table:table-cell>
          <table:table-cell office:value-type="float" office:value="0.0896733" calcext:value-type="float">
            <text:p>0.0896733</text:p>
          </table:table-cell>
          <table:table-cell office:value-type="float" office:value="0.605538" calcext:value-type="float">
            <text:p>0.605538</text:p>
          </table:table-cell>
          <table:table-cell office:value-type="float" office:value="0.474124" calcext:value-type="float">
            <text:p>0.474124</text:p>
          </table:table-cell>
          <table:table-cell/>
        </table:table-row>
        <table:table-row table:style-name="ro1">
          <table:table-cell office:value-type="float" office:value="0.104366" calcext:value-type="float">
            <text:p>0.104366</text:p>
          </table:table-cell>
          <table:table-cell office:value-type="float" office:value="0.0894696" calcext:value-type="float">
            <text:p>0.0894696</text:p>
          </table:table-cell>
          <table:table-cell office:value-type="float" office:value="0.604361" calcext:value-type="float">
            <text:p>0.604361</text:p>
          </table:table-cell>
          <table:table-cell office:value-type="float" office:value="0.473131" calcext:value-type="float">
            <text:p>0.473131</text:p>
          </table:table-cell>
          <table:table-cell/>
        </table:table-row>
        <table:table-row table:style-name="ro1">
          <table:table-cell office:value-type="float" office:value="0.10428" calcext:value-type="float">
            <text:p>0.10428</text:p>
          </table:table-cell>
          <table:table-cell office:value-type="float" office:value="0.089271" calcext:value-type="float">
            <text:p>0.089271</text:p>
          </table:table-cell>
          <table:table-cell office:value-type="float" office:value="0.603144" calcext:value-type="float">
            <text:p>0.603144</text:p>
          </table:table-cell>
          <table:table-cell office:value-type="float" office:value="0.472071" calcext:value-type="float">
            <text:p>0.472071</text:p>
          </table:table-cell>
          <table:table-cell/>
        </table:table-row>
        <table:table-row table:style-name="ro1">
          <table:table-cell office:value-type="float" office:value="0.104135" calcext:value-type="float">
            <text:p>0.104135</text:p>
          </table:table-cell>
          <table:table-cell office:value-type="float" office:value="0.0890733" calcext:value-type="float">
            <text:p>0.0890733</text:p>
          </table:table-cell>
          <table:table-cell office:value-type="float" office:value="0.601806" calcext:value-type="float">
            <text:p>0.601806</text:p>
          </table:table-cell>
          <table:table-cell office:value-type="float" office:value="0.471026" calcext:value-type="float">
            <text:p>0.471026</text:p>
          </table:table-cell>
          <table:table-cell/>
        </table:table-row>
        <table:table-row table:style-name="ro1">
          <table:table-cell office:value-type="float" office:value="0.104011" calcext:value-type="float">
            <text:p>0.104011</text:p>
          </table:table-cell>
          <table:table-cell office:value-type="float" office:value="0.0888769" calcext:value-type="float">
            <text:p>0.0888769</text:p>
          </table:table-cell>
          <table:table-cell office:value-type="float" office:value="0.600464" calcext:value-type="float">
            <text:p>0.600464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0.103824" calcext:value-type="float">
            <text:p>0.103824</text:p>
          </table:table-cell>
          <table:table-cell office:value-type="float" office:value="0.0887002" calcext:value-type="float">
            <text:p>0.0887002</text:p>
          </table:table-cell>
          <table:table-cell office:value-type="float" office:value="0.599139" calcext:value-type="float">
            <text:p>0.599139</text:p>
          </table:table-cell>
          <table:table-cell office:value-type="float" office:value="0.469008" calcext:value-type="float">
            <text:p>0.469008</text:p>
          </table:table-cell>
          <table:table-cell/>
        </table:table-row>
        <table:table-row table:style-name="ro1">
          <table:table-cell office:value-type="float" office:value="0.103819" calcext:value-type="float">
            <text:p>0.103819</text:p>
          </table:table-cell>
          <table:table-cell office:value-type="float" office:value="0.0885739" calcext:value-type="float">
            <text:p>0.0885739</text:p>
          </table:table-cell>
          <table:table-cell office:value-type="float" office:value="0.597819" calcext:value-type="float">
            <text:p>0.597819</text:p>
          </table:table-cell>
          <table:table-cell office:value-type="float" office:value="0.468104" calcext:value-type="float">
            <text:p>0.468104</text:p>
          </table:table-cell>
          <table:table-cell/>
        </table:table-row>
        <table:table-row table:style-name="ro1">
          <table:table-cell office:value-type="float" office:value="0.103683" calcext:value-type="float">
            <text:p>0.103683</text:p>
          </table:table-cell>
          <table:table-cell office:value-type="float" office:value="0.0884403" calcext:value-type="float">
            <text:p>0.0884403</text:p>
          </table:table-cell>
          <table:table-cell office:value-type="float" office:value="0.596519" calcext:value-type="float">
            <text:p>0.596519</text:p>
          </table:table-cell>
          <table:table-cell office:value-type="float" office:value="0.467129" calcext:value-type="float">
            <text:p>0.467129</text:p>
          </table:table-cell>
          <table:table-cell/>
        </table:table-row>
        <table:table-row table:style-name="ro1">
          <table:table-cell office:value-type="float" office:value="0.10347" calcext:value-type="float">
            <text:p>0.10347</text:p>
          </table:table-cell>
          <table:table-cell office:value-type="float" office:value="0.0882773" calcext:value-type="float">
            <text:p>0.0882773</text:p>
          </table:table-cell>
          <table:table-cell office:value-type="float" office:value="0.595681" calcext:value-type="float">
            <text:p>0.595681</text:p>
          </table:table-cell>
          <table:table-cell office:value-type="float" office:value="0.466134" calcext:value-type="float">
            <text:p>0.466134</text:p>
          </table:table-cell>
          <table:table-cell/>
        </table:table-row>
        <table:table-row table:style-name="ro1">
          <table:table-cell office:value-type="float" office:value="0.10326" calcext:value-type="float">
            <text:p>0.10326</text:p>
          </table:table-cell>
          <table:table-cell office:value-type="float" office:value="0.0881284" calcext:value-type="float">
            <text:p>0.0881284</text:p>
          </table:table-cell>
          <table:table-cell office:value-type="float" office:value="0.594845" calcext:value-type="float">
            <text:p>0.594845</text:p>
          </table:table-cell>
          <table:table-cell office:value-type="float" office:value="0.465308" calcext:value-type="float">
            <text:p>0.465308</text:p>
          </table:table-cell>
          <table:table-cell/>
        </table:table-row>
        <table:table-row table:style-name="ro1">
          <table:table-cell office:value-type="float" office:value="0.103227" calcext:value-type="float">
            <text:p>0.103227</text:p>
          </table:table-cell>
          <table:table-cell office:value-type="float" office:value="0.0880058" calcext:value-type="float">
            <text:p>0.0880058</text:p>
          </table:table-cell>
          <table:table-cell office:value-type="float" office:value="0.594555" calcext:value-type="float">
            <text:p>0.594555</text:p>
          </table:table-cell>
          <table:table-cell office:value-type="float" office:value="0.464505" calcext:value-type="float">
            <text:p>0.464505</text:p>
          </table:table-cell>
          <table:table-cell/>
        </table:table-row>
        <table:table-row table:style-name="ro1">
          <table:table-cell office:value-type="float" office:value="0.103193" calcext:value-type="float">
            <text:p>0.103193</text:p>
          </table:table-cell>
          <table:table-cell office:value-type="float" office:value="0.0878466" calcext:value-type="float">
            <text:p>0.0878466</text:p>
          </table:table-cell>
          <table:table-cell office:value-type="float" office:value="0.59399" calcext:value-type="float">
            <text:p>0.59399</text:p>
          </table:table-cell>
          <table:table-cell office:value-type="float" office:value="0.463508" calcext:value-type="float">
            <text:p>0.463508</text:p>
          </table:table-cell>
          <table:table-cell/>
        </table:table-row>
        <table:table-row table:style-name="ro1">
          <table:table-cell office:value-type="float" office:value="0.10321" calcext:value-type="float">
            <text:p>0.10321</text:p>
          </table:table-cell>
          <table:table-cell office:value-type="float" office:value="0.0876634" calcext:value-type="float">
            <text:p>0.0876634</text:p>
          </table:table-cell>
          <table:table-cell office:value-type="float" office:value="0.593433" calcext:value-type="float">
            <text:p>0.593433</text:p>
          </table:table-cell>
          <table:table-cell office:value-type="float" office:value="0.462524" calcext:value-type="float">
            <text:p>0.462524</text:p>
          </table:table-cell>
          <table:table-cell/>
        </table:table-row>
        <table:table-row table:style-name="ro1">
          <table:table-cell office:value-type="float" office:value="0.103281" calcext:value-type="float">
            <text:p>0.103281</text:p>
          </table:table-cell>
          <table:table-cell office:value-type="float" office:value="0.0874805" calcext:value-type="float">
            <text:p>0.0874805</text:p>
          </table:table-cell>
          <table:table-cell office:value-type="float" office:value="0.592802" calcext:value-type="float">
            <text:p>0.592802</text:p>
          </table:table-cell>
          <table:table-cell office:value-type="float" office:value="0.461797" calcext:value-type="float">
            <text:p>0.461797</text:p>
          </table:table-cell>
          <table:table-cell/>
        </table:table-row>
        <table:table-row table:style-name="ro1">
          <table:table-cell office:value-type="float" office:value="0.103196" calcext:value-type="float">
            <text:p>0.103196</text:p>
          </table:table-cell>
          <table:table-cell office:value-type="float" office:value="0.0873016" calcext:value-type="float">
            <text:p>0.0873016</text:p>
          </table:table-cell>
          <table:table-cell office:value-type="float" office:value="0.591825" calcext:value-type="float">
            <text:p>0.591825</text:p>
          </table:table-cell>
          <table:table-cell office:value-type="float" office:value="0.460878" calcext:value-type="float">
            <text:p>0.460878</text:p>
          </table:table-cell>
          <table:table-cell/>
        </table:table-row>
        <table:table-row table:style-name="ro1">
          <table:table-cell office:value-type="float" office:value="0.103087" calcext:value-type="float">
            <text:p>0.103087</text:p>
          </table:table-cell>
          <table:table-cell office:value-type="float" office:value="0.0871346" calcext:value-type="float">
            <text:p>0.0871346</text:p>
          </table:table-cell>
          <table:table-cell office:value-type="float" office:value="0.590796" calcext:value-type="float">
            <text:p>0.590796</text:p>
          </table:table-cell>
          <table:table-cell office:value-type="float" office:value="0.459901" calcext:value-type="float">
            <text:p>0.459901</text:p>
          </table:table-cell>
          <table:table-cell/>
        </table:table-row>
        <table:table-row table:style-name="ro1">
          <table:table-cell office:value-type="float" office:value="0.102878" calcext:value-type="float">
            <text:p>0.102878</text:p>
          </table:table-cell>
          <table:table-cell office:value-type="float" office:value="0.087034" calcext:value-type="float">
            <text:p>0.087034</text:p>
          </table:table-cell>
          <table:table-cell office:value-type="float" office:value="0.589575" calcext:value-type="float">
            <text:p>0.589575</text:p>
          </table:table-cell>
          <table:table-cell office:value-type="float" office:value="0.458932" calcext:value-type="float">
            <text:p>0.458932</text:p>
          </table:table-cell>
          <table:table-cell/>
        </table:table-row>
        <table:table-row table:style-name="ro1">
          <table:table-cell office:value-type="float" office:value="0.102726" calcext:value-type="float">
            <text:p>0.102726</text:p>
          </table:table-cell>
          <table:table-cell office:value-type="float" office:value="0.0868839" calcext:value-type="float">
            <text:p>0.0868839</text:p>
          </table:table-cell>
          <table:table-cell office:value-type="float" office:value="0.588436" calcext:value-type="float">
            <text:p>0.588436</text:p>
          </table:table-cell>
          <table:table-cell office:value-type="float" office:value="0.458047" calcext:value-type="float">
            <text:p>0.458047</text:p>
          </table:table-cell>
          <table:table-cell/>
        </table:table-row>
        <table:table-row table:style-name="ro1">
          <table:table-cell office:value-type="float" office:value="0.102536" calcext:value-type="float">
            <text:p>0.102536</text:p>
          </table:table-cell>
          <table:table-cell office:value-type="float" office:value="0.0867076" calcext:value-type="float">
            <text:p>0.0867076</text:p>
          </table:table-cell>
          <table:table-cell office:value-type="float" office:value="0.587245" calcext:value-type="float">
            <text:p>0.587245</text:p>
          </table:table-cell>
          <table:table-cell office:value-type="float" office:value="0.457277" calcext:value-type="float">
            <text:p>0.457277</text:p>
          </table:table-cell>
          <table:table-cell/>
        </table:table-row>
        <table:table-row table:style-name="ro1">
          <table:table-cell office:value-type="float" office:value="0.102331" calcext:value-type="float">
            <text:p>0.102331</text:p>
          </table:table-cell>
          <table:table-cell office:value-type="float" office:value="0.0865257" calcext:value-type="float">
            <text:p>0.0865257</text:p>
          </table:table-cell>
          <table:table-cell office:value-type="float" office:value="0.586049" calcext:value-type="float">
            <text:p>0.586049</text:p>
          </table:table-cell>
          <table:table-cell office:value-type="float" office:value="0.456325" calcext:value-type="float">
            <text:p>0.456325</text:p>
          </table:table-cell>
          <table:table-cell/>
        </table:table-row>
        <table:table-row table:style-name="ro1">
          <table:table-cell office:value-type="float" office:value="0.102123" calcext:value-type="float">
            <text:p>0.102123</text:p>
          </table:table-cell>
          <table:table-cell office:value-type="float" office:value="0.0863445" calcext:value-type="float">
            <text:p>0.0863445</text:p>
          </table:table-cell>
          <table:table-cell office:value-type="float" office:value="0.584853" calcext:value-type="float">
            <text:p>0.584853</text:p>
          </table:table-cell>
          <table:table-cell office:value-type="float" office:value="0.455377" calcext:value-type="float">
            <text:p>0.455377</text:p>
          </table:table-cell>
          <table:table-cell/>
        </table:table-row>
        <table:table-row table:style-name="ro1">
          <table:table-cell office:value-type="float" office:value="0.102008" calcext:value-type="float">
            <text:p>0.102008</text:p>
          </table:table-cell>
          <table:table-cell office:value-type="float" office:value="0.086177" calcext:value-type="float">
            <text:p>0.086177</text:p>
          </table:table-cell>
          <table:table-cell office:value-type="float" office:value="0.583828" calcext:value-type="float">
            <text:p>0.583828</text:p>
          </table:table-cell>
          <table:table-cell office:value-type="float" office:value="0.4545" calcext:value-type="float">
            <text:p>0.4545</text:p>
          </table:table-cell>
          <table:table-cell/>
        </table:table-row>
        <table:table-row table:style-name="ro1">
          <table:table-cell office:value-type="float" office:value="0.101796" calcext:value-type="float">
            <text:p>0.101796</text:p>
          </table:table-cell>
          <table:table-cell office:value-type="float" office:value="0.0859981" calcext:value-type="float">
            <text:p>0.0859981</text:p>
          </table:table-cell>
          <table:table-cell office:value-type="float" office:value="0.582617" calcext:value-type="float">
            <text:p>0.582617</text:p>
          </table:table-cell>
          <table:table-cell office:value-type="float" office:value="0.45356" calcext:value-type="float">
            <text:p>0.45356</text:p>
          </table:table-cell>
          <table:table-cell/>
        </table:table-row>
        <table:table-row table:style-name="ro1">
          <table:table-cell office:value-type="float" office:value="0.10162" calcext:value-type="float">
            <text:p>0.10162</text:p>
          </table:table-cell>
          <table:table-cell office:value-type="float" office:value="0.0858576" calcext:value-type="float">
            <text:p>0.0858576</text:p>
          </table:table-cell>
          <table:table-cell office:value-type="float" office:value="0.581444" calcext:value-type="float">
            <text:p>0.581444</text:p>
          </table:table-cell>
          <table:table-cell office:value-type="float" office:value="0.452635" calcext:value-type="float">
            <text:p>0.452635</text:p>
          </table:table-cell>
          <table:table-cell/>
        </table:table-row>
        <table:table-row table:style-name="ro1">
          <table:table-cell office:value-type="float" office:value="0.101414" calcext:value-type="float">
            <text:p>0.101414</text:p>
          </table:table-cell>
          <table:table-cell office:value-type="float" office:value="0.0857034" calcext:value-type="float">
            <text:p>0.0857034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451705" calcext:value-type="float">
            <text:p>0.451705</text:p>
          </table:table-cell>
          <table:table-cell/>
        </table:table-row>
        <table:table-row table:style-name="ro1">
          <table:table-cell office:value-type="float" office:value="0.101295" calcext:value-type="float">
            <text:p>0.101295</text:p>
          </table:table-cell>
          <table:table-cell office:value-type="float" office:value="0.085553" calcext:value-type="float">
            <text:p>0.085553</text:p>
          </table:table-cell>
          <table:table-cell office:value-type="float" office:value="0.579346" calcext:value-type="float">
            <text:p>0.579346</text:p>
          </table:table-cell>
          <table:table-cell office:value-type="float" office:value="0.450841" calcext:value-type="float">
            <text:p>0.450841</text:p>
          </table:table-cell>
          <table:table-cell/>
        </table:table-row>
        <table:table-row table:style-name="ro1">
          <table:table-cell office:value-type="float" office:value="0.101238" calcext:value-type="float">
            <text:p>0.101238</text:p>
          </table:table-cell>
          <table:table-cell office:value-type="float" office:value="0.0853923" calcext:value-type="float">
            <text:p>0.0853923</text:p>
          </table:table-cell>
          <table:table-cell office:value-type="float" office:value="0.578506" calcext:value-type="float">
            <text:p>0.578506</text:p>
          </table:table-cell>
          <table:table-cell office:value-type="float" office:value="0.449958" calcext:value-type="float">
            <text:p>0.449958</text:p>
          </table:table-cell>
          <table:table-cell/>
        </table:table-row>
        <table:table-row table:style-name="ro1">
          <table:table-cell office:value-type="float" office:value="0.101094" calcext:value-type="float">
            <text:p>0.101094</text:p>
          </table:table-cell>
          <table:table-cell office:value-type="float" office:value="0.0852499" calcext:value-type="float">
            <text:p>0.0852499</text:p>
          </table:table-cell>
          <table:table-cell office:value-type="float" office:value="0.577387" calcext:value-type="float">
            <text:p>0.577387</text:p>
          </table:table-cell>
          <table:table-cell office:value-type="float" office:value="0.449042" calcext:value-type="float">
            <text:p>0.449042</text:p>
          </table:table-cell>
          <table:table-cell/>
        </table:table-row>
        <table:table-row table:style-name="ro1">
          <table:table-cell office:value-type="float" office:value="0.100893" calcext:value-type="float">
            <text:p>0.100893</text:p>
          </table:table-cell>
          <table:table-cell office:value-type="float" office:value="0.085277" calcext:value-type="float">
            <text:p>0.085277</text:p>
          </table:table-cell>
          <table:table-cell office:value-type="float" office:value="0.576242" calcext:value-type="float">
            <text:p>0.576242</text:p>
          </table:table-cell>
          <table:table-cell office:value-type="float" office:value="0.448232" calcext:value-type="float">
            <text:p>0.448232</text:p>
          </table:table-cell>
          <table:table-cell/>
        </table:table-row>
        <table:table-row table:style-name="ro1">
          <table:table-cell office:value-type="float" office:value="0.100764" calcext:value-type="float">
            <text:p>0.100764</text:p>
          </table:table-cell>
          <table:table-cell office:value-type="float" office:value="0.0854878" calcext:value-type="float">
            <text:p>0.0854878</text:p>
          </table:table-cell>
          <table:table-cell office:value-type="float" office:value="0.575159" calcext:value-type="float">
            <text:p>0.575159</text:p>
          </table:table-cell>
          <table:table-cell office:value-type="float" office:value="0.447847" calcext:value-type="float">
            <text:p>0.447847</text:p>
          </table:table-cell>
          <table:table-cell/>
        </table:table-row>
        <table:table-row table:style-name="ro1">
          <table:table-cell office:value-type="float" office:value="0.100733" calcext:value-type="float">
            <text:p>0.100733</text:p>
          </table:table-cell>
          <table:table-cell office:value-type="float" office:value="0.0857987" calcext:value-type="float">
            <text:p>0.0857987</text:p>
          </table:table-cell>
          <table:table-cell office:value-type="float" office:value="0.57416" calcext:value-type="float">
            <text:p>0.57416</text:p>
          </table:table-cell>
          <table:table-cell office:value-type="float" office:value="0.447508" calcext:value-type="float">
            <text:p>0.447508</text:p>
          </table:table-cell>
          <table:table-cell/>
        </table:table-row>
        <table:table-row table:style-name="ro1">
          <table:table-cell office:value-type="float" office:value="0.100575" calcext:value-type="float">
            <text:p>0.100575</text:p>
          </table:table-cell>
          <table:table-cell office:value-type="float" office:value="0.0860152" calcext:value-type="float">
            <text:p>0.0860152</text:p>
          </table:table-cell>
          <table:table-cell office:value-type="float" office:value="0.573042" calcext:value-type="float">
            <text:p>0.573042</text:p>
          </table:table-cell>
          <table:table-cell office:value-type="float" office:value="0.446738" calcext:value-type="float">
            <text:p>0.446738</text:p>
          </table:table-cell>
          <table:table-cell/>
        </table:table-row>
        <table:table-row table:style-name="ro1">
          <table:table-cell office:value-type="float" office:value="0.1004" calcext:value-type="float">
            <text:p>0.1004</text:p>
          </table:table-cell>
          <table:table-cell office:value-type="float" office:value="0.0860316" calcext:value-type="float">
            <text:p>0.0860316</text:p>
          </table:table-cell>
          <table:table-cell office:value-type="float" office:value="0.571905" calcext:value-type="float">
            <text:p>0.571905</text:p>
          </table:table-cell>
          <table:table-cell office:value-type="float" office:value="0.445864" calcext:value-type="float">
            <text:p>0.445864</text:p>
          </table:table-cell>
          <table:table-cell/>
        </table:table-row>
        <table:table-row table:style-name="ro1">
          <table:table-cell office:value-type="float" office:value="0.100205" calcext:value-type="float">
            <text:p>0.100205</text:p>
          </table:table-cell>
          <table:table-cell office:value-type="float" office:value="0.0860265" calcext:value-type="float">
            <text:p>0.0860265</text:p>
          </table:table-cell>
          <table:table-cell office:value-type="float" office:value="0.570797" calcext:value-type="float">
            <text:p>0.570797</text:p>
          </table:table-cell>
          <table:table-cell office:value-type="float" office:value="0.445053" calcext:value-type="float">
            <text:p>0.445053</text:p>
          </table:table-cell>
          <table:table-cell/>
        </table:table-row>
        <table:table-row table:style-name="ro1">
          <table:table-cell office:value-type="float" office:value="0.100008" calcext:value-type="float">
            <text:p>0.100008</text:p>
          </table:table-cell>
          <table:table-cell office:value-type="float" office:value="0.0859462" calcext:value-type="float">
            <text:p>0.0859462</text:p>
          </table:table-cell>
          <table:table-cell office:value-type="float" office:value="0.569738" calcext:value-type="float">
            <text:p>0.569738</text:p>
          </table:table-cell>
          <table:table-cell office:value-type="float" office:value="0.444185" calcext:value-type="float">
            <text:p>0.444185</text:p>
          </table:table-cell>
          <table:table-cell/>
        </table:table-row>
        <table:table-row table:style-name="ro1">
          <table:table-cell office:value-type="float" office:value="0.0998142" calcext:value-type="float">
            <text:p>0.0998142</text:p>
          </table:table-cell>
          <table:table-cell office:value-type="float" office:value="0.0858636" calcext:value-type="float">
            <text:p>0.0858636</text:p>
          </table:table-cell>
          <table:table-cell office:value-type="float" office:value="0.568616" calcext:value-type="float">
            <text:p>0.568616</text:p>
          </table:table-cell>
          <table:table-cell office:value-type="float" office:value="0.443313" calcext:value-type="float">
            <text:p>0.443313</text:p>
          </table:table-cell>
          <table:table-cell/>
        </table:table-row>
        <table:table-row table:style-name="ro1">
          <table:table-cell office:value-type="float" office:value="0.0996394" calcext:value-type="float">
            <text:p>0.0996394</text:p>
          </table:table-cell>
          <table:table-cell office:value-type="float" office:value="0.0856977" calcext:value-type="float">
            <text:p>0.0856977</text:p>
          </table:table-cell>
          <table:table-cell office:value-type="float" office:value="0.567554" calcext:value-type="float">
            <text:p>0.567554</text:p>
          </table:table-cell>
          <table:table-cell office:value-type="float" office:value="0.442578" calcext:value-type="float">
            <text:p>0.442578</text:p>
          </table:table-cell>
          <table:table-cell/>
        </table:table-row>
        <table:table-row table:style-name="ro1">
          <table:table-cell office:value-type="float" office:value="0.0994931" calcext:value-type="float">
            <text:p>0.0994931</text:p>
          </table:table-cell>
          <table:table-cell office:value-type="float" office:value="0.0855302" calcext:value-type="float">
            <text:p>0.0855302</text:p>
          </table:table-cell>
          <table:table-cell office:value-type="float" office:value="0.566634" calcext:value-type="float">
            <text:p>0.566634</text:p>
          </table:table-cell>
          <table:table-cell office:value-type="float" office:value="0.44175" calcext:value-type="float">
            <text:p>0.44175</text:p>
          </table:table-cell>
          <table:table-cell/>
        </table:table-row>
        <table:table-row table:style-name="ro1">
          <table:table-cell office:value-type="float" office:value="0.0995439" calcext:value-type="float">
            <text:p>0.0995439</text:p>
          </table:table-cell>
          <table:table-cell office:value-type="float" office:value="0.0854022" calcext:value-type="float">
            <text:p>0.0854022</text:p>
          </table:table-cell>
          <table:table-cell office:value-type="float" office:value="0.565984" calcext:value-type="float">
            <text:p>0.565984</text:p>
          </table:table-cell>
          <table:table-cell office:value-type="float" office:value="0.441117" calcext:value-type="float">
            <text:p>0.441117</text:p>
          </table:table-cell>
          <table:table-cell/>
        </table:table-row>
        <table:table-row table:style-name="ro1">
          <table:table-cell office:value-type="float" office:value="0.0995384" calcext:value-type="float">
            <text:p>0.0995384</text:p>
          </table:table-cell>
          <table:table-cell office:value-type="float" office:value="0.0852601" calcext:value-type="float">
            <text:p>0.0852601</text:p>
          </table:table-cell>
          <table:table-cell office:value-type="float" office:value="0.564983" calcext:value-type="float">
            <text:p>0.564983</text:p>
          </table:table-cell>
          <table:table-cell office:value-type="float" office:value="0.440522" calcext:value-type="float">
            <text:p>0.440522</text:p>
          </table:table-cell>
          <table:table-cell/>
        </table:table-row>
        <table:table-row table:style-name="ro1">
          <table:table-cell office:value-type="float" office:value="0.0994324" calcext:value-type="float">
            <text:p>0.0994324</text:p>
          </table:table-cell>
          <table:table-cell office:value-type="float" office:value="0.0850961" calcext:value-type="float">
            <text:p>0.0850961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39731" calcext:value-type="float">
            <text:p>0.439731</text:p>
          </table:table-cell>
          <table:table-cell/>
        </table:table-row>
        <table:table-row table:style-name="ro1">
          <table:table-cell office:value-type="float" office:value="0.0993104" calcext:value-type="float">
            <text:p>0.0993104</text:p>
          </table:table-cell>
          <table:table-cell office:value-type="float" office:value="0.0849962" calcext:value-type="float">
            <text:p>0.0849962</text:p>
          </table:table-cell>
          <table:table-cell office:value-type="float" office:value="0.562833" calcext:value-type="float">
            <text:p>0.562833</text:p>
          </table:table-cell>
          <table:table-cell office:value-type="float" office:value="0.43894" calcext:value-type="float">
            <text:p>0.43894</text:p>
          </table:table-cell>
          <table:table-cell/>
        </table:table-row>
        <table:table-row table:style-name="ro1">
          <table:table-cell office:value-type="float" office:value="0.0991918" calcext:value-type="float">
            <text:p>0.099191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561763" calcext:value-type="float">
            <text:p>0.561763</text:p>
          </table:table-cell>
          <table:table-cell office:value-type="float" office:value="0.438139" calcext:value-type="float">
            <text:p>0.438139</text:p>
          </table:table-cell>
          <table:table-cell/>
        </table:table-row>
        <table:table-row table:style-name="ro1">
          <table:table-cell office:value-type="float" office:value="0.099151" calcext:value-type="float">
            <text:p>0.099151</text:p>
          </table:table-cell>
          <table:table-cell office:value-type="float" office:value="0.0847683" calcext:value-type="float">
            <text:p>0.0847683</text:p>
          </table:table-cell>
          <table:table-cell office:value-type="float" office:value="0.560777" calcext:value-type="float">
            <text:p>0.560777</text:p>
          </table:table-cell>
          <table:table-cell office:value-type="float" office:value="0.437312" calcext:value-type="float">
            <text:p>0.437312</text:p>
          </table:table-cell>
          <table:table-cell/>
        </table:table-row>
        <table:table-row table:style-name="ro1">
          <table:table-cell office:value-type="float" office:value="0.0991297" calcext:value-type="float">
            <text:p>0.0991297</text:p>
          </table:table-cell>
          <table:table-cell office:value-type="float" office:value="0.0846074" calcext:value-type="float">
            <text:p>0.0846074</text:p>
          </table:table-cell>
          <table:table-cell office:value-type="float" office:value="0.559784" calcext:value-type="float">
            <text:p>0.559784</text:p>
          </table:table-cell>
          <table:table-cell office:value-type="float" office:value="0.436506" calcext:value-type="float">
            <text:p>0.436506</text:p>
          </table:table-cell>
          <table:table-cell/>
        </table:table-row>
        <table:table-row table:style-name="ro1">
          <table:table-cell office:value-type="float" office:value="0.0990832" calcext:value-type="float">
            <text:p>0.0990832</text:p>
          </table:table-cell>
          <table:table-cell office:value-type="float" office:value="0.084449" calcext:value-type="float">
            <text:p>0.084449</text:p>
          </table:table-cell>
          <table:table-cell office:value-type="float" office:value="0.55873" calcext:value-type="float">
            <text:p>0.55873</text:p>
          </table:table-cell>
          <table:table-cell office:value-type="float" office:value="0.435726" calcext:value-type="float">
            <text:p>0.435726</text:p>
          </table:table-cell>
          <table:table-cell/>
        </table:table-row>
        <table:table-row table:style-name="ro1">
          <table:table-cell office:value-type="float" office:value="0.0990884" calcext:value-type="float">
            <text:p>0.0990884</text:p>
          </table:table-cell>
          <table:table-cell office:value-type="float" office:value="0.0843321" calcext:value-type="float">
            <text:p>0.0843321</text:p>
          </table:table-cell>
          <table:table-cell office:value-type="float" office:value="0.557684" calcext:value-type="float">
            <text:p>0.557684</text:p>
          </table:table-cell>
          <table:table-cell office:value-type="float" office:value="0.43509" calcext:value-type="float">
            <text:p>0.43509</text:p>
          </table:table-cell>
          <table:table-cell/>
        </table:table-row>
        <table:table-row table:style-name="ro1">
          <table:table-cell office:value-type="float" office:value="0.0991156" calcext:value-type="float">
            <text:p>0.0991156</text:p>
          </table:table-cell>
          <table:table-cell office:value-type="float" office:value="0.0841862" calcext:value-type="float">
            <text:p>0.0841862</text:p>
          </table:table-cell>
          <table:table-cell office:value-type="float" office:value="0.556798" calcext:value-type="float">
            <text:p>0.556798</text:p>
          </table:table-cell>
          <table:table-cell office:value-type="float" office:value="0.43429" calcext:value-type="float">
            <text:p>0.43429</text:p>
          </table:table-cell>
          <table:table-cell/>
        </table:table-row>
        <table:table-row table:style-name="ro1">
          <table:table-cell office:value-type="float" office:value="0.0992762" calcext:value-type="float">
            <text:p>0.0992762</text:p>
          </table:table-cell>
          <table:table-cell office:value-type="float" office:value="0.084148" calcext:value-type="float">
            <text:p>0.084148</text:p>
          </table:table-cell>
          <table:table-cell office:value-type="float" office:value="0.555942" calcext:value-type="float">
            <text:p>0.555942</text:p>
          </table:table-cell>
          <table:table-cell office:value-type="float" office:value="0.433704" calcext:value-type="float">
            <text:p>0.433704</text:p>
          </table:table-cell>
          <table:table-cell/>
        </table:table-row>
        <table:table-row table:style-name="ro1">
          <table:table-cell office:value-type="float" office:value="0.0995683" calcext:value-type="float">
            <text:p>0.0995683</text:p>
          </table:table-cell>
          <table:table-cell office:value-type="float" office:value="0.084147" calcext:value-type="float">
            <text:p>0.084147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433129" calcext:value-type="float">
            <text:p>0.433129</text:p>
          </table:table-cell>
          <table:table-cell/>
        </table:table-row>
        <table:table-row table:style-name="ro1">
          <table:table-cell office:value-type="float" office:value="0.099618" calcext:value-type="float">
            <text:p>0.099618</text:p>
          </table:table-cell>
          <table:table-cell office:value-type="float" office:value="0.0840584" calcext:value-type="float">
            <text:p>0.0840584</text:p>
          </table:table-cell>
          <table:table-cell office:value-type="float" office:value="0.554243" calcext:value-type="float">
            <text:p>0.554243</text:p>
          </table:table-cell>
          <table:table-cell office:value-type="float" office:value="0.43235" calcext:value-type="float">
            <text:p>0.43235</text:p>
          </table:table-cell>
          <table:table-cell/>
        </table:table-row>
        <table:table-row table:style-name="ro1">
          <table:table-cell office:value-type="float" office:value="0.0996301" calcext:value-type="float">
            <text:p>0.0996301</text:p>
          </table:table-cell>
          <table:table-cell office:value-type="float" office:value="0.0839077" calcext:value-type="float">
            <text:p>0.0839077</text:p>
          </table:table-cell>
          <table:table-cell office:value-type="float" office:value="0.553224" calcext:value-type="float">
            <text:p>0.553224</text:p>
          </table:table-cell>
          <table:table-cell office:value-type="float" office:value="0.431558" calcext:value-type="float">
            <text:p>0.431558</text:p>
          </table:table-cell>
          <table:table-cell/>
        </table:table-row>
        <table:table-row table:style-name="ro1">
          <table:table-cell office:value-type="float" office:value="0.0995007" calcext:value-type="float">
            <text:p>0.0995007</text:p>
          </table:table-cell>
          <table:table-cell office:value-type="float" office:value="0.0837536" calcext:value-type="float">
            <text:p>0.0837536</text:p>
          </table:table-cell>
          <table:table-cell office:value-type="float" office:value="0.55222" calcext:value-type="float">
            <text:p>0.55222</text:p>
          </table:table-cell>
          <table:table-cell office:value-type="float" office:value="0.430824" calcext:value-type="float">
            <text:p>0.430824</text:p>
          </table:table-cell>
          <table:table-cell/>
        </table:table-row>
        <table:table-row table:style-name="ro1">
          <table:table-cell office:value-type="float" office:value="0.0993709" calcext:value-type="float">
            <text:p>0.0993709</text:p>
          </table:table-cell>
          <table:table-cell office:value-type="float" office:value="0.0837533" calcext:value-type="float">
            <text:p>0.0837533</text:p>
          </table:table-cell>
          <table:table-cell office:value-type="float" office:value="0.551205" calcext:value-type="float">
            <text:p>0.551205</text:p>
          </table:table-cell>
          <table:table-cell office:value-type="float" office:value="0.430184" calcext:value-type="float">
            <text:p>0.430184</text:p>
          </table:table-cell>
          <table:table-cell/>
        </table:table-row>
        <table:table-row table:style-name="ro1">
          <table:table-cell office:value-type="float" office:value="0.0991961" calcext:value-type="float">
            <text:p>0.0991961</text:p>
          </table:table-cell>
          <table:table-cell office:value-type="float" office:value="0.0837413" calcext:value-type="float">
            <text:p>0.0837413</text:p>
          </table:table-cell>
          <table:table-cell office:value-type="float" office:value="0.550234" calcext:value-type="float">
            <text:p>0.550234</text:p>
          </table:table-cell>
          <table:table-cell office:value-type="float" office:value="0.429493" calcext:value-type="float">
            <text:p>0.429493</text:p>
          </table:table-cell>
          <table:table-cell/>
        </table:table-row>
        <table:table-row table:style-name="ro1">
          <table:table-cell office:value-type="float" office:value="0.0990237" calcext:value-type="float">
            <text:p>0.0990237</text:p>
          </table:table-cell>
          <table:table-cell office:value-type="float" office:value="0.0839924" calcext:value-type="float">
            <text:p>0.0839924</text:p>
          </table:table-cell>
          <table:table-cell office:value-type="float" office:value="0.549452" calcext:value-type="float">
            <text:p>0.549452</text:p>
          </table:table-cell>
          <table:table-cell office:value-type="float" office:value="0.429142" calcext:value-type="float">
            <text:p>0.429142</text:p>
          </table:table-cell>
          <table:table-cell/>
        </table:table-row>
        <table:table-row table:style-name="ro1">
          <table:table-cell office:value-type="float" office:value="0.0988526" calcext:value-type="float">
            <text:p>0.0988526</text:p>
          </table:table-cell>
          <table:table-cell office:value-type="float" office:value="0.0841794" calcext:value-type="float">
            <text:p>0.0841794</text:p>
          </table:table-cell>
          <table:table-cell office:value-type="float" office:value="0.548842" calcext:value-type="float">
            <text:p>0.548842</text:p>
          </table:table-cell>
          <table:table-cell office:value-type="float" office:value="0.428612" calcext:value-type="float">
            <text:p>0.428612</text:p>
          </table:table-cell>
          <table:table-cell/>
        </table:table-row>
        <table:table-row table:style-name="ro1">
          <table:table-cell office:value-type="float" office:value="0.0986777" calcext:value-type="float">
            <text:p>0.0986777</text:p>
          </table:table-cell>
          <table:table-cell office:value-type="float" office:value="0.08409" calcext:value-type="float">
            <text:p>0.08409</text:p>
          </table:table-cell>
          <table:table-cell office:value-type="float" office:value="0.548004" calcext:value-type="float">
            <text:p>0.548004</text:p>
          </table:table-cell>
          <table:table-cell office:value-type="float" office:value="0.427837" calcext:value-type="float">
            <text:p>0.427837</text:p>
          </table:table-cell>
          <table:table-cell/>
        </table:table-row>
        <table:table-row table:style-name="ro1">
          <table:table-cell office:value-type="float" office:value="0.0985001" calcext:value-type="float">
            <text:p>0.0985001</text:p>
          </table:table-cell>
          <table:table-cell office:value-type="float" office:value="0.0839431" calcext:value-type="float">
            <text:p>0.0839431</text:p>
          </table:table-cell>
          <table:table-cell office:value-type="float" office:value="0.547104" calcext:value-type="float">
            <text:p>0.547104</text:p>
          </table:table-cell>
          <table:table-cell office:value-type="float" office:value="0.427185" calcext:value-type="float">
            <text:p>0.427185</text:p>
          </table:table-cell>
          <table:table-cell/>
        </table:table-row>
        <table:table-row table:style-name="ro1">
          <table:table-cell office:value-type="float" office:value="0.0983239" calcext:value-type="float">
            <text:p>0.0983239</text:p>
          </table:table-cell>
          <table:table-cell office:value-type="float" office:value="0.0837999" calcext:value-type="float">
            <text:p>0.0837999</text:p>
          </table:table-cell>
          <table:table-cell office:value-type="float" office:value="0.546125" calcext:value-type="float">
            <text:p>0.546125</text:p>
          </table:table-cell>
          <table:table-cell office:value-type="float" office:value="0.426453" calcext:value-type="float">
            <text:p>0.426453</text:p>
          </table:table-cell>
          <table:table-cell/>
        </table:table-row>
        <table:table-row table:style-name="ro1">
          <table:table-cell office:value-type="float" office:value="0.098149" calcext:value-type="float">
            <text:p>0.098149</text:p>
          </table:table-cell>
          <table:table-cell office:value-type="float" office:value="0.0836748" calcext:value-type="float">
            <text:p>0.0836748</text:p>
          </table:table-cell>
          <table:table-cell office:value-type="float" office:value="0.545157" calcext:value-type="float">
            <text:p>0.545157</text:p>
          </table:table-cell>
          <table:table-cell office:value-type="float" office:value="0.425735" calcext:value-type="float">
            <text:p>0.425735</text:p>
          </table:table-cell>
          <table:table-cell/>
        </table:table-row>
        <table:table-row table:style-name="ro1">
          <table:table-cell office:value-type="float" office:value="0.0980018" calcext:value-type="float">
            <text:p>0.0980018</text:p>
          </table:table-cell>
          <table:table-cell office:value-type="float" office:value="0.0836883" calcext:value-type="float">
            <text:p>0.0836883</text:p>
          </table:table-cell>
          <table:table-cell office:value-type="float" office:value="0.544288" calcext:value-type="float">
            <text:p>0.544288</text:p>
          </table:table-cell>
          <table:table-cell office:value-type="float" office:value="0.425288" calcext:value-type="float">
            <text:p>0.425288</text:p>
          </table:table-cell>
          <table:table-cell/>
        </table:table-row>
        <table:table-row table:style-name="ro1">
          <table:table-cell office:value-type="float" office:value="0.0978345" calcext:value-type="float">
            <text:p>0.0978345</text:p>
          </table:table-cell>
          <table:table-cell office:value-type="float" office:value="0.0836054" calcext:value-type="float">
            <text:p>0.0836054</text:p>
          </table:table-cell>
          <table:table-cell office:value-type="float" office:value="0.543386" calcext:value-type="float">
            <text:p>0.543386</text:p>
          </table:table-cell>
          <table:table-cell office:value-type="float" office:value="0.424643" calcext:value-type="float">
            <text:p>0.424643</text:p>
          </table:table-cell>
          <table:table-cell/>
        </table:table-row>
        <table:table-row table:style-name="ro1">
          <table:table-cell office:value-type="float" office:value="0.0976609" calcext:value-type="float">
            <text:p>0.0976609</text:p>
          </table:table-cell>
          <table:table-cell office:value-type="float" office:value="0.0835918" calcext:value-type="float">
            <text:p>0.0835918</text:p>
          </table:table-cell>
          <table:table-cell office:value-type="float" office:value="0.542455" calcext:value-type="float">
            <text:p>0.542455</text:p>
          </table:table-cell>
          <table:table-cell office:value-type="float" office:value="0.424303" calcext:value-type="float">
            <text:p>0.424303</text:p>
          </table:table-cell>
          <table:table-cell/>
        </table:table-row>
        <table:table-row table:style-name="ro1">
          <table:table-cell office:value-type="float" office:value="0.0974927" calcext:value-type="float">
            <text:p>0.0974927</text:p>
          </table:table-cell>
          <table:table-cell office:value-type="float" office:value="0.083709" calcext:value-type="float">
            <text:p>0.083709</text:p>
          </table:table-cell>
          <table:table-cell office:value-type="float" office:value="0.541496" calcext:value-type="float">
            <text:p>0.541496</text:p>
          </table:table-cell>
          <table:table-cell office:value-type="float" office:value="0.424194" calcext:value-type="float">
            <text:p>0.424194</text:p>
          </table:table-cell>
          <table:table-cell/>
        </table:table-row>
        <table:table-row table:style-name="ro1">
          <table:table-cell office:value-type="float" office:value="0.0973223" calcext:value-type="float">
            <text:p>0.0973223</text:p>
          </table:table-cell>
          <table:table-cell office:value-type="float" office:value="0.0836973" calcext:value-type="float">
            <text:p>0.0836973</text:p>
          </table:table-cell>
          <table:table-cell office:value-type="float" office:value="0.540544" calcext:value-type="float">
            <text:p>0.540544</text:p>
          </table:table-cell>
          <table:table-cell office:value-type="float" office:value="0.423694" calcext:value-type="float">
            <text:p>0.423694</text:p>
          </table:table-cell>
          <table:table-cell/>
        </table:table-row>
        <table:table-row table:style-name="ro1">
          <table:table-cell office:value-type="float" office:value="0.0971669" calcext:value-type="float">
            <text:p>0.0971669</text:p>
          </table:table-cell>
          <table:table-cell office:value-type="float" office:value="0.0836296" calcext:value-type="float">
            <text:p>0.0836296</text:p>
          </table:table-cell>
          <table:table-cell office:value-type="float" office:value="0.539595" calcext:value-type="float">
            <text:p>0.539595</text:p>
          </table:table-cell>
          <table:table-cell office:value-type="float" office:value="0.423089" calcext:value-type="float">
            <text:p>0.423089</text:p>
          </table:table-cell>
          <table:table-cell/>
        </table:table-row>
        <table:table-row table:style-name="ro1">
          <table:table-cell office:value-type="float" office:value="0.0970475" calcext:value-type="float">
            <text:p>0.0970475</text:p>
          </table:table-cell>
          <table:table-cell office:value-type="float" office:value="0.0835468" calcext:value-type="float">
            <text:p>0.0835468</text:p>
          </table:table-cell>
          <table:table-cell office:value-type="float" office:value="0.538655" calcext:value-type="float">
            <text:p>0.538655</text:p>
          </table:table-cell>
          <table:table-cell office:value-type="float" office:value="0.422488" calcext:value-type="float">
            <text:p>0.422488</text:p>
          </table:table-cell>
          <table:table-cell/>
        </table:table-row>
        <table:table-row table:style-name="ro1">
          <table:table-cell office:value-type="float" office:value="0.0968787" calcext:value-type="float">
            <text:p>0.0968787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537781" calcext:value-type="float">
            <text:p>0.537781</text:p>
          </table:table-cell>
          <table:table-cell office:value-type="float" office:value="0.422381" calcext:value-type="float">
            <text:p>0.422381</text:p>
          </table:table-cell>
          <table:table-cell/>
        </table:table-row>
        <table:table-row table:style-name="ro1">
          <table:table-cell office:value-type="float" office:value="0.096711" calcext:value-type="float">
            <text:p>0.096711</text:p>
          </table:table-cell>
          <table:table-cell office:value-type="float" office:value="0.0839423" calcext:value-type="float">
            <text:p>0.0839423</text:p>
          </table:table-cell>
          <table:table-cell office:value-type="float" office:value="0.537034" calcext:value-type="float">
            <text:p>0.537034</text:p>
          </table:table-cell>
          <table:table-cell office:value-type="float" office:value="0.422233" calcext:value-type="float">
            <text:p>0.422233</text:p>
          </table:table-cell>
          <table:table-cell/>
        </table:table-row>
        <table:table-row table:style-name="ro1">
          <table:table-cell office:value-type="float" office:value="0.0965539" calcext:value-type="float">
            <text:p>0.0965539</text:p>
          </table:table-cell>
          <table:table-cell office:value-type="float" office:value="0.0840064" calcext:value-type="float">
            <text:p>0.0840064</text:p>
          </table:table-cell>
          <table:table-cell office:value-type="float" office:value="0.536342" calcext:value-type="float">
            <text:p>0.536342</text:p>
          </table:table-cell>
          <table:table-cell office:value-type="float" office:value="0.421809" calcext:value-type="float">
            <text:p>0.421809</text:p>
          </table:table-cell>
          <table:table-cell/>
        </table:table-row>
        <table:table-row table:style-name="ro1">
          <table:table-cell office:value-type="float" office:value="0.096398" calcext:value-type="float">
            <text:p>0.096398</text:p>
          </table:table-cell>
          <table:table-cell office:value-type="float" office:value="0.0843481" calcext:value-type="float">
            <text:p>0.0843481</text:p>
          </table:table-cell>
          <table:table-cell office:value-type="float" office:value="0.535686" calcext:value-type="float">
            <text:p>0.535686</text:p>
          </table:table-cell>
          <table:table-cell office:value-type="float" office:value="0.421837" calcext:value-type="float">
            <text:p>0.421837</text:p>
          </table:table-cell>
          <table:table-cell/>
        </table:table-row>
        <table:table-row table:style-name="ro1">
          <table:table-cell office:value-type="float" office:value="0.0962335" calcext:value-type="float">
            <text:p>0.0962335</text:p>
          </table:table-cell>
          <table:table-cell office:value-type="float" office:value="0.0842585" calcext:value-type="float">
            <text:p>0.0842585</text:p>
          </table:table-cell>
          <table:table-cell office:value-type="float" office:value="0.534901" calcext:value-type="float">
            <text:p>0.534901</text:p>
          </table:table-cell>
          <table:table-cell office:value-type="float" office:value="0.42118" calcext:value-type="float">
            <text:p>0.42118</text:p>
          </table:table-cell>
          <table:table-cell/>
        </table:table-row>
        <table:table-row table:style-name="ro1">
          <table:table-cell office:value-type="float" office:value="0.0960714" calcext:value-type="float">
            <text:p>0.0960714</text:p>
          </table:table-cell>
          <table:table-cell office:value-type="float" office:value="0.0841858" calcext:value-type="float">
            <text:p>0.0841858</text:p>
          </table:table-cell>
          <table:table-cell office:value-type="float" office:value="0.534069" calcext:value-type="float">
            <text:p>0.534069</text:p>
          </table:table-cell>
          <table:table-cell office:value-type="float" office:value="0.420645" calcext:value-type="float">
            <text:p>0.420645</text:p>
          </table:table-cell>
          <table:table-cell/>
        </table:table-row>
        <table:table-row table:style-name="ro1">
          <table:table-cell office:value-type="float" office:value="0.0959098" calcext:value-type="float">
            <text:p>0.0959098</text:p>
          </table:table-cell>
          <table:table-cell office:value-type="float" office:value="0.0842027" calcext:value-type="float">
            <text:p>0.0842027</text:p>
          </table:table-cell>
          <table:table-cell office:value-type="float" office:value="0.533293" calcext:value-type="float">
            <text:p>0.533293</text:p>
          </table:table-cell>
          <table:table-cell office:value-type="float" office:value="0.420302" calcext:value-type="float">
            <text:p>0.420302</text:p>
          </table:table-cell>
          <table:table-cell/>
        </table:table-row>
        <table:table-row table:style-name="ro1">
          <table:table-cell office:value-type="float" office:value="0.0957524" calcext:value-type="float">
            <text:p>0.0957524</text:p>
          </table:table-cell>
          <table:table-cell office:value-type="float" office:value="0.084323" calcext:value-type="float">
            <text:p>0.084323</text:p>
          </table:table-cell>
          <table:table-cell office:value-type="float" office:value="0.53258" calcext:value-type="float">
            <text:p>0.53258</text:p>
          </table:table-cell>
          <table:table-cell office:value-type="float" office:value="0.420164" calcext:value-type="float">
            <text:p>0.420164</text:p>
          </table:table-cell>
          <table:table-cell/>
        </table:table-row>
        <table:table-row table:style-name="ro1">
          <table:table-cell office:value-type="float" office:value="0.0955939" calcext:value-type="float">
            <text:p>0.0955939</text:p>
          </table:table-cell>
          <table:table-cell office:value-type="float" office:value="0.0846821" calcext:value-type="float">
            <text:p>0.0846821</text:p>
          </table:table-cell>
          <table:table-cell office:value-type="float" office:value="0.531927" calcext:value-type="float">
            <text:p>0.531927</text:p>
          </table:table-cell>
          <table:table-cell office:value-type="float" office:value="0.420393" calcext:value-type="float">
            <text:p>0.420393</text:p>
          </table:table-cell>
          <table:table-cell/>
        </table:table-row>
        <table:table-row table:style-name="ro1">
          <table:table-cell office:value-type="float" office:value="0.0954584" calcext:value-type="float">
            <text:p>0.0954584</text:p>
          </table:table-cell>
          <table:table-cell office:value-type="float" office:value="0.0850721" calcext:value-type="float">
            <text:p>0.0850721</text:p>
          </table:table-cell>
          <table:table-cell office:value-type="float" office:value="0.531784" calcext:value-type="float">
            <text:p>0.531784</text:p>
          </table:table-cell>
          <table:table-cell office:value-type="float" office:value="0.420309" calcext:value-type="float">
            <text:p>0.420309</text:p>
          </table:table-cell>
          <table:table-cell/>
        </table:table-row>
        <table:table-row table:style-name="ro1">
          <table:table-cell office:value-type="float" office:value="0.0953932" calcext:value-type="float">
            <text:p>0.0953932</text:p>
          </table:table-cell>
          <table:table-cell office:value-type="float" office:value="0.0855864" calcext:value-type="float">
            <text:p>0.0855864</text:p>
          </table:table-cell>
          <table:table-cell office:value-type="float" office:value="0.531887" calcext:value-type="float">
            <text:p>0.531887</text:p>
          </table:table-cell>
          <table:table-cell office:value-type="float" office:value="0.420394" calcext:value-type="float">
            <text:p>0.420394</text:p>
          </table:table-cell>
          <table:table-cell/>
        </table:table-row>
        <table:table-row table:style-name="ro1">
          <table:table-cell office:value-type="float" office:value="0.0953821" calcext:value-type="float">
            <text:p>0.0953821</text:p>
          </table:table-cell>
          <table:table-cell office:value-type="float" office:value="0.0858845" calcext:value-type="float">
            <text:p>0.0858845</text:p>
          </table:table-cell>
          <table:table-cell office:value-type="float" office:value="0.532201" calcext:value-type="float">
            <text:p>0.532201</text:p>
          </table:table-cell>
          <table:table-cell office:value-type="float" office:value="0.420086" calcext:value-type="float">
            <text:p>0.420086</text:p>
          </table:table-cell>
          <table:table-cell/>
        </table:table-row>
        <table:table-row table:style-name="ro1">
          <table:table-cell office:value-type="float" office:value="0.0953098" calcext:value-type="float">
            <text:p>0.0953098</text:p>
          </table:table-cell>
          <table:table-cell office:value-type="float" office:value="0.0861867" calcext:value-type="float">
            <text:p>0.0861867</text:p>
          </table:table-cell>
          <table:table-cell office:value-type="float" office:value="0.532274" calcext:value-type="float">
            <text:p>0.532274</text:p>
          </table:table-cell>
          <table:table-cell office:value-type="float" office:value="0.419772" calcext:value-type="float">
            <text:p>0.419772</text:p>
          </table:table-cell>
          <table:table-cell/>
        </table:table-row>
        <table:table-row table:style-name="ro1">
          <table:table-cell office:value-type="float" office:value="0.0952753" calcext:value-type="float">
            <text:p>0.0952753</text:p>
          </table:table-cell>
          <table:table-cell office:value-type="float" office:value="0.0865911" calcext:value-type="float">
            <text:p>0.0865911</text:p>
          </table:table-cell>
          <table:table-cell office:value-type="float" office:value="0.532314" calcext:value-type="float">
            <text:p>0.532314</text:p>
          </table:table-cell>
          <table:table-cell office:value-type="float" office:value="0.419666" calcext:value-type="float">
            <text:p>0.419666</text:p>
          </table:table-cell>
          <table:table-cell/>
        </table:table-row>
        <table:table-row table:style-name="ro1">
          <table:table-cell office:value-type="float" office:value="0.0952944" calcext:value-type="float">
            <text:p>0.0952944</text:p>
          </table:table-cell>
          <table:table-cell office:value-type="float" office:value="0.0869494" calcext:value-type="float">
            <text:p>0.0869494</text:p>
          </table:table-cell>
          <table:table-cell office:value-type="float" office:value="0.532411" calcext:value-type="float">
            <text:p>0.532411</text:p>
          </table:table-cell>
          <table:table-cell office:value-type="float" office:value="0.419521" calcext:value-type="float">
            <text:p>0.419521</text:p>
          </table:table-cell>
          <table:table-cell/>
        </table:table-row>
        <table:table-row table:style-name="ro1">
          <table:table-cell office:value-type="float" office:value="0.0954773" calcext:value-type="float">
            <text:p>0.0954773</text:p>
          </table:table-cell>
          <table:table-cell office:value-type="float" office:value="0.0871418" calcext:value-type="float">
            <text:p>0.0871418</text:p>
          </table:table-cell>
          <table:table-cell office:value-type="float" office:value="0.532896" calcext:value-type="float">
            <text:p>0.532896</text:p>
          </table:table-cell>
          <table:table-cell office:value-type="float" office:value="0.419134" calcext:value-type="float">
            <text:p>0.419134</text:p>
          </table:table-cell>
          <table:table-cell/>
        </table:table-row>
        <table:table-row table:style-name="ro1">
          <table:table-cell office:value-type="float" office:value="0.0956489" calcext:value-type="float">
            <text:p>0.0956489</text:p>
          </table:table-cell>
          <table:table-cell office:value-type="float" office:value="0.0870189" calcext:value-type="float">
            <text:p>0.0870189</text:p>
          </table:table-cell>
          <table:table-cell office:value-type="float" office:value="0.533067" calcext:value-type="float">
            <text:p>0.533067</text:p>
          </table:table-cell>
          <table:table-cell office:value-type="float" office:value="0.418449" calcext:value-type="float">
            <text:p>0.418449</text:p>
          </table:table-cell>
          <table:table-cell/>
        </table:table-row>
        <table:table-row table:style-name="ro1">
          <table:table-cell office:value-type="float" office:value="0.0958463" calcext:value-type="float">
            <text:p>0.0958463</text:p>
          </table:table-cell>
          <table:table-cell office:value-type="float" office:value="0.0869198" calcext:value-type="float">
            <text:p>0.0869198</text:p>
          </table:table-cell>
          <table:table-cell office:value-type="float" office:value="0.533029" calcext:value-type="float">
            <text:p>0.533029</text:p>
          </table:table-cell>
          <table:table-cell office:value-type="float" office:value="0.417879" calcext:value-type="float">
            <text:p>0.417879</text:p>
          </table:table-cell>
          <table:table-cell/>
        </table:table-row>
        <table:table-row table:style-name="ro1">
          <table:table-cell office:value-type="float" office:value="0.0963209" calcext:value-type="float">
            <text:p>0.0963209</text:p>
          </table:table-cell>
          <table:table-cell office:value-type="float" office:value="0.0869382" calcext:value-type="float">
            <text:p>0.0869382</text:p>
          </table:table-cell>
          <table:table-cell office:value-type="float" office:value="0.533407" calcext:value-type="float">
            <text:p>0.533407</text:p>
          </table:table-cell>
          <table:table-cell office:value-type="float" office:value="0.417627" calcext:value-type="float">
            <text:p>0.417627</text:p>
          </table:table-cell>
          <table:table-cell/>
        </table:table-row>
        <table:table-row table:style-name="ro1">
          <table:table-cell office:value-type="float" office:value="0.09657" calcext:value-type="float">
            <text:p>0.09657</text:p>
          </table:table-cell>
          <table:table-cell office:value-type="float" office:value="0.0869526" calcext:value-type="float">
            <text:p>0.0869526</text:p>
          </table:table-cell>
          <table:table-cell office:value-type="float" office:value="0.533028" calcext:value-type="float">
            <text:p>0.533028</text:p>
          </table:table-cell>
          <table:table-cell office:value-type="float" office:value="0.417624" calcext:value-type="float">
            <text:p>0.417624</text:p>
          </table:table-cell>
          <table:table-cell/>
        </table:table-row>
        <table:table-row table:style-name="ro1">
          <table:table-cell office:value-type="float" office:value="0.096716" calcext:value-type="float">
            <text:p>0.096716</text:p>
          </table:table-cell>
          <table:table-cell office:value-type="float" office:value="0.0869648" calcext:value-type="float">
            <text:p>0.0869648</text:p>
          </table:table-cell>
          <table:table-cell office:value-type="float" office:value="0.532547" calcext:value-type="float">
            <text:p>0.532547</text:p>
          </table:table-cell>
          <table:table-cell office:value-type="float" office:value="0.417613" calcext:value-type="float">
            <text:p>0.417613</text:p>
          </table:table-cell>
          <table:table-cell/>
        </table:table-row>
        <table:table-row table:style-name="ro1">
          <table:table-cell office:value-type="float" office:value="0.0969148" calcext:value-type="float">
            <text:p>0.0969148</text:p>
          </table:table-cell>
          <table:table-cell office:value-type="float" office:value="0.0870049" calcext:value-type="float">
            <text:p>0.0870049</text:p>
          </table:table-cell>
          <table:table-cell office:value-type="float" office:value="0.532048" calcext:value-type="float">
            <text:p>0.532048</text:p>
          </table:table-cell>
          <table:table-cell office:value-type="float" office:value="0.417813" calcext:value-type="float">
            <text:p>0.417813</text:p>
          </table:table-cell>
          <table:table-cell/>
        </table:table-row>
        <table:table-row table:style-name="ro1">
          <table:table-cell office:value-type="float" office:value="0.0969351" calcext:value-type="float">
            <text:p>0.0969351</text:p>
          </table:table-cell>
          <table:table-cell office:value-type="float" office:value="0.0871583" calcext:value-type="float">
            <text:p>0.0871583</text:p>
          </table:table-cell>
          <table:table-cell office:value-type="float" office:value="0.531412" calcext:value-type="float">
            <text:p>0.531412</text:p>
          </table:table-cell>
          <table:table-cell office:value-type="float" office:value="0.418226" calcext:value-type="float">
            <text:p>0.418226</text:p>
          </table:table-cell>
          <table:table-cell/>
        </table:table-row>
        <table:table-row table:style-name="ro1">
          <table:table-cell office:value-type="float" office:value="0.0969462" calcext:value-type="float">
            <text:p>0.0969462</text:p>
          </table:table-cell>
          <table:table-cell office:value-type="float" office:value="0.0872849" calcext:value-type="float">
            <text:p>0.0872849</text:p>
          </table:table-cell>
          <table:table-cell office:value-type="float" office:value="0.530773" calcext:value-type="float">
            <text:p>0.530773</text:p>
          </table:table-cell>
          <table:table-cell office:value-type="float" office:value="0.418586" calcext:value-type="float">
            <text:p>0.418586</text:p>
          </table:table-cell>
          <table:table-cell/>
        </table:table-row>
        <table:table-row table:style-name="ro1">
          <table:table-cell office:value-type="float" office:value="0.0968246" calcext:value-type="float">
            <text:p>0.0968246</text:p>
          </table:table-cell>
          <table:table-cell office:value-type="float" office:value="0.08747" calcext:value-type="float">
            <text:p>0.08747</text:p>
          </table:table-cell>
          <table:table-cell office:value-type="float" office:value="0.530005" calcext:value-type="float">
            <text:p>0.530005</text:p>
          </table:table-cell>
          <table:table-cell office:value-type="float" office:value="0.419001" calcext:value-type="float">
            <text:p>0.419001</text:p>
          </table:table-cell>
          <table:table-cell/>
        </table:table-row>
        <table:table-row table:style-name="ro1">
          <table:table-cell office:value-type="float" office:value="0.0967567" calcext:value-type="float">
            <text:p>0.0967567</text:p>
          </table:table-cell>
          <table:table-cell office:value-type="float" office:value="0.0876786" calcext:value-type="float">
            <text:p>0.0876786</text:p>
          </table:table-cell>
          <table:table-cell office:value-type="float" office:value="0.529472" calcext:value-type="float">
            <text:p>0.529472</text:p>
          </table:table-cell>
          <table:table-cell office:value-type="float" office:value="0.419313" calcext:value-type="float">
            <text:p>0.419313</text:p>
          </table:table-cell>
          <table:table-cell/>
        </table:table-row>
        <table:table-row table:style-name="ro1">
          <table:table-cell office:value-type="float" office:value="0.0968882" calcext:value-type="float">
            <text:p>0.0968882</text:p>
          </table:table-cell>
          <table:table-cell office:value-type="float" office:value="0.0879341" calcext:value-type="float">
            <text:p>0.0879341</text:p>
          </table:table-cell>
          <table:table-cell office:value-type="float" office:value="0.529245" calcext:value-type="float">
            <text:p>0.529245</text:p>
          </table:table-cell>
          <table:table-cell office:value-type="float" office:value="0.419847" calcext:value-type="float">
            <text:p>0.419847</text:p>
          </table:table-cell>
          <table:table-cell/>
        </table:table-row>
        <table:table-row table:style-name="ro1">
          <table:table-cell office:value-type="float" office:value="0.097131" calcext:value-type="float">
            <text:p>0.097131</text:p>
          </table:table-cell>
          <table:table-cell office:value-type="float" office:value="0.088195" calcext:value-type="float">
            <text:p>0.088195</text:p>
          </table:table-cell>
          <table:table-cell office:value-type="float" office:value="0.529156" calcext:value-type="float">
            <text:p>0.529156</text:p>
          </table:table-cell>
          <table:table-cell office:value-type="float" office:value="0.4204" calcext:value-type="float">
            <text:p>0.4204</text:p>
          </table:table-cell>
          <table:table-cell/>
        </table:table-row>
        <table:table-row table:style-name="ro1">
          <table:table-cell office:value-type="float" office:value="0.0975278" calcext:value-type="float">
            <text:p>0.0975278</text:p>
          </table:table-cell>
          <table:table-cell office:value-type="float" office:value="0.0882597" calcext:value-type="float">
            <text:p>0.0882597</text:p>
          </table:table-cell>
          <table:table-cell office:value-type="float" office:value="0.529127" calcext:value-type="float">
            <text:p>0.529127</text:p>
          </table:table-cell>
          <table:table-cell office:value-type="float" office:value="0.420594" calcext:value-type="float">
            <text:p>0.420594</text:p>
          </table:table-cell>
          <table:table-cell/>
        </table:table-row>
        <table:table-row table:style-name="ro1">
          <table:table-cell office:value-type="float" office:value="0.0981498" calcext:value-type="float">
            <text:p>0.0981498</text:p>
          </table:table-cell>
          <table:table-cell office:value-type="float" office:value="0.0883208" calcext:value-type="float">
            <text:p>0.0883208</text:p>
          </table:table-cell>
          <table:table-cell office:value-type="float" office:value="0.529651" calcext:value-type="float">
            <text:p>0.529651</text:p>
          </table:table-cell>
          <table:table-cell office:value-type="float" office:value="0.42063" calcext:value-type="float">
            <text:p>0.42063</text:p>
          </table:table-cell>
          <table:table-cell/>
        </table:table-row>
        <table:table-row table:style-name="ro1">
          <table:table-cell office:value-type="float" office:value="0.0987282" calcext:value-type="float">
            <text:p>0.0987282</text:p>
          </table:table-cell>
          <table:table-cell office:value-type="float" office:value="0.0882342" calcext:value-type="float">
            <text:p>0.0882342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20358" calcext:value-type="float">
            <text:p>0.420358</text:p>
          </table:table-cell>
          <table:table-cell/>
        </table:table-row>
        <table:table-row table:style-name="ro1">
          <table:table-cell office:value-type="float" office:value="0.0992345" calcext:value-type="float">
            <text:p>0.0992345</text:p>
          </table:table-cell>
          <table:table-cell office:value-type="float" office:value="0.0881923" calcext:value-type="float">
            <text:p>0.0881923</text:p>
          </table:table-cell>
          <table:table-cell office:value-type="float" office:value="0.52945" calcext:value-type="float">
            <text:p>0.52945</text:p>
          </table:table-cell>
          <table:table-cell office:value-type="float" office:value="0.420777" calcext:value-type="float">
            <text:p>0.420777</text:p>
          </table:table-cell>
          <table:table-cell/>
        </table:table-row>
        <table:table-row table:style-name="ro1">
          <table:table-cell office:value-type="float" office:value="0.0997797" calcext:value-type="float">
            <text:p>0.0997797</text:p>
          </table:table-cell>
          <table:table-cell office:value-type="float" office:value="0.0880697" calcext:value-type="float">
            <text:p>0.0880697</text:p>
          </table:table-cell>
          <table:table-cell office:value-type="float" office:value="0.528974" calcext:value-type="float">
            <text:p>0.528974</text:p>
          </table:table-cell>
          <table:table-cell office:value-type="float" office:value="0.420866" calcext:value-type="float">
            <text:p>0.420866</text:p>
          </table:table-cell>
          <table:table-cell/>
        </table:table-row>
        <table:table-row table:style-name="ro1">
          <table:table-cell office:value-type="float" office:value="0.100563" calcext:value-type="float">
            <text:p>0.100563</text:p>
          </table:table-cell>
          <table:table-cell office:value-type="float" office:value="0.0879415" calcext:value-type="float">
            <text:p>0.0879415</text:p>
          </table:table-cell>
          <table:table-cell office:value-type="float" office:value="0.529013" calcext:value-type="float">
            <text:p>0.529013</text:p>
          </table:table-cell>
          <table:table-cell office:value-type="float" office:value="0.420754" calcext:value-type="float">
            <text:p>0.420754</text:p>
          </table:table-cell>
          <table:table-cell/>
        </table:table-row>
        <table:table-row table:style-name="ro1">
          <table:table-cell office:value-type="float" office:value="0.10088" calcext:value-type="float">
            <text:p>0.10088</text:p>
          </table:table-cell>
          <table:table-cell office:value-type="float" office:value="0.0878054" calcext:value-type="float">
            <text:p>0.0878054</text:p>
          </table:table-cell>
          <table:table-cell office:value-type="float" office:value="0.52856" calcext:value-type="float">
            <text:p>0.52856</text:p>
          </table:table-cell>
          <table:table-cell office:value-type="float" office:value="0.420464" calcext:value-type="float">
            <text:p>0.420464</text:p>
          </table:table-cell>
          <table:table-cell/>
        </table:table-row>
        <table:table-row table:style-name="ro1">
          <table:table-cell office:value-type="float" office:value="0.101091" calcext:value-type="float">
            <text:p>0.101091</text:p>
          </table:table-cell>
          <table:table-cell office:value-type="float" office:value="0.0876692" calcext:value-type="float">
            <text:p>0.0876692</text:p>
          </table:table-cell>
          <table:table-cell office:value-type="float" office:value="0.527904" calcext:value-type="float">
            <text:p>0.527904</text:p>
          </table:table-cell>
          <table:table-cell office:value-type="float" office:value="0.420484" calcext:value-type="float">
            <text:p>0.420484</text:p>
          </table:table-cell>
          <table:table-cell/>
        </table:table-row>
        <table:table-row table:style-name="ro1">
          <table:table-cell office:value-type="float" office:value="0.101287" calcext:value-type="float">
            <text:p>0.101287</text:p>
          </table:table-cell>
          <table:table-cell office:value-type="float" office:value="0.087586" calcext:value-type="float">
            <text:p>0.087586</text:p>
          </table:table-cell>
          <table:table-cell office:value-type="float" office:value="0.527212" calcext:value-type="float">
            <text:p>0.527212</text:p>
          </table:table-cell>
          <table:table-cell office:value-type="float" office:value="0.420211" calcext:value-type="float">
            <text:p>0.420211</text:p>
          </table:table-cell>
          <table:table-cell/>
        </table:table-row>
        <table:table-row table:style-name="ro1">
          <table:table-cell office:value-type="float" office:value="0.101683" calcext:value-type="float">
            <text:p>0.101683</text:p>
          </table:table-cell>
          <table:table-cell office:value-type="float" office:value="0.0875615" calcext:value-type="float">
            <text:p>0.0875615</text:p>
          </table:table-cell>
          <table:table-cell office:value-type="float" office:value="0.527024" calcext:value-type="float">
            <text:p>0.527024</text:p>
          </table:table-cell>
          <table:table-cell office:value-type="float" office:value="0.419725" calcext:value-type="float">
            <text:p>0.419725</text:p>
          </table:table-cell>
          <table:table-cell/>
        </table:table-row>
        <table:table-row table:style-name="ro1">
          <table:table-cell office:value-type="float" office:value="0.102063" calcext:value-type="float">
            <text:p>0.102063</text:p>
          </table:table-cell>
          <table:table-cell office:value-type="float" office:value="0.0874966" calcext:value-type="float">
            <text:p>0.0874966</text:p>
          </table:table-cell>
          <table:table-cell office:value-type="float" office:value="0.526786" calcext:value-type="float">
            <text:p>0.526786</text:p>
          </table:table-cell>
          <table:table-cell office:value-type="float" office:value="0.419436" calcext:value-type="float">
            <text:p>0.419436</text:p>
          </table:table-cell>
          <table:table-cell/>
        </table:table-row>
        <table:table-row table:style-name="ro1">
          <table:table-cell office:value-type="float" office:value="0.102339" calcext:value-type="float">
            <text:p>0.102339</text:p>
          </table:table-cell>
          <table:table-cell office:value-type="float" office:value="0.0873917" calcext:value-type="float">
            <text:p>0.0873917</text:p>
          </table:table-cell>
          <table:table-cell office:value-type="float" office:value="0.526123" calcext:value-type="float">
            <text:p>0.526123</text:p>
          </table:table-cell>
          <table:table-cell office:value-type="float" office:value="0.419763" calcext:value-type="float">
            <text:p>0.419763</text:p>
          </table:table-cell>
          <table:table-cell/>
        </table:table-row>
        <table:table-row table:style-name="ro1">
          <table:table-cell office:value-type="float" office:value="0.102615" calcext:value-type="float">
            <text:p>0.102615</text:p>
          </table:table-cell>
          <table:table-cell office:value-type="float" office:value="0.0872588" calcext:value-type="float">
            <text:p>0.0872588</text:p>
          </table:table-cell>
          <table:table-cell office:value-type="float" office:value="0.525473" calcext:value-type="float">
            <text:p>0.525473</text:p>
          </table:table-cell>
          <table:table-cell office:value-type="float" office:value="0.420573" calcext:value-type="float">
            <text:p>0.420573</text:p>
          </table:table-cell>
          <table:table-cell/>
        </table:table-row>
        <table:table-row table:style-name="ro1">
          <table:table-cell office:value-type="float" office:value="0.103041" calcext:value-type="float">
            <text:p>0.103041</text:p>
          </table:table-cell>
          <table:table-cell office:value-type="float" office:value="0.0871338" calcext:value-type="float">
            <text:p>0.0871338</text:p>
          </table:table-cell>
          <table:table-cell office:value-type="float" office:value="0.525114" calcext:value-type="float">
            <text:p>0.525114</text:p>
          </table:table-cell>
          <table:table-cell office:value-type="float" office:value="0.421546" calcext:value-type="float">
            <text:p>0.421546</text:p>
          </table:table-cell>
          <table:table-cell/>
        </table:table-row>
        <table:table-row table:style-name="ro1">
          <table:table-cell office:value-type="float" office:value="0.103116" calcext:value-type="float">
            <text:p>0.103116</text:p>
          </table:table-cell>
          <table:table-cell office:value-type="float" office:value="0.0870882" calcext:value-type="float">
            <text:p>0.0870882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0.42156" calcext:value-type="float">
            <text:p>0.42156</text:p>
          </table:table-cell>
          <table:table-cell/>
        </table:table-row>
        <table:table-row table:style-name="ro1">
          <table:table-cell office:value-type="float" office:value="0.103167" calcext:value-type="float">
            <text:p>0.103167</text:p>
          </table:table-cell>
          <table:table-cell office:value-type="float" office:value="0.0869757" calcext:value-type="float">
            <text:p>0.0869757</text:p>
          </table:table-cell>
          <table:table-cell office:value-type="float" office:value="0.523736" calcext:value-type="float">
            <text:p>0.523736</text:p>
          </table:table-cell>
          <table:table-cell office:value-type="float" office:value="0.421964" calcext:value-type="float">
            <text:p>0.421964</text:p>
          </table:table-cell>
          <table:table-cell/>
        </table:table-row>
        <table:table-row table:style-name="ro1">
          <table:table-cell office:value-type="float" office:value="0.103099" calcext:value-type="float">
            <text:p>0.103099</text:p>
          </table:table-cell>
          <table:table-cell office:value-type="float" office:value="0.0868502" calcext:value-type="float">
            <text:p>0.0868502</text:p>
          </table:table-cell>
          <table:table-cell office:value-type="float" office:value="0.522995" calcext:value-type="float">
            <text:p>0.522995</text:p>
          </table:table-cell>
          <table:table-cell office:value-type="float" office:value="0.423005" calcext:value-type="float">
            <text:p>0.423005</text:p>
          </table:table-cell>
          <table:table-cell/>
        </table:table-row>
        <table:table-row table:style-name="ro1">
          <table:table-cell office:value-type="float" office:value="0.103097" calcext:value-type="float">
            <text:p>0.103097</text:p>
          </table:table-cell>
          <table:table-cell office:value-type="float" office:value="0.0867405" calcext:value-type="float">
            <text:p>0.0867405</text:p>
          </table:table-cell>
          <table:table-cell office:value-type="float" office:value="0.522615" calcext:value-type="float">
            <text:p>0.522615</text:p>
          </table:table-cell>
          <table:table-cell office:value-type="float" office:value="0.423809" calcext:value-type="float">
            <text:p>0.423809</text:p>
          </table:table-cell>
          <table:table-cell/>
        </table:table-row>
        <table:table-row table:style-name="ro1">
          <table:table-cell office:value-type="float" office:value="0.103019" calcext:value-type="float">
            <text:p>0.103019</text:p>
          </table:table-cell>
          <table:table-cell office:value-type="float" office:value="0.0866646" calcext:value-type="float">
            <text:p>0.0866646</text:p>
          </table:table-cell>
          <table:table-cell office:value-type="float" office:value="0.522067" calcext:value-type="float">
            <text:p>0.522067</text:p>
          </table:table-cell>
          <table:table-cell office:value-type="float" office:value="0.424898" calcext:value-type="float">
            <text:p>0.424898</text:p>
          </table:table-cell>
          <table:table-cell/>
        </table:table-row>
        <table:table-row table:style-name="ro1">
          <table:table-cell office:value-type="float" office:value="0.102969" calcext:value-type="float">
            <text:p>0.102969</text:p>
          </table:table-cell>
          <table:table-cell office:value-type="float" office:value="0.0865962" calcext:value-type="float">
            <text:p>0.0865962</text:p>
          </table:table-cell>
          <table:table-cell office:value-type="float" office:value="0.521693" calcext:value-type="float">
            <text:p>0.521693</text:p>
          </table:table-cell>
          <table:table-cell office:value-type="float" office:value="0.425844" calcext:value-type="float">
            <text:p>0.425844</text:p>
          </table:table-cell>
          <table:table-cell/>
        </table:table-row>
        <table:table-row table:style-name="ro1">
          <table:table-cell office:value-type="float" office:value="0.102865" calcext:value-type="float">
            <text:p>0.102865</text:p>
          </table:table-cell>
          <table:table-cell office:value-type="float" office:value="0.0864678" calcext:value-type="float">
            <text:p>0.0864678</text:p>
          </table:table-cell>
          <table:table-cell office:value-type="float" office:value="0.521106" calcext:value-type="float">
            <text:p>0.521106</text:p>
          </table:table-cell>
          <table:table-cell office:value-type="float" office:value="0.426138" calcext:value-type="float">
            <text:p>0.426138</text:p>
          </table:table-cell>
          <table:table-cell/>
        </table:table-row>
        <table:table-row table:style-name="ro1">
          <table:table-cell office:value-type="float" office:value="0.10289" calcext:value-type="float">
            <text:p>0.10289</text:p>
          </table:table-cell>
          <table:table-cell office:value-type="float" office:value="0.0863392" calcext:value-type="float">
            <text:p>0.0863392</text:p>
          </table:table-cell>
          <table:table-cell office:value-type="float" office:value="0.52083" calcext:value-type="float">
            <text:p>0.52083</text:p>
          </table:table-cell>
          <table:table-cell office:value-type="float" office:value="0.426598" calcext:value-type="float">
            <text:p>0.426598</text:p>
          </table:table-cell>
          <table:table-cell/>
        </table:table-row>
        <table:table-row table:style-name="ro1">
          <table:table-cell office:value-type="float" office:value="0.102767" calcext:value-type="float">
            <text:p>0.102767</text:p>
          </table:table-cell>
          <table:table-cell office:value-type="float" office:value="0.0862883" calcext:value-type="float">
            <text:p>0.0862883</text:p>
          </table:table-cell>
          <table:table-cell office:value-type="float" office:value="0.520184" calcext:value-type="float">
            <text:p>0.520184</text:p>
          </table:table-cell>
          <table:table-cell office:value-type="float" office:value="0.426503" calcext:value-type="float">
            <text:p>0.426503</text:p>
          </table:table-cell>
          <table:table-cell/>
        </table:table-row>
        <table:table-row table:style-name="ro1">
          <table:table-cell office:value-type="float" office:value="0.102649" calcext:value-type="float">
            <text:p>0.102649</text:p>
          </table:table-cell>
          <table:table-cell office:value-type="float" office:value="0.0861607" calcext:value-type="float">
            <text:p>0.0861607</text:p>
          </table:table-cell>
          <table:table-cell office:value-type="float" office:value="0.519495" calcext:value-type="float">
            <text:p>0.519495</text:p>
          </table:table-cell>
          <table:table-cell office:value-type="float" office:value="0.427355" calcext:value-type="float">
            <text:p>0.427355</text:p>
          </table:table-cell>
          <table:table-cell/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0.086035" calcext:value-type="float">
            <text:p>0.086035</text:p>
          </table:table-cell>
          <table:table-cell office:value-type="float" office:value="0.518739" calcext:value-type="float">
            <text:p>0.518739</text:p>
          </table:table-cell>
          <table:table-cell office:value-type="float" office:value="0.428132" calcext:value-type="float">
            <text:p>0.428132</text:p>
          </table:table-cell>
          <table:table-cell/>
        </table:table-row>
        <table:table-row table:style-name="ro1">
          <table:table-cell office:value-type="float" office:value="0.102353" calcext:value-type="float">
            <text:p>0.102353</text:p>
          </table:table-cell>
          <table:table-cell office:value-type="float" office:value="0.0859102" calcext:value-type="float">
            <text:p>0.0859102</text:p>
          </table:table-cell>
          <table:table-cell office:value-type="float" office:value="0.518084" calcext:value-type="float">
            <text:p>0.518084</text:p>
          </table:table-cell>
          <table:table-cell office:value-type="float" office:value="0.428945" calcext:value-type="float">
            <text:p>0.428945</text:p>
          </table:table-cell>
          <table:table-cell/>
        </table:table-row>
        <table:table-row table:style-name="ro1">
          <table:table-cell office:value-type="float" office:value="0.102206" calcext:value-type="float">
            <text:p>0.102206</text:p>
          </table:table-cell>
          <table:table-cell office:value-type="float" office:value="0.0858202" calcext:value-type="float">
            <text:p>0.0858202</text:p>
          </table:table-cell>
          <table:table-cell office:value-type="float" office:value="0.51734" calcext:value-type="float">
            <text:p>0.51734</text:p>
          </table:table-cell>
          <table:table-cell office:value-type="float" office:value="0.429259" calcext:value-type="float">
            <text:p>0.429259</text:p>
          </table:table-cell>
          <table:table-cell/>
        </table:table-row>
        <table:table-row table:style-name="ro1">
          <table:table-cell office:value-type="float" office:value="0.102057" calcext:value-type="float">
            <text:p>0.102057</text:p>
          </table:table-cell>
          <table:table-cell office:value-type="float" office:value="0.0857188" calcext:value-type="float">
            <text:p>0.0857188</text:p>
          </table:table-cell>
          <table:table-cell office:value-type="float" office:value="0.516739" calcext:value-type="float">
            <text:p>0.516739</text:p>
          </table:table-cell>
          <table:table-cell office:value-type="float" office:value="0.429585" calcext:value-type="float">
            <text:p>0.429585</text:p>
          </table:table-cell>
          <table:table-cell/>
        </table:table-row>
        <table:table-row table:style-name="ro1">
          <table:table-cell office:value-type="float" office:value="0.101938" calcext:value-type="float">
            <text:p>0.101938</text:p>
          </table:table-cell>
          <table:table-cell office:value-type="float" office:value="0.085596" calcext:value-type="float">
            <text:p>0.085596</text:p>
          </table:table-cell>
          <table:table-cell office:value-type="float" office:value="0.516207" calcext:value-type="float">
            <text:p>0.516207</text:p>
          </table:table-cell>
          <table:table-cell office:value-type="float" office:value="0.430667" calcext:value-type="float">
            <text:p>0.430667</text:p>
          </table:table-cell>
          <table:table-cell/>
        </table:table-row>
        <table:table-row table:style-name="ro1">
          <table:table-cell office:value-type="float" office:value="0.101853" calcext:value-type="float">
            <text:p>0.101853</text:p>
          </table:table-cell>
          <table:table-cell office:value-type="float" office:value="0.0855133" calcext:value-type="float">
            <text:p>0.0855133</text:p>
          </table:table-cell>
          <table:table-cell office:value-type="float" office:value="0.515614" calcext:value-type="float">
            <text:p>0.515614</text:p>
          </table:table-cell>
          <table:table-cell office:value-type="float" office:value="0.432508" calcext:value-type="float">
            <text:p>0.432508</text:p>
          </table:table-cell>
          <table:table-cell/>
        </table:table-row>
        <table:table-row table:style-name="ro1">
          <table:table-cell office:value-type="float" office:value="0.101725" calcext:value-type="float">
            <text:p>0.101725</text:p>
          </table:table-cell>
          <table:table-cell office:value-type="float" office:value="0.0854161" calcext:value-type="float">
            <text:p>0.0854161</text:p>
          </table:table-cell>
          <table:table-cell office:value-type="float" office:value="0.514905" calcext:value-type="float">
            <text:p>0.514905</text:p>
          </table:table-cell>
          <table:table-cell office:value-type="float" office:value="0.43415" calcext:value-type="float">
            <text:p>0.43415</text:p>
          </table:table-cell>
          <table:table-cell/>
        </table:table-row>
        <table:table-row table:style-name="ro1">
          <table:table-cell office:value-type="float" office:value="0.101635" calcext:value-type="float">
            <text:p>0.101635</text:p>
          </table:table-cell>
          <table:table-cell office:value-type="float" office:value="0.0853606" calcext:value-type="float">
            <text:p>0.0853606</text:p>
          </table:table-cell>
          <table:table-cell office:value-type="float" office:value="0.514217" calcext:value-type="float">
            <text:p>0.514217</text:p>
          </table:table-cell>
          <table:table-cell office:value-type="float" office:value="0.436188" calcext:value-type="float">
            <text:p>0.436188</text:p>
          </table:table-cell>
          <table:table-cell/>
        </table:table-row>
        <table:table-row table:style-name="ro1">
          <table:table-cell office:value-type="float" office:value="0.101497" calcext:value-type="float">
            <text:p>0.101497</text:p>
          </table:table-cell>
          <table:table-cell office:value-type="float" office:value="0.0852902" calcext:value-type="float">
            <text:p>0.0852902</text:p>
          </table:table-cell>
          <table:table-cell office:value-type="float" office:value="0.513477" calcext:value-type="float">
            <text:p>0.513477</text:p>
          </table:table-cell>
          <table:table-cell office:value-type="float" office:value="0.436683" calcext:value-type="float">
            <text:p>0.436683</text:p>
          </table:table-cell>
          <table:table-cell/>
        </table:table-row>
        <table:table-row table:style-name="ro1">
          <table:table-cell office:value-type="float" office:value="0.101387" calcext:value-type="float">
            <text:p>0.101387</text:p>
          </table:table-cell>
          <table:table-cell office:value-type="float" office:value="0.0852095" calcext:value-type="float">
            <text:p>0.0852095</text:p>
          </table:table-cell>
          <table:table-cell office:value-type="float" office:value="0.512828" calcext:value-type="float">
            <text:p>0.512828</text:p>
          </table:table-cell>
          <table:table-cell office:value-type="float" office:value="0.437096" calcext:value-type="float">
            <text:p>0.437096</text:p>
          </table:table-cell>
          <table:table-cell/>
        </table:table-row>
        <table:table-row table:style-name="ro1">
          <table:table-cell office:value-type="float" office:value="0.101242" calcext:value-type="float">
            <text:p>0.101242</text:p>
          </table:table-cell>
          <table:table-cell office:value-type="float" office:value="0.0855228" calcext:value-type="float">
            <text:p>0.0855228</text:p>
          </table:table-cell>
          <table:table-cell office:value-type="float" office:value="0.512093" calcext:value-type="float">
            <text:p>0.512093</text:p>
          </table:table-cell>
          <table:table-cell office:value-type="float" office:value="0.436779" calcext:value-type="float">
            <text:p>0.436779</text:p>
          </table:table-cell>
          <table:table-cell/>
        </table:table-row>
        <table:table-row table:style-name="ro1">
          <table:table-cell office:value-type="float" office:value="0.101099" calcext:value-type="float">
            <text:p>0.101099</text:p>
          </table:table-cell>
          <table:table-cell office:value-type="float" office:value="0.085983" calcext:value-type="float">
            <text:p>0.085983</text:p>
          </table:table-cell>
          <table:table-cell office:value-type="float" office:value="0.511369" calcext:value-type="float">
            <text:p>0.511369</text:p>
          </table:table-cell>
          <table:table-cell office:value-type="float" office:value="0.436412" calcext:value-type="float">
            <text:p>0.436412</text:p>
          </table:table-cell>
          <table:table-cell/>
        </table:table-row>
        <table:table-row table:style-name="ro1">
          <table:table-cell office:value-type="float" office:value="0.101068" calcext:value-type="float">
            <text:p>0.101068</text:p>
          </table:table-cell>
          <table:table-cell office:value-type="float" office:value="0.0858786" calcext:value-type="float">
            <text:p>0.0858786</text:p>
          </table:table-cell>
          <table:table-cell office:value-type="float" office:value="0.510774" calcext:value-type="float">
            <text:p>0.510774</text:p>
          </table:table-cell>
          <table:table-cell office:value-type="float" office:value="0.438675" calcext:value-type="float">
            <text:p>0.438675</text:p>
          </table:table-cell>
          <table:table-cell/>
        </table:table-row>
        <table:table-row table:style-name="ro1">
          <table:table-cell office:value-type="float" office:value="0.101059" calcext:value-type="float">
            <text:p>0.101059</text:p>
          </table:table-cell>
          <table:table-cell office:value-type="float" office:value="0.0859106" calcext:value-type="float">
            <text:p>0.0859106</text:p>
          </table:table-cell>
          <table:table-cell office:value-type="float" office:value="0.510159" calcext:value-type="float">
            <text:p>0.510159</text:p>
          </table:table-cell>
          <table:table-cell office:value-type="float" office:value="0.441862" calcext:value-type="float">
            <text:p>0.441862</text:p>
          </table:table-cell>
          <table:table-cell/>
        </table:table-row>
        <table:table-row table:style-name="ro1">
          <table:table-cell office:value-type="float" office:value="0.101003" calcext:value-type="float">
            <text:p>0.101003</text:p>
          </table:table-cell>
          <table:table-cell office:value-type="float" office:value="0.0858122" calcext:value-type="float">
            <text:p>0.0858122</text:p>
          </table:table-cell>
          <table:table-cell office:value-type="float" office:value="0.509449" calcext:value-type="float">
            <text:p>0.509449</text:p>
          </table:table-cell>
          <table:table-cell office:value-type="float" office:value="0.443843" calcext:value-type="float">
            <text:p>0.443843</text:p>
          </table:table-cell>
          <table:table-cell/>
        </table:table-row>
        <table:table-row table:style-name="ro1">
          <table:table-cell office:value-type="float" office:value="0.100943" calcext:value-type="float">
            <text:p>0.100943</text:p>
          </table:table-cell>
          <table:table-cell office:value-type="float" office:value="0.0857692" calcext:value-type="float">
            <text:p>0.0857692</text:p>
          </table:table-cell>
          <table:table-cell office:value-type="float" office:value="0.508774" calcext:value-type="float">
            <text:p>0.508774</text:p>
          </table:table-cell>
          <table:table-cell office:value-type="float" office:value="0.445943" calcext:value-type="float">
            <text:p>0.445943</text:p>
          </table:table-cell>
          <table:table-cell/>
        </table:table-row>
        <table:table-row table:style-name="ro1">
          <table:table-cell office:value-type="float" office:value="0.100914" calcext:value-type="float">
            <text:p>0.100914</text:p>
          </table:table-cell>
          <table:table-cell office:value-type="float" office:value="0.0857157" calcext:value-type="float">
            <text:p>0.0857157</text:p>
          </table:table-cell>
          <table:table-cell office:value-type="float" office:value="0.508074" calcext:value-type="float">
            <text:p>0.508074</text:p>
          </table:table-cell>
          <table:table-cell office:value-type="float" office:value="0.447926" calcext:value-type="float">
            <text:p>0.447926</text:p>
          </table:table-cell>
          <table:table-cell/>
        </table:table-row>
        <table:table-row table:style-name="ro1">
          <table:table-cell office:value-type="float" office:value="0.100892" calcext:value-type="float">
            <text:p>0.100892</text:p>
          </table:table-cell>
          <table:table-cell office:value-type="float" office:value="0.0857694" calcext:value-type="float">
            <text:p>0.0857694</text:p>
          </table:table-cell>
          <table:table-cell office:value-type="float" office:value="0.50742" calcext:value-type="float">
            <text:p>0.50742</text:p>
          </table:table-cell>
          <table:table-cell office:value-type="float" office:value="0.450129" calcext:value-type="float">
            <text:p>0.450129</text:p>
          </table:table-cell>
          <table:table-cell/>
        </table:table-row>
        <table:table-row table:style-name="ro1">
          <table:table-cell office:value-type="float" office:value="0.100921" calcext:value-type="float">
            <text:p>0.100921</text:p>
          </table:table-cell>
          <table:table-cell office:value-type="float" office:value="0.0860706" calcext:value-type="float">
            <text:p>0.0860706</text:p>
          </table:table-cell>
          <table:table-cell office:value-type="float" office:value="0.506747" calcext:value-type="float">
            <text:p>0.506747</text:p>
          </table:table-cell>
          <table:table-cell office:value-type="float" office:value="0.453181" calcext:value-type="float">
            <text:p>0.453181</text:p>
          </table:table-cell>
          <table:table-cell/>
        </table:table-row>
        <table:table-row table:style-name="ro1">
          <table:table-cell office:value-type="float" office:value="0.101117" calcext:value-type="float">
            <text:p>0.101117</text:p>
          </table:table-cell>
          <table:table-cell office:value-type="float" office:value="0.0864242" calcext:value-type="float">
            <text:p>0.0864242</text:p>
          </table:table-cell>
          <table:table-cell office:value-type="float" office:value="0.506465" calcext:value-type="float">
            <text:p>0.506465</text:p>
          </table:table-cell>
          <table:table-cell office:value-type="float" office:value="0.455565" calcext:value-type="float">
            <text:p>0.455565</text:p>
          </table:table-cell>
          <table:table-cell/>
        </table:table-row>
        <table:table-row table:style-name="ro1">
          <table:table-cell office:value-type="float" office:value="0.101284" calcext:value-type="float">
            <text:p>0.101284</text:p>
          </table:table-cell>
          <table:table-cell office:value-type="float" office:value="0.0867419" calcext:value-type="float">
            <text:p>0.0867419</text:p>
          </table:table-cell>
          <table:table-cell office:value-type="float" office:value="0.505957" calcext:value-type="float">
            <text:p>0.505957</text:p>
          </table:table-cell>
          <table:table-cell office:value-type="float" office:value="0.457666" calcext:value-type="float">
            <text:p>0.457666</text:p>
          </table:table-cell>
          <table:table-cell/>
        </table:table-row>
        <table:table-row table:style-name="ro1">
          <table:table-cell office:value-type="float" office:value="0.101484" calcext:value-type="float">
            <text:p>0.101484</text:p>
          </table:table-cell>
          <table:table-cell office:value-type="float" office:value="0.0872284" calcext:value-type="float">
            <text:p>0.0872284</text:p>
          </table:table-cell>
          <table:table-cell office:value-type="float" office:value="0.505311" calcext:value-type="float">
            <text:p>0.505311</text:p>
          </table:table-cell>
          <table:table-cell office:value-type="float" office:value="0.460197" calcext:value-type="float">
            <text:p>0.460197</text:p>
          </table:table-cell>
          <table:table-cell/>
        </table:table-row>
        <table:table-row table:style-name="ro1">
          <table:table-cell office:value-type="float" office:value="0.101493" calcext:value-type="float">
            <text:p>0.101493</text:p>
          </table:table-cell>
          <table:table-cell office:value-type="float" office:value="0.0875981" calcext:value-type="float">
            <text:p>0.0875981</text:p>
          </table:table-cell>
          <table:table-cell office:value-type="float" office:value="0.504618" calcext:value-type="float">
            <text:p>0.504618</text:p>
          </table:table-cell>
          <table:table-cell office:value-type="float" office:value="0.462146" calcext:value-type="float">
            <text:p>0.462146</text:p>
          </table:table-cell>
          <table:table-cell/>
        </table:table-row>
        <table:table-row table:style-name="ro1">
          <table:table-cell office:value-type="float" office:value="0.101595" calcext:value-type="float">
            <text:p>0.101595</text:p>
          </table:table-cell>
          <table:table-cell office:value-type="float" office:value="0.0882641" calcext:value-type="float">
            <text:p>0.0882641</text:p>
          </table:table-cell>
          <table:table-cell office:value-type="float" office:value="0.503941" calcext:value-type="float">
            <text:p>0.503941</text:p>
          </table:table-cell>
          <table:table-cell office:value-type="float" office:value="0.464437" calcext:value-type="float">
            <text:p>0.464437</text:p>
          </table:table-cell>
          <table:table-cell/>
        </table:table-row>
        <table:table-row table:style-name="ro1">
          <table:table-cell office:value-type="float" office:value="0.101487" calcext:value-type="float">
            <text:p>0.101487</text:p>
          </table:table-cell>
          <table:table-cell office:value-type="float" office:value="0.0881677" calcext:value-type="float">
            <text:p>0.0881677</text:p>
          </table:table-cell>
          <table:table-cell office:value-type="float" office:value="0.503364" calcext:value-type="float">
            <text:p>0.503364</text:p>
          </table:table-cell>
          <table:table-cell office:value-type="float" office:value="0.464442" calcext:value-type="float">
            <text:p>0.464442</text:p>
          </table:table-cell>
          <table:table-cell/>
        </table:table-row>
        <table:table-row table:style-name="ro1">
          <table:table-cell office:value-type="float" office:value="0.101417" calcext:value-type="float">
            <text:p>0.101417</text:p>
          </table:table-cell>
          <table:table-cell office:value-type="float" office:value="0.0881217" calcext:value-type="float">
            <text:p>0.0881217</text:p>
          </table:table-cell>
          <table:table-cell office:value-type="float" office:value="0.50269" calcext:value-type="float">
            <text:p>0.50269</text:p>
          </table:table-cell>
          <table:table-cell office:value-type="float" office:value="0.464523" calcext:value-type="float">
            <text:p>0.464523</text:p>
          </table:table-cell>
          <table:table-cell/>
        </table:table-row>
        <table:table-row table:style-name="ro1">
          <table:table-cell office:value-type="float" office:value="0.101278" calcext:value-type="float">
            <text:p>0.101278</text:p>
          </table:table-cell>
          <table:table-cell office:value-type="float" office:value="0.0880019" calcext:value-type="float">
            <text:p>0.0880019</text:p>
          </table:table-cell>
          <table:table-cell office:value-type="float" office:value="0.502058" calcext:value-type="float">
            <text:p>0.502058</text:p>
          </table:table-cell>
          <table:table-cell office:value-type="float" office:value="0.464164" calcext:value-type="float">
            <text:p>0.464164</text:p>
          </table:table-cell>
          <table:table-cell/>
        </table:table-row>
        <table:table-row table:style-name="ro1">
          <table:table-cell office:value-type="float" office:value="0.10114" calcext:value-type="float">
            <text:p>0.10114</text:p>
          </table:table-cell>
          <table:table-cell office:value-type="float" office:value="0.0878817" calcext:value-type="float">
            <text:p>0.0878817</text:p>
          </table:table-cell>
          <table:table-cell office:value-type="float" office:value="0.501533" calcext:value-type="float">
            <text:p>0.501533</text:p>
          </table:table-cell>
          <table:table-cell office:value-type="float" office:value="0.463959" calcext:value-type="float">
            <text:p>0.463959</text:p>
          </table:table-cell>
          <table:table-cell/>
        </table:table-row>
        <table:table-row table:style-name="ro1">
          <table:table-cell office:value-type="float" office:value="0.101003" calcext:value-type="float">
            <text:p>0.101003</text:p>
          </table:table-cell>
          <table:table-cell office:value-type="float" office:value="0.0877635" calcext:value-type="float">
            <text:p>0.0877635</text:p>
          </table:table-cell>
          <table:table-cell office:value-type="float" office:value="0.50108" calcext:value-type="float">
            <text:p>0.50108</text:p>
          </table:table-cell>
          <table:table-cell office:value-type="float" office:value="0.463958" calcext:value-type="float">
            <text:p>0.463958</text:p>
          </table:table-cell>
          <table:table-cell/>
        </table:table-row>
        <table:table-row table:style-name="ro1">
          <table:table-cell office:value-type="float" office:value="0.100866" calcext:value-type="float">
            <text:p>0.100866</text:p>
          </table:table-cell>
          <table:table-cell office:value-type="float" office:value="0.0876498" calcext:value-type="float">
            <text:p>0.0876498</text:p>
          </table:table-cell>
          <table:table-cell office:value-type="float" office:value="0.500561" calcext:value-type="float">
            <text:p>0.500561</text:p>
          </table:table-cell>
          <table:table-cell office:value-type="float" office:value="0.46402" calcext:value-type="float">
            <text:p>0.46402</text:p>
          </table:table-cell>
          <table:table-cell/>
        </table:table-row>
        <table:table-row table:style-name="ro1">
          <table:table-cell office:value-type="float" office:value="0.100731" calcext:value-type="float">
            <text:p>0.100731</text:p>
          </table:table-cell>
          <table:table-cell office:value-type="float" office:value="0.0877173" calcext:value-type="float">
            <text:p>0.0877173</text:p>
          </table:table-cell>
          <table:table-cell office:value-type="float" office:value="0.500089" calcext:value-type="float">
            <text:p>0.500089</text:p>
          </table:table-cell>
          <table:table-cell office:value-type="float" office:value="0.465051" calcext:value-type="float">
            <text:p>0.465051</text:p>
          </table:table-cell>
          <table:table-cell/>
        </table:table-row>
        <table:table-row table:style-name="ro1">
          <table:table-cell office:value-type="float" office:value="0.100606" calcext:value-type="float">
            <text:p>0.100606</text:p>
          </table:table-cell>
          <table:table-cell office:value-type="float" office:value="0.0878267" calcext:value-type="float">
            <text:p>0.0878267</text:p>
          </table:table-cell>
          <table:table-cell office:value-type="float" office:value="0.499447" calcext:value-type="float">
            <text:p>0.499447</text:p>
          </table:table-cell>
          <table:table-cell office:value-type="float" office:value="0.465942" calcext:value-type="float">
            <text:p>0.465942</text:p>
          </table:table-cell>
          <table:table-cell/>
        </table:table-row>
        <table:table-row table:style-name="ro1">
          <table:table-cell office:value-type="float" office:value="0.10047" calcext:value-type="float">
            <text:p>0.10047</text:p>
          </table:table-cell>
          <table:table-cell office:value-type="float" office:value="0.0877088" calcext:value-type="float">
            <text:p>0.0877088</text:p>
          </table:table-cell>
          <table:table-cell office:value-type="float" office:value="0.498964" calcext:value-type="float">
            <text:p>0.498964</text:p>
          </table:table-cell>
          <table:table-cell office:value-type="float" office:value="0.465726" calcext:value-type="float">
            <text:p>0.465726</text:p>
          </table:table-cell>
          <table:table-cell/>
        </table:table-row>
        <table:table-row table:style-name="ro1">
          <table:table-cell office:value-type="float" office:value="0.100337" calcext:value-type="float">
            <text:p>0.100337</text:p>
          </table:table-cell>
          <table:table-cell office:value-type="float" office:value="0.0876015" calcext:value-type="float">
            <text:p>0.0876015</text:p>
          </table:table-cell>
          <table:table-cell office:value-type="float" office:value="0.498308" calcext:value-type="float">
            <text:p>0.498308</text:p>
          </table:table-cell>
          <table:table-cell office:value-type="float" office:value="0.465656" calcext:value-type="float">
            <text:p>0.465656</text:p>
          </table:table-cell>
          <table:table-cell/>
        </table:table-row>
        <table:table-row table:style-name="ro1">
          <table:table-cell office:value-type="float" office:value="0.100265" calcext:value-type="float">
            <text:p>0.100265</text:p>
          </table:table-cell>
          <table:table-cell office:value-type="float" office:value="0.0875917" calcext:value-type="float">
            <text:p>0.0875917</text:p>
          </table:table-cell>
          <table:table-cell office:value-type="float" office:value="0.497647" calcext:value-type="float">
            <text:p>0.497647</text:p>
          </table:table-cell>
          <table:table-cell office:value-type="float" office:value="0.466164" calcext:value-type="float">
            <text:p>0.466164</text:p>
          </table:table-cell>
          <table:table-cell/>
        </table:table-row>
        <table:table-row table:style-name="ro1">
          <table:table-cell office:value-type="float" office:value="0.100239" calcext:value-type="float">
            <text:p>0.100239</text:p>
          </table:table-cell>
          <table:table-cell office:value-type="float" office:value="0.0876539" calcext:value-type="float">
            <text:p>0.0876539</text:p>
          </table:table-cell>
          <table:table-cell office:value-type="float" office:value="0.496983" calcext:value-type="float">
            <text:p>0.496983</text:p>
          </table:table-cell>
          <table:table-cell office:value-type="float" office:value="0.466796" calcext:value-type="float">
            <text:p>0.466796</text:p>
          </table:table-cell>
          <table:table-cell/>
        </table:table-row>
        <table:table-row table:style-name="ro1">
          <table:table-cell office:value-type="float" office:value="0.100116" calcext:value-type="float">
            <text:p>0.100116</text:p>
          </table:table-cell>
          <table:table-cell office:value-type="float" office:value="0.0875749" calcext:value-type="float">
            <text:p>0.0875749</text:p>
          </table:table-cell>
          <table:table-cell office:value-type="float" office:value="0.496438" calcext:value-type="float">
            <text:p>0.496438</text:p>
          </table:table-cell>
          <table:table-cell office:value-type="float" office:value="0.466838" calcext:value-type="float">
            <text:p>0.466838</text:p>
          </table:table-cell>
          <table:table-cell/>
        </table:table-row>
        <table:table-row table:style-name="ro1">
          <table:table-cell office:value-type="float" office:value="0.100013" calcext:value-type="float">
            <text:p>0.100013</text:p>
          </table:table-cell>
          <table:table-cell office:value-type="float" office:value="0.0875063" calcext:value-type="float">
            <text:p>0.0875063</text:p>
          </table:table-cell>
          <table:table-cell office:value-type="float" office:value="0.495819" calcext:value-type="float">
            <text:p>0.495819</text:p>
          </table:table-cell>
          <table:table-cell office:value-type="float" office:value="0.466885" calcext:value-type="float">
            <text:p>0.466885</text:p>
          </table:table-cell>
          <table:table-cell/>
        </table:table-row>
        <table:table-row table:style-name="ro1">
          <table:table-cell office:value-type="float" office:value="0.0998977" calcext:value-type="float">
            <text:p>0.0998977</text:p>
          </table:table-cell>
          <table:table-cell office:value-type="float" office:value="0.0874742" calcext:value-type="float">
            <text:p>0.0874742</text:p>
          </table:table-cell>
          <table:table-cell office:value-type="float" office:value="0.495313" calcext:value-type="float">
            <text:p>0.495313</text:p>
          </table:table-cell>
          <table:table-cell office:value-type="float" office:value="0.467085" calcext:value-type="float">
            <text:p>0.467085</text:p>
          </table:table-cell>
          <table:table-cell/>
        </table:table-row>
        <table:table-row table:style-name="ro1">
          <table:table-cell office:value-type="float" office:value="0.0997716" calcext:value-type="float">
            <text:p>0.0997716</text:p>
          </table:table-cell>
          <table:table-cell office:value-type="float" office:value="0.0875181" calcext:value-type="float">
            <text:p>0.0875181</text:p>
          </table:table-cell>
          <table:table-cell office:value-type="float" office:value="0.494894" calcext:value-type="float">
            <text:p>0.494894</text:p>
          </table:table-cell>
          <table:table-cell office:value-type="float" office:value="0.467473" calcext:value-type="float">
            <text:p>0.467473</text:p>
          </table:table-cell>
          <table:table-cell/>
        </table:table-row>
        <table:table-row table:style-name="ro1">
          <table:table-cell office:value-type="float" office:value="0.0996467" calcext:value-type="float">
            <text:p>0.0996467</text:p>
          </table:table-cell>
          <table:table-cell office:value-type="float" office:value="0.0874399" calcext:value-type="float">
            <text:p>0.0874399</text:p>
          </table:table-cell>
          <table:table-cell office:value-type="float" office:value="0.494827" calcext:value-type="float">
            <text:p>0.494827</text:p>
          </table:table-cell>
          <table:table-cell office:value-type="float" office:value="0.467394" calcext:value-type="float">
            <text:p>0.467394</text:p>
          </table:table-cell>
          <table:table-cell/>
        </table:table-row>
        <table:table-row table:style-name="ro1">
          <table:table-cell office:value-type="float" office:value="0.0995225" calcext:value-type="float">
            <text:p>0.0995225</text:p>
          </table:table-cell>
          <table:table-cell office:value-type="float" office:value="0.0874782" calcext:value-type="float">
            <text:p>0.0874782</text:p>
          </table:table-cell>
          <table:table-cell office:value-type="float" office:value="0.494782" calcext:value-type="float">
            <text:p>0.494782</text:p>
          </table:table-cell>
          <table:table-cell office:value-type="float" office:value="0.467696" calcext:value-type="float">
            <text:p>0.467696</text:p>
          </table:table-cell>
          <table:table-cell/>
        </table:table-row>
        <table:table-row table:style-name="ro1">
          <table:table-cell office:value-type="float" office:value="0.0994117" calcext:value-type="float">
            <text:p>0.0994117</text:p>
          </table:table-cell>
          <table:table-cell office:value-type="float" office:value="0.0876644" calcext:value-type="float">
            <text:p>0.0876644</text:p>
          </table:table-cell>
          <table:table-cell office:value-type="float" office:value="0.495003" calcext:value-type="float">
            <text:p>0.495003</text:p>
          </table:table-cell>
          <table:table-cell office:value-type="float" office:value="0.468313" calcext:value-type="float">
            <text:p>0.468313</text:p>
          </table:table-cell>
          <table:table-cell/>
        </table:table-row>
        <table:table-row table:style-name="ro1">
          <table:table-cell office:value-type="float" office:value="0.0993067" calcext:value-type="float">
            <text:p>0.0993067</text:p>
          </table:table-cell>
          <table:table-cell office:value-type="float" office:value="0.0879762" calcext:value-type="float">
            <text:p>0.0879762</text:p>
          </table:table-cell>
          <table:table-cell office:value-type="float" office:value="0.494991" calcext:value-type="float">
            <text:p>0.494991</text:p>
          </table:table-cell>
          <table:table-cell office:value-type="float" office:value="0.468998" calcext:value-type="float">
            <text:p>0.468998</text:p>
          </table:table-cell>
          <table:table-cell/>
        </table:table-row>
        <table:table-row table:style-name="ro1">
          <table:table-cell office:value-type="float" office:value="0.0992539" calcext:value-type="float">
            <text:p>0.0992539</text:p>
          </table:table-cell>
          <table:table-cell office:value-type="float" office:value="0.0880278" calcext:value-type="float">
            <text:p>0.0880278</text:p>
          </table:table-cell>
          <table:table-cell office:value-type="float" office:value="0.495384" calcext:value-type="float">
            <text:p>0.495384</text:p>
          </table:table-cell>
          <table:table-cell office:value-type="float" office:value="0.469017" calcext:value-type="float">
            <text:p>0.469017</text:p>
          </table:table-cell>
          <table:table-cell/>
        </table:table-row>
        <table:table-row table:style-name="ro1">
          <table:table-cell office:value-type="float" office:value="0.0992172" calcext:value-type="float">
            <text:p>0.0992172</text:p>
          </table:table-cell>
          <table:table-cell office:value-type="float" office:value="0.0881952" calcext:value-type="float">
            <text:p>0.0881952</text:p>
          </table:table-cell>
          <table:table-cell office:value-type="float" office:value="0.494951" calcext:value-type="float">
            <text:p>0.494951</text:p>
          </table:table-cell>
          <table:table-cell office:value-type="float" office:value="0.469078" calcext:value-type="float">
            <text:p>0.469078</text:p>
          </table:table-cell>
          <table:table-cell/>
        </table:table-row>
        <table:table-row table:style-name="ro1">
          <table:table-cell office:value-type="float" office:value="0.0992251" calcext:value-type="float">
            <text:p>0.0992251</text:p>
          </table:table-cell>
          <table:table-cell office:value-type="float" office:value="0.08809" calcext:value-type="float">
            <text:p>0.08809</text:p>
          </table:table-cell>
          <table:table-cell office:value-type="float" office:value="0.494766" calcext:value-type="float">
            <text:p>0.494766</text:p>
          </table:table-cell>
          <table:table-cell office:value-type="float" office:value="0.468553" calcext:value-type="float">
            <text:p>0.468553</text:p>
          </table:table-cell>
          <table:table-cell/>
        </table:table-row>
        <table:table-row table:style-name="ro1">
          <table:table-cell office:value-type="float" office:value="0.0991966" calcext:value-type="float">
            <text:p>0.0991966</text:p>
          </table:table-cell>
          <table:table-cell office:value-type="float" office:value="0.0880007" calcext:value-type="float">
            <text:p>0.0880007</text:p>
          </table:table-cell>
          <table:table-cell office:value-type="float" office:value="0.494167" calcext:value-type="float">
            <text:p>0.494167</text:p>
          </table:table-cell>
          <table:table-cell office:value-type="float" office:value="0.468057" calcext:value-type="float">
            <text:p>0.468057</text:p>
          </table:table-cell>
          <table:table-cell/>
        </table:table-row>
        <table:table-row table:style-name="ro1">
          <table:table-cell office:value-type="float" office:value="0.099097" calcext:value-type="float">
            <text:p>0.099097</text:p>
          </table:table-cell>
          <table:table-cell office:value-type="float" office:value="0.0878956" calcext:value-type="float">
            <text:p>0.0878956</text:p>
          </table:table-cell>
          <table:table-cell office:value-type="float" office:value="0.493598" calcext:value-type="float">
            <text:p>0.493598</text:p>
          </table:table-cell>
          <table:table-cell office:value-type="float" office:value="0.467458" calcext:value-type="float">
            <text:p>0.467458</text:p>
          </table:table-cell>
          <table:table-cell/>
        </table:table-row>
        <table:table-row table:style-name="ro1">
          <table:table-cell office:value-type="float" office:value="0.0989745" calcext:value-type="float">
            <text:p>0.0989745</text:p>
          </table:table-cell>
          <table:table-cell office:value-type="float" office:value="0.0877894" calcext:value-type="float">
            <text:p>0.0877894</text:p>
          </table:table-cell>
          <table:table-cell office:value-type="float" office:value="0.492962" calcext:value-type="float">
            <text:p>0.492962</text:p>
          </table:table-cell>
          <table:table-cell office:value-type="float" office:value="0.466867" calcext:value-type="float">
            <text:p>0.466867</text:p>
          </table:table-cell>
          <table:table-cell/>
        </table:table-row>
        <table:table-row table:style-name="ro1">
          <table:table-cell office:value-type="float" office:value="0.0988493" calcext:value-type="float">
            <text:p>0.0988493</text:p>
          </table:table-cell>
          <table:table-cell office:value-type="float" office:value="0.0876931" calcext:value-type="float">
            <text:p>0.0876931</text:p>
          </table:table-cell>
          <table:table-cell office:value-type="float" office:value="0.492334" calcext:value-type="float">
            <text:p>0.492334</text:p>
          </table:table-cell>
          <table:table-cell office:value-type="float" office:value="0.466279" calcext:value-type="float">
            <text:p>0.466279</text:p>
          </table:table-cell>
          <table:table-cell/>
        </table:table-row>
        <table:table-row table:style-name="ro1">
          <table:table-cell office:value-type="float" office:value="0.098728" calcext:value-type="float">
            <text:p>0.098728</text:p>
          </table:table-cell>
          <table:table-cell office:value-type="float" office:value="0.0875836" calcext:value-type="float">
            <text:p>0.0875836</text:p>
          </table:table-cell>
          <table:table-cell office:value-type="float" office:value="0.491705" calcext:value-type="float">
            <text:p>0.491705</text:p>
          </table:table-cell>
          <table:table-cell office:value-type="float" office:value="0.465727" calcext:value-type="float">
            <text:p>0.465727</text:p>
          </table:table-cell>
          <table:table-cell/>
        </table:table-row>
        <table:table-row table:style-name="ro1">
          <table:table-cell office:value-type="float" office:value="0.0986036" calcext:value-type="float">
            <text:p>0.0986036</text:p>
          </table:table-cell>
          <table:table-cell office:value-type="float" office:value="0.0876017" calcext:value-type="float">
            <text:p>0.0876017</text:p>
          </table:table-cell>
          <table:table-cell office:value-type="float" office:value="0.491188" calcext:value-type="float">
            <text:p>0.491188</text:p>
          </table:table-cell>
          <table:table-cell office:value-type="float" office:value="0.465625" calcext:value-type="float">
            <text:p>0.465625</text:p>
          </table:table-cell>
          <table:table-cell/>
        </table:table-row>
        <table:table-row table:style-name="ro1">
          <table:table-cell office:value-type="float" office:value="0.0984807" calcext:value-type="float">
            <text:p>0.0984807</text:p>
          </table:table-cell>
          <table:table-cell office:value-type="float" office:value="0.0876521" calcext:value-type="float">
            <text:p>0.0876521</text:p>
          </table:table-cell>
          <table:table-cell office:value-type="float" office:value="0.490682" calcext:value-type="float">
            <text:p>0.490682</text:p>
          </table:table-cell>
          <table:table-cell office:value-type="float" office:value="0.465502" calcext:value-type="float">
            <text:p>0.465502</text:p>
          </table:table-cell>
          <table:table-cell/>
        </table:table-row>
        <table:table-row table:style-name="ro1">
          <table:table-cell office:value-type="float" office:value="0.0983771" calcext:value-type="float">
            <text:p>0.0983771</text:p>
          </table:table-cell>
          <table:table-cell office:value-type="float" office:value="0.0878308" calcext:value-type="float">
            <text:p>0.0878308</text:p>
          </table:table-cell>
          <table:table-cell office:value-type="float" office:value="0.490404" calcext:value-type="float">
            <text:p>0.490404</text:p>
          </table:table-cell>
          <table:table-cell office:value-type="float" office:value="0.465524" calcext:value-type="float">
            <text:p>0.465524</text:p>
          </table:table-cell>
          <table:table-cell/>
        </table:table-row>
        <table:table-row table:style-name="ro1">
          <table:table-cell office:value-type="float" office:value="0.0982647" calcext:value-type="float">
            <text:p>0.0982647</text:p>
          </table:table-cell>
          <table:table-cell office:value-type="float" office:value="0.0880648" calcext:value-type="float">
            <text:p>0.0880648</text:p>
          </table:table-cell>
          <table:table-cell office:value-type="float" office:value="0.490058" calcext:value-type="float">
            <text:p>0.490058</text:p>
          </table:table-cell>
          <table:table-cell office:value-type="float" office:value="0.465512" calcext:value-type="float">
            <text:p>0.465512</text:p>
          </table:table-cell>
          <table:table-cell/>
        </table:table-row>
        <table:table-row table:style-name="ro1">
          <table:table-cell office:value-type="float" office:value="0.0981458" calcext:value-type="float">
            <text:p>0.0981458</text:p>
          </table:table-cell>
          <table:table-cell office:value-type="float" office:value="0.0881306" calcext:value-type="float">
            <text:p>0.0881306</text:p>
          </table:table-cell>
          <table:table-cell office:value-type="float" office:value="0.489852" calcext:value-type="float">
            <text:p>0.489852</text:p>
          </table:table-cell>
          <table:table-cell office:value-type="float" office:value="0.46517" calcext:value-type="float">
            <text:p>0.46517</text:p>
          </table:table-cell>
          <table:table-cell/>
        </table:table-row>
        <table:table-row table:style-name="ro1">
          <table:table-cell office:value-type="float" office:value="0.0980227" calcext:value-type="float">
            <text:p>0.0980227</text:p>
          </table:table-cell>
          <table:table-cell office:value-type="float" office:value="0.0883227" calcext:value-type="float">
            <text:p>0.0883227</text:p>
          </table:table-cell>
          <table:table-cell office:value-type="float" office:value="0.489268" calcext:value-type="float">
            <text:p>0.489268</text:p>
          </table:table-cell>
          <table:table-cell office:value-type="float" office:value="0.464932" calcext:value-type="float">
            <text:p>0.464932</text:p>
          </table:table-cell>
          <table:table-cell/>
        </table:table-row>
        <table:table-row table:style-name="ro1">
          <table:table-cell office:value-type="float" office:value="0.0978997" calcext:value-type="float">
            <text:p>0.0978997</text:p>
          </table:table-cell>
          <table:table-cell office:value-type="float" office:value="0.0884799" calcext:value-type="float">
            <text:p>0.0884799</text:p>
          </table:table-cell>
          <table:table-cell office:value-type="float" office:value="0.488791" calcext:value-type="float">
            <text:p>0.488791</text:p>
          </table:table-cell>
          <table:table-cell office:value-type="float" office:value="0.464587" calcext:value-type="float">
            <text:p>0.464587</text:p>
          </table:table-cell>
          <table:table-cell/>
        </table:table-row>
        <table:table-row table:style-name="ro1">
          <table:table-cell office:value-type="float" office:value="0.0977779" calcext:value-type="float">
            <text:p>0.0977779</text:p>
          </table:table-cell>
          <table:table-cell office:value-type="float" office:value="0.0887721" calcext:value-type="float">
            <text:p>0.0887721</text:p>
          </table:table-cell>
          <table:table-cell office:value-type="float" office:value="0.48828" calcext:value-type="float">
            <text:p>0.48828</text:p>
          </table:table-cell>
          <table:table-cell office:value-type="float" office:value="0.464323" calcext:value-type="float">
            <text:p>0.464323</text:p>
          </table:table-cell>
          <table:table-cell/>
        </table:table-row>
        <table:table-row table:style-name="ro1">
          <table:table-cell office:value-type="float" office:value="0.0976704" calcext:value-type="float">
            <text:p>0.0976704</text:p>
          </table:table-cell>
          <table:table-cell office:value-type="float" office:value="0.0888767" calcext:value-type="float">
            <text:p>0.0888767</text:p>
          </table:table-cell>
          <table:table-cell office:value-type="float" office:value="0.487976" calcext:value-type="float">
            <text:p>0.487976</text:p>
          </table:table-cell>
          <table:table-cell office:value-type="float" office:value="0.463828" calcext:value-type="float">
            <text:p>0.463828</text:p>
          </table:table-cell>
          <table:table-cell/>
        </table:table-row>
        <table:table-row table:style-name="ro1">
          <table:table-cell office:value-type="float" office:value="0.0975549" calcext:value-type="float">
            <text:p>0.0975549</text:p>
          </table:table-cell>
          <table:table-cell office:value-type="float" office:value="0.0890058" calcext:value-type="float">
            <text:p>0.0890058</text:p>
          </table:table-cell>
          <table:table-cell office:value-type="float" office:value="0.487395" calcext:value-type="float">
            <text:p>0.487395</text:p>
          </table:table-cell>
          <table:table-cell office:value-type="float" office:value="0.463331" calcext:value-type="float">
            <text:p>0.463331</text:p>
          </table:table-cell>
          <table:table-cell/>
        </table:table-row>
        <table:table-row table:style-name="ro1">
          <table:table-cell office:value-type="float" office:value="0.0974332" calcext:value-type="float">
            <text:p>0.0974332</text:p>
          </table:table-cell>
          <table:table-cell office:value-type="float" office:value="0.0889049" calcext:value-type="float">
            <text:p>0.0889049</text:p>
          </table:table-cell>
          <table:table-cell office:value-type="float" office:value="0.486859" calcext:value-type="float">
            <text:p>0.486859</text:p>
          </table:table-cell>
          <table:table-cell office:value-type="float" office:value="0.462795" calcext:value-type="float">
            <text:p>0.462795</text:p>
          </table:table-cell>
          <table:table-cell/>
        </table:table-row>
        <table:table-row table:style-name="ro1">
          <table:table-cell office:value-type="float" office:value="0.0973128" calcext:value-type="float">
            <text:p>0.0973128</text:p>
          </table:table-cell>
          <table:table-cell office:value-type="float" office:value="0.0888044" calcext:value-type="float">
            <text:p>0.0888044</text:p>
          </table:table-cell>
          <table:table-cell office:value-type="float" office:value="0.486256" calcext:value-type="float">
            <text:p>0.486256</text:p>
          </table:table-cell>
          <table:table-cell office:value-type="float" office:value="0.462251" calcext:value-type="float">
            <text:p>0.462251</text:p>
          </table:table-cell>
          <table:table-cell/>
        </table:table-row>
        <table:table-row table:style-name="ro1">
          <table:table-cell office:value-type="float" office:value="0.0971921" calcext:value-type="float">
            <text:p>0.0971921</text:p>
          </table:table-cell>
          <table:table-cell office:value-type="float" office:value="0.08874" calcext:value-type="float">
            <text:p>0.08874</text:p>
          </table:table-cell>
          <table:table-cell office:value-type="float" office:value="0.485721" calcext:value-type="float">
            <text:p>0.485721</text:p>
          </table:table-cell>
          <table:table-cell office:value-type="float" office:value="0.461967" calcext:value-type="float">
            <text:p>0.461967</text:p>
          </table:table-cell>
          <table:table-cell/>
        </table:table-row>
        <table:table-row table:style-name="ro1">
          <table:table-cell office:value-type="float" office:value="0.0970737" calcext:value-type="float">
            <text:p>0.0970737</text:p>
          </table:table-cell>
          <table:table-cell office:value-type="float" office:value="0.0886896" calcext:value-type="float">
            <text:p>0.0886896</text:p>
          </table:table-cell>
          <table:table-cell office:value-type="float" office:value="0.485213" calcext:value-type="float">
            <text:p>0.485213</text:p>
          </table:table-cell>
          <table:table-cell office:value-type="float" office:value="0.461659" calcext:value-type="float">
            <text:p>0.461659</text:p>
          </table:table-cell>
          <table:table-cell/>
        </table:table-row>
        <table:table-row table:style-name="ro1">
          <table:table-cell office:value-type="float" office:value="0.0969941" calcext:value-type="float">
            <text:p>0.0969941</text:p>
          </table:table-cell>
          <table:table-cell office:value-type="float" office:value="0.0887773" calcext:value-type="float">
            <text:p>0.0887773</text:p>
          </table:table-cell>
          <table:table-cell office:value-type="float" office:value="0.484958" calcext:value-type="float">
            <text:p>0.484958</text:p>
          </table:table-cell>
          <table:table-cell office:value-type="float" office:value="0.461586" calcext:value-type="float">
            <text:p>0.461586</text:p>
          </table:table-cell>
          <table:table-cell/>
        </table:table-row>
        <table:table-row table:style-name="ro1">
          <table:table-cell office:value-type="float" office:value="0.0969042" calcext:value-type="float">
            <text:p>0.0969042</text:p>
          </table:table-cell>
          <table:table-cell office:value-type="float" office:value="0.0890409" calcext:value-type="float">
            <text:p>0.0890409</text:p>
          </table:table-cell>
          <table:table-cell office:value-type="float" office:value="0.484737" calcext:value-type="float">
            <text:p>0.484737</text:p>
          </table:table-cell>
          <table:table-cell office:value-type="float" office:value="0.461709" calcext:value-type="float">
            <text:p>0.461709</text:p>
          </table:table-cell>
          <table:table-cell/>
        </table:table-row>
        <table:table-row table:style-name="ro1">
          <table:table-cell office:value-type="float" office:value="0.0968293" calcext:value-type="float">
            <text:p>0.0968293</text:p>
          </table:table-cell>
          <table:table-cell office:value-type="float" office:value="0.089205" calcext:value-type="float">
            <text:p>0.089205</text:p>
          </table:table-cell>
          <table:table-cell office:value-type="float" office:value="0.484755" calcext:value-type="float">
            <text:p>0.484755</text:p>
          </table:table-cell>
          <table:table-cell office:value-type="float" office:value="0.461569" calcext:value-type="float">
            <text:p>0.461569</text:p>
          </table:table-cell>
          <table:table-cell/>
        </table:table-row>
        <table:table-row table:style-name="ro1">
          <table:table-cell office:value-type="float" office:value="0.096768" calcext:value-type="float">
            <text:p>0.096768</text:p>
          </table:table-cell>
          <table:table-cell office:value-type="float" office:value="0.0892719" calcext:value-type="float">
            <text:p>0.0892719</text:p>
          </table:table-cell>
          <table:table-cell office:value-type="float" office:value="0.484616" calcext:value-type="float">
            <text:p>0.484616</text:p>
          </table:table-cell>
          <table:table-cell office:value-type="float" office:value="0.461216" calcext:value-type="float">
            <text:p>0.461216</text:p>
          </table:table-cell>
          <table:table-cell/>
        </table:table-row>
        <table:table-row table:style-name="ro1">
          <table:table-cell office:value-type="float" office:value="0.0967549" calcext:value-type="float">
            <text:p>0.0967549</text:p>
          </table:table-cell>
          <table:table-cell office:value-type="float" office:value="0.0892171" calcext:value-type="float">
            <text:p>0.0892171</text:p>
          </table:table-cell>
          <table:table-cell office:value-type="float" office:value="0.484791" calcext:value-type="float">
            <text:p>0.484791</text:p>
          </table:table-cell>
          <table:table-cell office:value-type="float" office:value="0.460703" calcext:value-type="float">
            <text:p>0.460703</text:p>
          </table:table-cell>
          <table:table-cell/>
        </table:table-row>
        <table:table-row table:style-name="ro1">
          <table:table-cell office:value-type="float" office:value="0.0967267" calcext:value-type="float">
            <text:p>0.0967267</text:p>
          </table:table-cell>
          <table:table-cell office:value-type="float" office:value="0.0891513" calcext:value-type="float">
            <text:p>0.0891513</text:p>
          </table:table-cell>
          <table:table-cell office:value-type="float" office:value="0.4845" calcext:value-type="float">
            <text:p>0.4845</text:p>
          </table:table-cell>
          <table:table-cell office:value-type="float" office:value="0.46017" calcext:value-type="float">
            <text:p>0.46017</text:p>
          </table:table-cell>
          <table:table-cell/>
        </table:table-row>
        <table:table-row table:style-name="ro1">
          <table:table-cell office:value-type="float" office:value="0.0967577" calcext:value-type="float">
            <text:p>0.0967577</text:p>
          </table:table-cell>
          <table:table-cell office:value-type="float" office:value="0.0890433" calcext:value-type="float">
            <text:p>0.0890433</text:p>
          </table:table-cell>
          <table:table-cell office:value-type="float" office:value="0.484487" calcext:value-type="float">
            <text:p>0.484487</text:p>
          </table:table-cell>
          <table:table-cell office:value-type="float" office:value="0.459615" calcext:value-type="float">
            <text:p>0.459615</text:p>
          </table:table-cell>
          <table:table-cell/>
        </table:table-row>
        <table:table-row table:style-name="ro1">
          <table:table-cell office:value-type="float" office:value="0.0968153" calcext:value-type="float">
            <text:p>0.0968153</text:p>
          </table:table-cell>
          <table:table-cell office:value-type="float" office:value="0.0889382" calcext:value-type="float">
            <text:p>0.0889382</text:p>
          </table:table-cell>
          <table:table-cell office:value-type="float" office:value="0.484489" calcext:value-type="float">
            <text:p>0.484489</text:p>
          </table:table-cell>
          <table:table-cell office:value-type="float" office:value="0.45906" calcext:value-type="float">
            <text:p>0.45906</text:p>
          </table:table-cell>
          <table:table-cell/>
        </table:table-row>
        <table:table-row table:style-name="ro1">
          <table:table-cell office:value-type="float" office:value="0.0969221" calcext:value-type="float">
            <text:p>0.0969221</text:p>
          </table:table-cell>
          <table:table-cell office:value-type="float" office:value="0.0888334" calcext:value-type="float">
            <text:p>0.0888334</text:p>
          </table:table-cell>
          <table:table-cell office:value-type="float" office:value="0.484724" calcext:value-type="float">
            <text:p>0.484724</text:p>
          </table:table-cell>
          <table:table-cell office:value-type="float" office:value="0.458522" calcext:value-type="float">
            <text:p>0.458522</text:p>
          </table:table-cell>
          <table:table-cell/>
        </table:table-row>
        <table:table-row table:style-name="ro1">
          <table:table-cell office:value-type="float" office:value="0.0970034" calcext:value-type="float">
            <text:p>0.0970034</text:p>
          </table:table-cell>
          <table:table-cell office:value-type="float" office:value="0.0887265" calcext:value-type="float">
            <text:p>0.0887265</text:p>
          </table:table-cell>
          <table:table-cell office:value-type="float" office:value="0.484304" calcext:value-type="float">
            <text:p>0.484304</text:p>
          </table:table-cell>
          <table:table-cell office:value-type="float" office:value="0.457973" calcext:value-type="float">
            <text:p>0.457973</text:p>
          </table:table-cell>
          <table:table-cell/>
        </table:table-row>
        <table:table-row table:style-name="ro1">
          <table:table-cell office:value-type="float" office:value="0.0970651" calcext:value-type="float">
            <text:p>0.0970651</text:p>
          </table:table-cell>
          <table:table-cell office:value-type="float" office:value="0.0887446" calcext:value-type="float">
            <text:p>0.0887446</text:p>
          </table:table-cell>
          <table:table-cell office:value-type="float" office:value="0.483966" calcext:value-type="float">
            <text:p>0.483966</text:p>
          </table:table-cell>
          <table:table-cell office:value-type="float" office:value="0.457684" calcext:value-type="float">
            <text:p>0.457684</text:p>
          </table:table-cell>
          <table:table-cell/>
        </table:table-row>
        <table:table-row table:style-name="ro1">
          <table:table-cell office:value-type="float" office:value="0.0971647" calcext:value-type="float">
            <text:p>0.0971647</text:p>
          </table:table-cell>
          <table:table-cell office:value-type="float" office:value="0.0888032" calcext:value-type="float">
            <text:p>0.0888032</text:p>
          </table:table-cell>
          <table:table-cell office:value-type="float" office:value="0.483543" calcext:value-type="float">
            <text:p>0.483543</text:p>
          </table:table-cell>
          <table:table-cell office:value-type="float" office:value="0.457422" calcext:value-type="float">
            <text:p>0.457422</text:p>
          </table:table-cell>
          <table:table-cell/>
        </table:table-row>
        <table:table-row table:style-name="ro1">
          <table:table-cell office:value-type="float" office:value="0.097301" calcext:value-type="float">
            <text:p>0.097301</text:p>
          </table:table-cell>
          <table:table-cell office:value-type="float" office:value="0.0887753" calcext:value-type="float">
            <text:p>0.0887753</text:p>
          </table:table-cell>
          <table:table-cell office:value-type="float" office:value="0.483289" calcext:value-type="float">
            <text:p>0.483289</text:p>
          </table:table-cell>
          <table:table-cell office:value-type="float" office:value="0.457028" calcext:value-type="float">
            <text:p>0.457028</text:p>
          </table:table-cell>
          <table:table-cell/>
        </table:table-row>
        <table:table-row table:style-name="ro1">
          <table:table-cell office:value-type="float" office:value="0.0974046" calcext:value-type="float">
            <text:p>0.0974046</text:p>
          </table:table-cell>
          <table:table-cell office:value-type="float" office:value="0.088726" calcext:value-type="float">
            <text:p>0.088726</text:p>
          </table:table-cell>
          <table:table-cell office:value-type="float" office:value="0.482848" calcext:value-type="float">
            <text:p>0.482848</text:p>
          </table:table-cell>
          <table:table-cell office:value-type="float" office:value="0.456583" calcext:value-type="float">
            <text:p>0.456583</text:p>
          </table:table-cell>
          <table:table-cell/>
        </table:table-row>
        <table:table-row table:style-name="ro1">
          <table:table-cell office:value-type="float" office:value="0.0977671" calcext:value-type="float">
            <text:p>0.0977671</text:p>
          </table:table-cell>
          <table:table-cell office:value-type="float" office:value="0.0886206" calcext:value-type="float">
            <text:p>0.0886206</text:p>
          </table:table-cell>
          <table:table-cell office:value-type="float" office:value="0.48276" calcext:value-type="float">
            <text:p>0.48276</text:p>
          </table:table-cell>
          <table:table-cell office:value-type="float" office:value="0.456049" calcext:value-type="float">
            <text:p>0.456049</text:p>
          </table:table-cell>
          <table:table-cell/>
        </table:table-row>
        <table:table-row table:style-name="ro1">
          <table:table-cell office:value-type="float" office:value="0.0981027" calcext:value-type="float">
            <text:p>0.0981027</text:p>
          </table:table-cell>
          <table:table-cell office:value-type="float" office:value="0.0885159" calcext:value-type="float">
            <text:p>0.0885159</text:p>
          </table:table-cell>
          <table:table-cell office:value-type="float" office:value="0.482446" calcext:value-type="float">
            <text:p>0.482446</text:p>
          </table:table-cell>
          <table:table-cell office:value-type="float" office:value="0.455509" calcext:value-type="float">
            <text:p>0.455509</text:p>
          </table:table-cell>
          <table:table-cell/>
        </table:table-row>
        <table:table-row table:style-name="ro1">
          <table:table-cell office:value-type="float" office:value="0.098308" calcext:value-type="float">
            <text:p>0.098308</text:p>
          </table:table-cell>
          <table:table-cell office:value-type="float" office:value="0.0884176" calcext:value-type="float">
            <text:p>0.0884176</text:p>
          </table:table-cell>
          <table:table-cell office:value-type="float" office:value="0.48214" calcext:value-type="float">
            <text:p>0.48214</text:p>
          </table:table-cell>
          <table:table-cell office:value-type="float" office:value="0.455043" calcext:value-type="float">
            <text:p>0.455043</text:p>
          </table:table-cell>
          <table:table-cell/>
        </table:table-row>
        <table:table-row table:style-name="ro1">
          <table:table-cell office:value-type="float" office:value="0.0984159" calcext:value-type="float">
            <text:p>0.0984159</text:p>
          </table:table-cell>
          <table:table-cell office:value-type="float" office:value="0.0883171" calcext:value-type="float">
            <text:p>0.0883171</text:p>
          </table:table-cell>
          <table:table-cell office:value-type="float" office:value="0.481789" calcext:value-type="float">
            <text:p>0.481789</text:p>
          </table:table-cell>
          <table:table-cell office:value-type="float" office:value="0.45459" calcext:value-type="float">
            <text:p>0.45459</text:p>
          </table:table-cell>
          <table:table-cell/>
        </table:table-row>
        <table:table-row table:style-name="ro1">
          <table:table-cell office:value-type="float" office:value="0.0986379" calcext:value-type="float">
            <text:p>0.0986379</text:p>
          </table:table-cell>
          <table:table-cell office:value-type="float" office:value="0.0882133" calcext:value-type="float">
            <text:p>0.0882133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54142" calcext:value-type="float">
            <text:p>0.454142</text:p>
          </table:table-cell>
          <table:table-cell/>
        </table:table-row>
        <table:table-row table:style-name="ro1">
          <table:table-cell office:value-type="float" office:value="0.0987763" calcext:value-type="float">
            <text:p>0.0987763</text:p>
          </table:table-cell>
          <table:table-cell office:value-type="float" office:value="0.0881093" calcext:value-type="float">
            <text:p>0.0881093</text:p>
          </table:table-cell>
          <table:table-cell office:value-type="float" office:value="0.481278" calcext:value-type="float">
            <text:p>0.481278</text:p>
          </table:table-cell>
          <table:table-cell office:value-type="float" office:value="0.453686" calcext:value-type="float">
            <text:p>0.453686</text:p>
          </table:table-cell>
          <table:table-cell/>
        </table:table-row>
        <table:table-row table:style-name="ro1">
          <table:table-cell office:value-type="float" office:value="0.0988589" calcext:value-type="float">
            <text:p>0.0988589</text:p>
          </table:table-cell>
          <table:table-cell office:value-type="float" office:value="0.0880251" calcext:value-type="float">
            <text:p>0.0880251</text:p>
          </table:table-cell>
          <table:table-cell office:value-type="float" office:value="0.480928" calcext:value-type="float">
            <text:p>0.480928</text:p>
          </table:table-cell>
          <table:table-cell office:value-type="float" office:value="0.453395" calcext:value-type="float">
            <text:p>0.453395</text:p>
          </table:table-cell>
          <table:table-cell/>
        </table:table-row>
        <table:table-row table:style-name="ro1">
          <table:table-cell office:value-type="float" office:value="0.0988656" calcext:value-type="float">
            <text:p>0.0988656</text:p>
          </table:table-cell>
          <table:table-cell office:value-type="float" office:value="0.0879351" calcext:value-type="float">
            <text:p>0.0879351</text:p>
          </table:table-cell>
          <table:table-cell office:value-type="float" office:value="0.480365" calcext:value-type="float">
            <text:p>0.480365</text:p>
          </table:table-cell>
          <table:table-cell office:value-type="float" office:value="0.453017" calcext:value-type="float">
            <text:p>0.453017</text:p>
          </table:table-cell>
          <table:table-cell/>
        </table:table-row>
        <table:table-row table:style-name="ro1">
          <table:table-cell office:value-type="float" office:value="0.0988198" calcext:value-type="float">
            <text:p>0.0988198</text:p>
          </table:table-cell>
          <table:table-cell office:value-type="float" office:value="0.0878335" calcext:value-type="float">
            <text:p>0.0878335</text:p>
          </table:table-cell>
          <table:table-cell office:value-type="float" office:value="0.479813" calcext:value-type="float">
            <text:p>0.479813</text:p>
          </table:table-cell>
          <table:table-cell office:value-type="float" office:value="0.452613" calcext:value-type="float">
            <text:p>0.452613</text:p>
          </table:table-cell>
          <table:table-cell/>
        </table:table-row>
        <table:table-row table:style-name="ro1">
          <table:table-cell office:value-type="float" office:value="0.0987564" calcext:value-type="float">
            <text:p>0.0987564</text:p>
          </table:table-cell>
          <table:table-cell office:value-type="float" office:value="0.0877328" calcext:value-type="float">
            <text:p>0.0877328</text:p>
          </table:table-cell>
          <table:table-cell office:value-type="float" office:value="0.479268" calcext:value-type="float">
            <text:p>0.479268</text:p>
          </table:table-cell>
          <table:table-cell office:value-type="float" office:value="0.452136" calcext:value-type="float">
            <text:p>0.452136</text:p>
          </table:table-cell>
          <table:table-cell/>
        </table:table-row>
        <table:table-row table:style-name="ro1">
          <table:table-cell office:value-type="float" office:value="0.0986915" calcext:value-type="float">
            <text:p>0.0986915</text:p>
          </table:table-cell>
          <table:table-cell office:value-type="float" office:value="0.0876553" calcext:value-type="float">
            <text:p>0.0876553</text:p>
          </table:table-cell>
          <table:table-cell office:value-type="float" office:value="0.47871" calcext:value-type="float">
            <text:p>0.47871</text:p>
          </table:table-cell>
          <table:table-cell office:value-type="float" office:value="0.451637" calcext:value-type="float">
            <text:p>0.451637</text:p>
          </table:table-cell>
          <table:table-cell/>
        </table:table-row>
        <table:table-row table:style-name="ro1">
          <table:table-cell office:value-type="float" office:value="0.0986474" calcext:value-type="float">
            <text:p>0.0986474</text:p>
          </table:table-cell>
          <table:table-cell office:value-type="float" office:value="0.0875609" calcext:value-type="float">
            <text:p>0.0875609</text:p>
          </table:table-cell>
          <table:table-cell office:value-type="float" office:value="0.478291" calcext:value-type="float">
            <text:p>0.478291</text:p>
          </table:table-cell>
          <table:table-cell office:value-type="float" office:value="0.451261" calcext:value-type="float">
            <text:p>0.451261</text:p>
          </table:table-cell>
          <table:table-cell/>
        </table:table-row>
        <table:table-row table:style-name="ro1">
          <table:table-cell office:value-type="float" office:value="0.098654" calcext:value-type="float">
            <text:p>0.098654</text:p>
          </table:table-cell>
          <table:table-cell office:value-type="float" office:value="0.0874978" calcext:value-type="float">
            <text:p>0.0874978</text:p>
          </table:table-cell>
          <table:table-cell office:value-type="float" office:value="0.478031" calcext:value-type="float">
            <text:p>0.478031</text:p>
          </table:table-cell>
          <table:table-cell office:value-type="float" office:value="0.450836" calcext:value-type="float">
            <text:p>0.450836</text:p>
          </table:table-cell>
          <table:table-cell/>
        </table:table-row>
        <table:table-row table:style-name="ro1">
          <table:table-cell office:value-type="float" office:value="0.0987064" calcext:value-type="float">
            <text:p>0.0987064</text:p>
          </table:table-cell>
          <table:table-cell office:value-type="float" office:value="0.0874257" calcext:value-type="float">
            <text:p>0.0874257</text:p>
          </table:table-cell>
          <table:table-cell office:value-type="float" office:value="0.477741" calcext:value-type="float">
            <text:p>0.477741</text:p>
          </table:table-cell>
          <table:table-cell office:value-type="float" office:value="0.450446" calcext:value-type="float">
            <text:p>0.450446</text:p>
          </table:table-cell>
          <table:table-cell/>
        </table:table-row>
        <table:table-row table:style-name="ro1">
          <table:table-cell office:value-type="float" office:value="0.0986549" calcext:value-type="float">
            <text:p>0.0986549</text:p>
          </table:table-cell>
          <table:table-cell office:value-type="float" office:value="0.0873458" calcext:value-type="float">
            <text:p>0.0873458</text:p>
          </table:table-cell>
          <table:table-cell office:value-type="float" office:value="0.477354" calcext:value-type="float">
            <text:p>0.477354</text:p>
          </table:table-cell>
          <table:table-cell office:value-type="float" office:value="0.450567" calcext:value-type="float">
            <text:p>0.450567</text:p>
          </table:table-cell>
          <table:table-cell/>
        </table:table-row>
        <table:table-row table:style-name="ro1">
          <table:table-cell office:value-type="float" office:value="0.0985713" calcext:value-type="float">
            <text:p>0.0985713</text:p>
          </table:table-cell>
          <table:table-cell office:value-type="float" office:value="0.0872536" calcext:value-type="float">
            <text:p>0.0872536</text:p>
          </table:table-cell>
          <table:table-cell office:value-type="float" office:value="0.476852" calcext:value-type="float">
            <text:p>0.476852</text:p>
          </table:table-cell>
          <table:table-cell office:value-type="float" office:value="0.450515" calcext:value-type="float">
            <text:p>0.450515</text:p>
          </table:table-cell>
          <table:table-cell/>
        </table:table-row>
        <table:table-row table:style-name="ro1">
          <table:table-cell office:value-type="float" office:value="0.0984716" calcext:value-type="float">
            <text:p>0.0984716</text:p>
          </table:table-cell>
          <table:table-cell office:value-type="float" office:value="0.0871682" calcext:value-type="float">
            <text:p>0.0871682</text:p>
          </table:table-cell>
          <table:table-cell office:value-type="float" office:value="0.476372" calcext:value-type="float">
            <text:p>0.476372</text:p>
          </table:table-cell>
          <table:table-cell office:value-type="float" office:value="0.450553" calcext:value-type="float">
            <text:p>0.450553</text:p>
          </table:table-cell>
          <table:table-cell/>
        </table:table-row>
        <table:table-row table:style-name="ro1">
          <table:table-cell office:value-type="float" office:value="0.0983586" calcext:value-type="float">
            <text:p>0.0983586</text:p>
          </table:table-cell>
          <table:table-cell office:value-type="float" office:value="0.0870785" calcext:value-type="float">
            <text:p>0.0870785</text:p>
          </table:table-cell>
          <table:table-cell office:value-type="float" office:value="0.475834" calcext:value-type="float">
            <text:p>0.475834</text:p>
          </table:table-cell>
          <table:table-cell office:value-type="float" office:value="0.450427" calcext:value-type="float">
            <text:p>0.450427</text:p>
          </table:table-cell>
          <table:table-cell/>
        </table:table-row>
        <table:table-row table:style-name="ro1">
          <table:table-cell office:value-type="float" office:value="0.098254" calcext:value-type="float">
            <text:p>0.098254</text:p>
          </table:table-cell>
          <table:table-cell office:value-type="float" office:value="0.0869794" calcext:value-type="float">
            <text:p>0.0869794</text:p>
          </table:table-cell>
          <table:table-cell office:value-type="float" office:value="0.475303" calcext:value-type="float">
            <text:p>0.475303</text:p>
          </table:table-cell>
          <table:table-cell office:value-type="float" office:value="0.450166" calcext:value-type="float">
            <text:p>0.450166</text:p>
          </table:table-cell>
          <table:table-cell/>
        </table:table-row>
        <table:table-row table:style-name="ro1">
          <table:table-cell office:value-type="float" office:value="0.0981462" calcext:value-type="float">
            <text:p>0.0981462</text:p>
          </table:table-cell>
          <table:table-cell office:value-type="float" office:value="0.0868807" calcext:value-type="float">
            <text:p>0.0868807</text:p>
          </table:table-cell>
          <table:table-cell office:value-type="float" office:value="0.474946" calcext:value-type="float">
            <text:p>0.474946</text:p>
          </table:table-cell>
          <table:table-cell office:value-type="float" office:value="0.449797" calcext:value-type="float">
            <text:p>0.449797</text:p>
          </table:table-cell>
          <table:table-cell/>
        </table:table-row>
        <table:table-row table:style-name="ro1">
          <table:table-cell office:value-type="float" office:value="0.0980352" calcext:value-type="float">
            <text:p>0.0980352</text:p>
          </table:table-cell>
          <table:table-cell office:value-type="float" office:value="0.0867838" calcext:value-type="float">
            <text:p>0.0867838</text:p>
          </table:table-cell>
          <table:table-cell office:value-type="float" office:value="0.474447" calcext:value-type="float">
            <text:p>0.474447</text:p>
          </table:table-cell>
          <table:table-cell office:value-type="float" office:value="0.449451" calcext:value-type="float">
            <text:p>0.449451</text:p>
          </table:table-cell>
          <table:table-cell/>
        </table:table-row>
        <table:table-row table:style-name="ro1">
          <table:table-cell office:value-type="float" office:value="0.0979254" calcext:value-type="float">
            <text:p>0.0979254</text:p>
          </table:table-cell>
          <table:table-cell office:value-type="float" office:value="0.0867027" calcext:value-type="float">
            <text:p>0.0867027</text:p>
          </table:table-cell>
          <table:table-cell office:value-type="float" office:value="0.473908" calcext:value-type="float">
            <text:p>0.473908</text:p>
          </table:table-cell>
          <table:table-cell office:value-type="float" office:value="0.449432" calcext:value-type="float">
            <text:p>0.449432</text:p>
          </table:table-cell>
          <table:table-cell/>
        </table:table-row>
        <table:table-row table:style-name="ro1">
          <table:table-cell office:value-type="float" office:value="0.0978226" calcext:value-type="float">
            <text:p>0.0978226</text:p>
          </table:table-cell>
          <table:table-cell office:value-type="float" office:value="0.0866098" calcext:value-type="float">
            <text:p>0.0866098</text:p>
          </table:table-cell>
          <table:table-cell office:value-type="float" office:value="0.473388" calcext:value-type="float">
            <text:p>0.473388</text:p>
          </table:table-cell>
          <table:table-cell office:value-type="float" office:value="0.449349" calcext:value-type="float">
            <text:p>0.449349</text:p>
          </table:table-cell>
          <table:table-cell/>
        </table:table-row>
        <table:table-row table:style-name="ro1">
          <table:table-cell office:value-type="float" office:value="0.0977265" calcext:value-type="float">
            <text:p>0.0977265</text:p>
          </table:table-cell>
          <table:table-cell office:value-type="float" office:value="0.0865223" calcext:value-type="float">
            <text:p>0.0865223</text:p>
          </table:table-cell>
          <table:table-cell office:value-type="float" office:value="0.472861" calcext:value-type="float">
            <text:p>0.472861</text:p>
          </table:table-cell>
          <table:table-cell office:value-type="float" office:value="0.449265" calcext:value-type="float">
            <text:p>0.449265</text:p>
          </table:table-cell>
          <table:table-cell/>
        </table:table-row>
        <table:table-row table:style-name="ro1">
          <table:table-cell office:value-type="float" office:value="0.0976481" calcext:value-type="float">
            <text:p>0.0976481</text:p>
          </table:table-cell>
          <table:table-cell office:value-type="float" office:value="0.0865836" calcext:value-type="float">
            <text:p>0.0865836</text:p>
          </table:table-cell>
          <table:table-cell office:value-type="float" office:value="0.472418" calcext:value-type="float">
            <text:p>0.472418</text:p>
          </table:table-cell>
          <table:table-cell office:value-type="float" office:value="0.44877" calcext:value-type="float">
            <text:p>0.44877</text:p>
          </table:table-cell>
          <table:table-cell/>
        </table:table-row>
        <table:table-row table:style-name="ro1">
          <table:table-cell office:value-type="float" office:value="0.0975829" calcext:value-type="float">
            <text:p>0.0975829</text:p>
          </table:table-cell>
          <table:table-cell office:value-type="float" office:value="0.0865559" calcext:value-type="float">
            <text:p>0.0865559</text:p>
          </table:table-cell>
          <table:table-cell office:value-type="float" office:value="0.472118" calcext:value-type="float">
            <text:p>0.472118</text:p>
          </table:table-cell>
          <table:table-cell office:value-type="float" office:value="0.448438" calcext:value-type="float">
            <text:p>0.448438</text:p>
          </table:table-cell>
          <table:table-cell/>
        </table:table-row>
        <table:table-row table:style-name="ro1">
          <table:table-cell office:value-type="float" office:value="0.0976347" calcext:value-type="float">
            <text:p>0.0976347</text:p>
          </table:table-cell>
          <table:table-cell office:value-type="float" office:value="0.0864963" calcext:value-type="float">
            <text:p>0.0864963</text:p>
          </table:table-cell>
          <table:table-cell office:value-type="float" office:value="0.472039" calcext:value-type="float">
            <text:p>0.472039</text:p>
          </table:table-cell>
          <table:table-cell office:value-type="float" office:value="0.448224" calcext:value-type="float">
            <text:p>0.448224</text:p>
          </table:table-cell>
          <table:table-cell/>
        </table:table-row>
        <table:table-row table:style-name="ro1">
          <table:table-cell office:value-type="float" office:value="0.0975953" calcext:value-type="float">
            <text:p>0.0975953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471523" calcext:value-type="float">
            <text:p>0.471523</text:p>
          </table:table-cell>
          <table:table-cell office:value-type="float" office:value="0.447938" calcext:value-type="float">
            <text:p>0.447938</text:p>
          </table:table-cell>
          <table:table-cell/>
        </table:table-row>
        <table:table-row table:style-name="ro1">
          <table:table-cell office:value-type="float" office:value="0.0975159" calcext:value-type="float">
            <text:p>0.0975159</text:p>
          </table:table-cell>
          <table:table-cell office:value-type="float" office:value="0.0863279" calcext:value-type="float">
            <text:p>0.0863279</text:p>
          </table:table-cell>
          <table:table-cell office:value-type="float" office:value="0.471003" calcext:value-type="float">
            <text:p>0.471003</text:p>
          </table:table-cell>
          <table:table-cell office:value-type="float" office:value="0.447813" calcext:value-type="float">
            <text:p>0.447813</text:p>
          </table:table-cell>
          <table:table-cell/>
        </table:table-row>
        <table:table-row table:style-name="ro1">
          <table:table-cell office:value-type="float" office:value="0.0974566" calcext:value-type="float">
            <text:p>0.0974566</text:p>
          </table:table-cell>
          <table:table-cell office:value-type="float" office:value="0.0862323" calcext:value-type="float">
            <text:p>0.0862323</text:p>
          </table:table-cell>
          <table:table-cell office:value-type="float" office:value="0.470548" calcext:value-type="float">
            <text:p>0.470548</text:p>
          </table:table-cell>
          <table:table-cell office:value-type="float" office:value="0.447929" calcext:value-type="float">
            <text:p>0.447929</text:p>
          </table:table-cell>
          <table:table-cell/>
        </table:table-row>
        <table:table-row table:style-name="ro1">
          <table:table-cell office:value-type="float" office:value="0.0975011" calcext:value-type="float">
            <text:p>0.0975011</text:p>
          </table:table-cell>
          <table:table-cell office:value-type="float" office:value="0.0861449" calcext:value-type="float">
            <text:p>0.0861449</text:p>
          </table:table-cell>
          <table:table-cell office:value-type="float" office:value="0.47026" calcext:value-type="float">
            <text:p>0.47026</text:p>
          </table:table-cell>
          <table:table-cell office:value-type="float" office:value="0.447845" calcext:value-type="float">
            <text:p>0.447845</text:p>
          </table:table-cell>
          <table:table-cell/>
        </table:table-row>
        <table:table-row table:style-name="ro1">
          <table:table-cell office:value-type="float" office:value="0.0976078" calcext:value-type="float">
            <text:p>0.0976078</text:p>
          </table:table-cell>
          <table:table-cell office:value-type="float" office:value="0.0860507" calcext:value-type="float">
            <text:p>0.0860507</text:p>
          </table:table-cell>
          <table:table-cell office:value-type="float" office:value="0.470052" calcext:value-type="float">
            <text:p>0.470052</text:p>
          </table:table-cell>
          <table:table-cell office:value-type="float" office:value="0.447872" calcext:value-type="float">
            <text:p>0.447872</text:p>
          </table:table-cell>
          <table:table-cell/>
        </table:table-row>
        <table:table-row table:style-name="ro1">
          <table:table-cell office:value-type="float" office:value="0.0978096" calcext:value-type="float">
            <text:p>0.0978096</text:p>
          </table:table-cell>
          <table:table-cell office:value-type="float" office:value="0.0860016" calcext:value-type="float">
            <text:p>0.0860016</text:p>
          </table:table-cell>
          <table:table-cell office:value-type="float" office:value="0.470007" calcext:value-type="float">
            <text:p>0.470007</text:p>
          </table:table-cell>
          <table:table-cell office:value-type="float" office:value="0.447671" calcext:value-type="float">
            <text:p>0.447671</text:p>
          </table:table-cell>
          <table:table-cell/>
        </table:table-row>
        <table:table-row table:style-name="ro1">
          <table:table-cell office:value-type="float" office:value="0.0979214" calcext:value-type="float">
            <text:p>0.0979214</text:p>
          </table:table-cell>
          <table:table-cell office:value-type="float" office:value="0.0859192" calcext:value-type="float">
            <text:p>0.0859192</text:p>
          </table:table-cell>
          <table:table-cell office:value-type="float" office:value="0.469583" calcext:value-type="float">
            <text:p>0.469583</text:p>
          </table:table-cell>
          <table:table-cell office:value-type="float" office:value="0.447506" calcext:value-type="float">
            <text:p>0.447506</text:p>
          </table:table-cell>
          <table:table-cell/>
        </table:table-row>
        <table:table-row table:style-name="ro1">
          <table:table-cell office:value-type="float" office:value="0.0978941" calcext:value-type="float">
            <text:p>0.0978941</text:p>
          </table:table-cell>
          <table:table-cell office:value-type="float" office:value="0.0858381" calcext:value-type="float">
            <text:p>0.0858381</text:p>
          </table:table-cell>
          <table:table-cell office:value-type="float" office:value="0.469095" calcext:value-type="float">
            <text:p>0.469095</text:p>
          </table:table-cell>
          <table:table-cell office:value-type="float" office:value="0.447408" calcext:value-type="float">
            <text:p>0.447408</text:p>
          </table:table-cell>
          <table:table-cell/>
        </table:table-row>
        <table:table-row table:style-name="ro1">
          <table:table-cell office:value-type="float" office:value="0.0978888" calcext:value-type="float">
            <text:p>0.0978888</text:p>
          </table:table-cell>
          <table:table-cell office:value-type="float" office:value="0.0857574" calcext:value-type="float">
            <text:p>0.0857574</text:p>
          </table:table-cell>
          <table:table-cell office:value-type="float" office:value="0.468587" calcext:value-type="float">
            <text:p>0.468587</text:p>
          </table:table-cell>
          <table:table-cell office:value-type="float" office:value="0.447234" calcext:value-type="float">
            <text:p>0.447234</text:p>
          </table:table-cell>
          <table:table-cell/>
        </table:table-row>
        <table:table-row table:style-name="ro1">
          <table:table-cell office:value-type="float" office:value="0.0978539" calcext:value-type="float">
            <text:p>0.0978539</text:p>
          </table:table-cell>
          <table:table-cell office:value-type="float" office:value="0.0856713" calcext:value-type="float">
            <text:p>0.0856713</text:p>
          </table:table-cell>
          <table:table-cell office:value-type="float" office:value="0.46808" calcext:value-type="float">
            <text:p>0.46808</text:p>
          </table:table-cell>
          <table:table-cell office:value-type="float" office:value="0.447146" calcext:value-type="float">
            <text:p>0.447146</text:p>
          </table:table-cell>
          <table:table-cell/>
        </table:table-row>
        <table:table-row table:style-name="ro1">
          <table:table-cell office:value-type="float" office:value="0.0977647" calcext:value-type="float">
            <text:p>0.0977647</text:p>
          </table:table-cell>
          <table:table-cell office:value-type="float" office:value="0.0856239" calcext:value-type="float">
            <text:p>0.0856239</text:p>
          </table:table-cell>
          <table:table-cell office:value-type="float" office:value="0.467693" calcext:value-type="float">
            <text:p>0.467693</text:p>
          </table:table-cell>
          <table:table-cell office:value-type="float" office:value="0.446756" calcext:value-type="float">
            <text:p>0.446756</text:p>
          </table:table-cell>
          <table:table-cell/>
        </table:table-row>
        <table:table-row table:style-name="ro1">
          <table:table-cell office:value-type="float" office:value="0.097664" calcext:value-type="float">
            <text:p>0.097664</text:p>
          </table:table-cell>
          <table:table-cell office:value-type="float" office:value="0.0855308" calcext:value-type="float">
            <text:p>0.0855308</text:p>
          </table:table-cell>
          <table:table-cell office:value-type="float" office:value="0.467434" calcext:value-type="float">
            <text:p>0.467434</text:p>
          </table:table-cell>
          <table:table-cell office:value-type="float" office:value="0.446637" calcext:value-type="float">
            <text:p>0.446637</text:p>
          </table:table-cell>
          <table:table-cell/>
        </table:table-row>
        <table:table-row table:style-name="ro1">
          <table:table-cell office:value-type="float" office:value="0.0975803" calcext:value-type="float">
            <text:p>0.0975803</text:p>
          </table:table-cell>
          <table:table-cell office:value-type="float" office:value="0.0854472" calcext:value-type="float">
            <text:p>0.0854472</text:p>
          </table:table-cell>
          <table:table-cell office:value-type="float" office:value="0.467046" calcext:value-type="float">
            <text:p>0.467046</text:p>
          </table:table-cell>
          <table:table-cell office:value-type="float" office:value="0.446873" calcext:value-type="float">
            <text:p>0.446873</text:p>
          </table:table-cell>
          <table:table-cell/>
        </table:table-row>
        <table:table-row table:style-name="ro1">
          <table:table-cell office:value-type="float" office:value="0.0975268" calcext:value-type="float">
            <text:p>0.0975268</text:p>
          </table:table-cell>
          <table:table-cell office:value-type="float" office:value="0.0853852" calcext:value-type="float">
            <text:p>0.0853852</text:p>
          </table:table-cell>
          <table:table-cell office:value-type="float" office:value="0.466656" calcext:value-type="float">
            <text:p>0.466656</text:p>
          </table:table-cell>
          <table:table-cell office:value-type="float" office:value="0.447253" calcext:value-type="float">
            <text:p>0.447253</text:p>
          </table:table-cell>
          <table:table-cell/>
        </table:table-row>
        <table:table-row table:style-name="ro1">
          <table:table-cell office:value-type="float" office:value="0.0975128" calcext:value-type="float">
            <text:p>0.0975128</text:p>
          </table:table-cell>
          <table:table-cell office:value-type="float" office:value="0.0853666" calcext:value-type="float">
            <text:p>0.0853666</text:p>
          </table:table-cell>
          <table:table-cell office:value-type="float" office:value="0.466387" calcext:value-type="float">
            <text:p>0.466387</text:p>
          </table:table-cell>
          <table:table-cell office:value-type="float" office:value="0.447628" calcext:value-type="float">
            <text:p>0.447628</text:p>
          </table:table-cell>
          <table:table-cell/>
        </table:table-row>
        <table:table-row table:style-name="ro1">
          <table:table-cell office:value-type="float" office:value="0.097536" calcext:value-type="float">
            <text:p>0.097536</text:p>
          </table:table-cell>
          <table:table-cell office:value-type="float" office:value="0.085446" calcext:value-type="float">
            <text:p>0.085446</text:p>
          </table:table-cell>
          <table:table-cell office:value-type="float" office:value="0.466096" calcext:value-type="float">
            <text:p>0.466096</text:p>
          </table:table-cell>
          <table:table-cell office:value-type="float" office:value="0.448265" calcext:value-type="float">
            <text:p>0.448265</text:p>
          </table:table-cell>
          <table:table-cell/>
        </table:table-row>
        <table:table-row table:style-name="ro1">
          <table:table-cell office:value-type="float" office:value="0.0976295" calcext:value-type="float">
            <text:p>0.0976295</text:p>
          </table:table-cell>
          <table:table-cell office:value-type="float" office:value="0.0855951" calcext:value-type="float">
            <text:p>0.0855951</text:p>
          </table:table-cell>
          <table:table-cell office:value-type="float" office:value="0.465925" calcext:value-type="float">
            <text:p>0.465925</text:p>
          </table:table-cell>
          <table:table-cell office:value-type="float" office:value="0.448841" calcext:value-type="float">
            <text:p>0.448841</text:p>
          </table:table-cell>
          <table:table-cell/>
        </table:table-row>
        <table:table-row table:style-name="ro1">
          <table:table-cell office:value-type="float" office:value="0.097663" calcext:value-type="float">
            <text:p>0.097663</text:p>
          </table:table-cell>
          <table:table-cell office:value-type="float" office:value="0.0858017" calcext:value-type="float">
            <text:p>0.0858017</text:p>
          </table:table-cell>
          <table:table-cell office:value-type="float" office:value="0.465587" calcext:value-type="float">
            <text:p>0.465587</text:p>
          </table:table-cell>
          <table:table-cell office:value-type="float" office:value="0.449425" calcext:value-type="float">
            <text:p>0.449425</text:p>
          </table:table-cell>
          <table:table-cell/>
        </table:table-row>
        <table:table-row table:style-name="ro1">
          <table:table-cell office:value-type="float" office:value="0.0977701" calcext:value-type="float">
            <text:p>0.0977701</text:p>
          </table:table-cell>
          <table:table-cell office:value-type="float" office:value="0.0861285" calcext:value-type="float">
            <text:p>0.0861285</text:p>
          </table:table-cell>
          <table:table-cell office:value-type="float" office:value="0.46542" calcext:value-type="float">
            <text:p>0.46542</text:p>
          </table:table-cell>
          <table:table-cell office:value-type="float" office:value="0.449941" calcext:value-type="float">
            <text:p>0.449941</text:p>
          </table:table-cell>
          <table:table-cell/>
        </table:table-row>
        <table:table-row table:style-name="ro1">
          <table:table-cell office:value-type="float" office:value="0.0977474" calcext:value-type="float">
            <text:p>0.0977474</text:p>
          </table:table-cell>
          <table:table-cell office:value-type="float" office:value="0.0861772" calcext:value-type="float">
            <text:p>0.0861772</text:p>
          </table:table-cell>
          <table:table-cell office:value-type="float" office:value="0.464981" calcext:value-type="float">
            <text:p>0.464981</text:p>
          </table:table-cell>
          <table:table-cell office:value-type="float" office:value="0.449873" calcext:value-type="float">
            <text:p>0.449873</text:p>
          </table:table-cell>
          <table:table-cell/>
        </table:table-row>
        <table:table-row table:style-name="ro1">
          <table:table-cell office:value-type="float" office:value="0.0977395" calcext:value-type="float">
            <text:p>0.0977395</text:p>
          </table:table-cell>
          <table:table-cell office:value-type="float" office:value="0.086281" calcext:value-type="float">
            <text:p>0.086281</text:p>
          </table:table-cell>
          <table:table-cell office:value-type="float" office:value="0.464545" calcext:value-type="float">
            <text:p>0.464545</text:p>
          </table:table-cell>
          <table:table-cell office:value-type="float" office:value="0.449879" calcext:value-type="float">
            <text:p>0.449879</text:p>
          </table:table-cell>
          <table:table-cell/>
        </table:table-row>
        <table:table-row table:style-name="ro1">
          <table:table-cell office:value-type="float" office:value="0.0976412" calcext:value-type="float">
            <text:p>0.0976412</text:p>
          </table:table-cell>
          <table:table-cell office:value-type="float" office:value="0.0861995" calcext:value-type="float">
            <text:p>0.0861995</text:p>
          </table:table-cell>
          <table:table-cell office:value-type="float" office:value="0.464058" calcext:value-type="float">
            <text:p>0.464058</text:p>
          </table:table-cell>
          <table:table-cell office:value-type="float" office:value="0.449489" calcext:value-type="float">
            <text:p>0.449489</text:p>
          </table:table-cell>
          <table:table-cell/>
        </table:table-row>
        <table:table-row table:style-name="ro1">
          <table:table-cell office:value-type="float" office:value="0.0976277" calcext:value-type="float">
            <text:p>0.0976277</text:p>
          </table:table-cell>
          <table:table-cell office:value-type="float" office:value="0.086117" calcext:value-type="float">
            <text:p>0.086117</text:p>
          </table:table-cell>
          <table:table-cell office:value-type="float" office:value="0.463768" calcext:value-type="float">
            <text:p>0.463768</text:p>
          </table:table-cell>
          <table:table-cell office:value-type="float" office:value="0.449022" calcext:value-type="float">
            <text:p>0.449022</text:p>
          </table:table-cell>
          <table:table-cell/>
        </table:table-row>
        <table:table-row table:style-name="ro1">
          <table:table-cell office:value-type="float" office:value="0.0976142" calcext:value-type="float">
            <text:p>0.0976142</text:p>
          </table:table-cell>
          <table:table-cell office:value-type="float" office:value="0.0860325" calcext:value-type="float">
            <text:p>0.0860325</text:p>
          </table:table-cell>
          <table:table-cell office:value-type="float" office:value="0.463417" calcext:value-type="float">
            <text:p>0.463417</text:p>
          </table:table-cell>
          <table:table-cell office:value-type="float" office:value="0.448568" calcext:value-type="float">
            <text:p>0.448568</text:p>
          </table:table-cell>
          <table:table-cell/>
        </table:table-row>
        <table:table-row table:style-name="ro1">
          <table:table-cell office:value-type="float" office:value="0.0975849" calcext:value-type="float">
            <text:p>0.0975849</text:p>
          </table:table-cell>
          <table:table-cell office:value-type="float" office:value="0.0859436" calcext:value-type="float">
            <text:p>0.0859436</text:p>
          </table:table-cell>
          <table:table-cell office:value-type="float" office:value="0.462928" calcext:value-type="float">
            <text:p>0.462928</text:p>
          </table:table-cell>
          <table:table-cell office:value-type="float" office:value="0.448199" calcext:value-type="float">
            <text:p>0.448199</text:p>
          </table:table-cell>
          <table:table-cell/>
        </table:table-row>
        <table:table-row table:style-name="ro1">
          <table:table-cell office:value-type="float" office:value="0.0975016" calcext:value-type="float">
            <text:p>0.0975016</text:p>
          </table:table-cell>
          <table:table-cell office:value-type="float" office:value="0.0859283" calcext:value-type="float">
            <text:p>0.0859283</text:p>
          </table:table-cell>
          <table:table-cell office:value-type="float" office:value="0.462463" calcext:value-type="float">
            <text:p>0.462463</text:p>
          </table:table-cell>
          <table:table-cell office:value-type="float" office:value="0.447723" calcext:value-type="float">
            <text:p>0.447723</text:p>
          </table:table-cell>
          <table:table-cell/>
        </table:table-row>
        <table:table-row table:style-name="ro1">
          <table:table-cell office:value-type="float" office:value="0.0974367" calcext:value-type="float">
            <text:p>0.0974367</text:p>
          </table:table-cell>
          <table:table-cell office:value-type="float" office:value="0.0859274" calcext:value-type="float">
            <text:p>0.0859274</text:p>
          </table:table-cell>
          <table:table-cell office:value-type="float" office:value="0.461972" calcext:value-type="float">
            <text:p>0.461972</text:p>
          </table:table-cell>
          <table:table-cell office:value-type="float" office:value="0.447249" calcext:value-type="float">
            <text:p>0.447249</text:p>
          </table:table-cell>
          <table:table-cell/>
        </table:table-row>
        <table:table-row table:style-name="ro1">
          <table:table-cell office:value-type="float" office:value="0.097524" calcext:value-type="float">
            <text:p>0.097524</text:p>
          </table:table-cell>
          <table:table-cell office:value-type="float" office:value="0.085876" calcext:value-type="float">
            <text:p>0.085876</text:p>
          </table:table-cell>
          <table:table-cell office:value-type="float" office:value="0.461589" calcext:value-type="float">
            <text:p>0.461589</text:p>
          </table:table-cell>
          <table:table-cell office:value-type="float" office:value="0.447139" calcext:value-type="float">
            <text:p>0.447139</text:p>
          </table:table-cell>
          <table:table-cell/>
        </table:table-row>
        <table:table-row table:style-name="ro1">
          <table:table-cell office:value-type="float" office:value="0.0976411" calcext:value-type="float">
            <text:p>0.0976411</text:p>
          </table:table-cell>
          <table:table-cell office:value-type="float" office:value="0.0858855" calcext:value-type="float">
            <text:p>0.0858855</text:p>
          </table:table-cell>
          <table:table-cell office:value-type="float" office:value="0.461151" calcext:value-type="float">
            <text:p>0.461151</text:p>
          </table:table-cell>
          <table:table-cell office:value-type="float" office:value="0.447309" calcext:value-type="float">
            <text:p>0.447309</text:p>
          </table:table-cell>
          <table:table-cell/>
        </table:table-row>
        <table:table-row table:style-name="ro1">
          <table:table-cell office:value-type="float" office:value="0.0976716" calcext:value-type="float">
            <text:p>0.0976716</text:p>
          </table:table-cell>
          <table:table-cell office:value-type="float" office:value="0.0858184" calcext:value-type="float">
            <text:p>0.0858184</text:p>
          </table:table-cell>
          <table:table-cell office:value-type="float" office:value="0.460666" calcext:value-type="float">
            <text:p>0.460666</text:p>
          </table:table-cell>
          <table:table-cell office:value-type="float" office:value="0.447178" calcext:value-type="float">
            <text:p>0.447178</text:p>
          </table:table-cell>
          <table:table-cell/>
        </table:table-row>
        <table:table-row table:style-name="ro1">
          <table:table-cell office:value-type="float" office:value="0.0977553" calcext:value-type="float">
            <text:p>0.0977553</text:p>
          </table:table-cell>
          <table:table-cell office:value-type="float" office:value="0.0857587" calcext:value-type="float">
            <text:p>0.0857587</text:p>
          </table:table-cell>
          <table:table-cell office:value-type="float" office:value="0.460236" calcext:value-type="float">
            <text:p>0.460236</text:p>
          </table:table-cell>
          <table:table-cell office:value-type="float" office:value="0.446928" calcext:value-type="float">
            <text:p>0.446928</text:p>
          </table:table-cell>
          <table:table-cell/>
        </table:table-row>
        <table:table-row table:style-name="ro1">
          <table:table-cell office:value-type="float" office:value="0.0978198" calcext:value-type="float">
            <text:p>0.0978198</text:p>
          </table:table-cell>
          <table:table-cell office:value-type="float" office:value="0.0858336" calcext:value-type="float">
            <text:p>0.0858336</text:p>
          </table:table-cell>
          <table:table-cell office:value-type="float" office:value="0.459799" calcext:value-type="float">
            <text:p>0.459799</text:p>
          </table:table-cell>
          <table:table-cell office:value-type="float" office:value="0.446953" calcext:value-type="float">
            <text:p>0.446953</text:p>
          </table:table-cell>
          <table:table-cell/>
        </table:table-row>
        <table:table-row table:style-name="ro1">
          <table:table-cell office:value-type="float" office:value="0.0979508" calcext:value-type="float">
            <text:p>0.0979508</text:p>
          </table:table-cell>
          <table:table-cell office:value-type="float" office:value="0.0860281" calcext:value-type="float">
            <text:p>0.0860281</text:p>
          </table:table-cell>
          <table:table-cell office:value-type="float" office:value="0.459411" calcext:value-type="float">
            <text:p>0.459411</text:p>
          </table:table-cell>
          <table:table-cell office:value-type="float" office:value="0.4471" calcext:value-type="float">
            <text:p>0.4471</text:p>
          </table:table-cell>
          <table:table-cell/>
        </table:table-row>
        <table:table-row table:style-name="ro1">
          <table:table-cell office:value-type="float" office:value="0.0979405" calcext:value-type="float">
            <text:p>0.0979405</text:p>
          </table:table-cell>
          <table:table-cell office:value-type="float" office:value="0.0860024" calcext:value-type="float">
            <text:p>0.0860024</text:p>
          </table:table-cell>
          <table:table-cell office:value-type="float" office:value="0.458931" calcext:value-type="float">
            <text:p>0.458931</text:p>
          </table:table-cell>
          <table:table-cell office:value-type="float" office:value="0.44682" calcext:value-type="float">
            <text:p>0.44682</text:p>
          </table:table-cell>
          <table:table-cell/>
        </table:table-row>
        <table:table-row table:style-name="ro1">
          <table:table-cell office:value-type="float" office:value="0.0979423" calcext:value-type="float">
            <text:p>0.0979423</text:p>
          </table:table-cell>
          <table:table-cell office:value-type="float" office:value="0.0860124" calcext:value-type="float">
            <text:p>0.0860124</text:p>
          </table:table-cell>
          <table:table-cell office:value-type="float" office:value="0.458453" calcext:value-type="float">
            <text:p>0.458453</text:p>
          </table:table-cell>
          <table:table-cell office:value-type="float" office:value="0.44661" calcext:value-type="float">
            <text:p>0.44661</text:p>
          </table:table-cell>
          <table:table-cell/>
        </table:table-row>
        <table:table-row table:style-name="ro1">
          <table:table-cell office:value-type="float" office:value="0.0979081" calcext:value-type="float">
            <text:p>0.0979081</text:p>
          </table:table-cell>
          <table:table-cell office:value-type="float" office:value="0.0861413" calcext:value-type="float">
            <text:p>0.0861413</text:p>
          </table:table-cell>
          <table:table-cell office:value-type="float" office:value="0.457978" calcext:value-type="float">
            <text:p>0.457978</text:p>
          </table:table-cell>
          <table:table-cell office:value-type="float" office:value="0.446556" calcext:value-type="float">
            <text:p>0.446556</text:p>
          </table:table-cell>
          <table:table-cell/>
        </table:table-row>
        <table:table-row table:style-name="ro1">
          <table:table-cell office:value-type="float" office:value="0.0979434" calcext:value-type="float">
            <text:p>0.0979434</text:p>
          </table:table-cell>
          <table:table-cell office:value-type="float" office:value="0.0863129" calcext:value-type="float">
            <text:p>0.0863129</text:p>
          </table:table-cell>
          <table:table-cell office:value-type="float" office:value="0.457527" calcext:value-type="float">
            <text:p>0.457527</text:p>
          </table:table-cell>
          <table:table-cell office:value-type="float" office:value="0.446434" calcext:value-type="float">
            <text:p>0.446434</text:p>
          </table:table-cell>
          <table:table-cell/>
        </table:table-row>
        <table:table-row table:style-name="ro1">
          <table:table-cell office:value-type="float" office:value="0.0978843" calcext:value-type="float">
            <text:p>0.0978843</text:p>
          </table:table-cell>
          <table:table-cell office:value-type="float" office:value="0.0864319" calcext:value-type="float">
            <text:p>0.0864319</text:p>
          </table:table-cell>
          <table:table-cell office:value-type="float" office:value="0.457057" calcext:value-type="float">
            <text:p>0.457057</text:p>
          </table:table-cell>
          <table:table-cell office:value-type="float" office:value="0.446202" calcext:value-type="float">
            <text:p>0.446202</text:p>
          </table:table-cell>
          <table:table-cell/>
        </table:table-row>
        <table:table-row table:style-name="ro1">
          <table:table-cell office:value-type="float" office:value="0.0978572" calcext:value-type="float">
            <text:p>0.0978572</text:p>
          </table:table-cell>
          <table:table-cell office:value-type="float" office:value="0.0863965" calcext:value-type="float">
            <text:p>0.0863965</text:p>
          </table:table-cell>
          <table:table-cell office:value-type="float" office:value="0.45677" calcext:value-type="float">
            <text:p>0.45677</text:p>
          </table:table-cell>
          <table:table-cell office:value-type="float" office:value="0.445805" calcext:value-type="float">
            <text:p>0.445805</text:p>
          </table:table-cell>
          <table:table-cell/>
        </table:table-row>
        <table:table-row table:style-name="ro1">
          <table:table-cell office:value-type="float" office:value="0.0979113" calcext:value-type="float">
            <text:p>0.0979113</text:p>
          </table:table-cell>
          <table:table-cell office:value-type="float" office:value="0.0863112" calcext:value-type="float">
            <text:p>0.0863112</text:p>
          </table:table-cell>
          <table:table-cell office:value-type="float" office:value="0.45652" calcext:value-type="float">
            <text:p>0.45652</text:p>
          </table:table-cell>
          <table:table-cell office:value-type="float" office:value="0.445461" calcext:value-type="float">
            <text:p>0.445461</text:p>
          </table:table-cell>
          <table:table-cell/>
        </table:table-row>
        <table:table-row table:style-name="ro1">
          <table:table-cell office:value-type="float" office:value="0.0979758" calcext:value-type="float">
            <text:p>0.0979758</text:p>
          </table:table-cell>
          <table:table-cell office:value-type="float" office:value="0.0862234" calcext:value-type="float">
            <text:p>0.0862234</text:p>
          </table:table-cell>
          <table:table-cell office:value-type="float" office:value="0.456204" calcext:value-type="float">
            <text:p>0.456204</text:p>
          </table:table-cell>
          <table:table-cell office:value-type="float" office:value="0.44507" calcext:value-type="float">
            <text:p>0.44507</text:p>
          </table:table-cell>
          <table:table-cell/>
        </table:table-row>
        <table:table-row table:style-name="ro1">
          <table:table-cell office:value-type="float" office:value="0.0979479" calcext:value-type="float">
            <text:p>0.0979479</text:p>
          </table:table-cell>
          <table:table-cell office:value-type="float" office:value="0.0861395" calcext:value-type="float">
            <text:p>0.0861395</text:p>
          </table:table-cell>
          <table:table-cell office:value-type="float" office:value="0.455769" calcext:value-type="float">
            <text:p>0.455769</text:p>
          </table:table-cell>
          <table:table-cell office:value-type="float" office:value="0.444718" calcext:value-type="float">
            <text:p>0.444718</text:p>
          </table:table-cell>
          <table:table-cell/>
        </table:table-row>
        <table:table-row table:style-name="ro1">
          <table:table-cell office:value-type="float" office:value="0.0979074" calcext:value-type="float">
            <text:p>0.0979074</text:p>
          </table:table-cell>
          <table:table-cell office:value-type="float" office:value="0.0860582" calcext:value-type="float">
            <text:p>0.0860582</text:p>
          </table:table-cell>
          <table:table-cell office:value-type="float" office:value="0.455311" calcext:value-type="float">
            <text:p>0.455311</text:p>
          </table:table-cell>
          <table:table-cell office:value-type="float" office:value="0.444302" calcext:value-type="float">
            <text:p>0.444302</text:p>
          </table:table-cell>
          <table:table-cell/>
        </table:table-row>
        <table:table-row table:style-name="ro1">
          <table:table-cell office:value-type="float" office:value="0.0978639" calcext:value-type="float">
            <text:p>0.0978639</text:p>
          </table:table-cell>
          <table:table-cell office:value-type="float" office:value="0.0860325" calcext:value-type="float">
            <text:p>0.0860325</text:p>
          </table:table-cell>
          <table:table-cell office:value-type="float" office:value="0.45485" calcext:value-type="float">
            <text:p>0.45485</text:p>
          </table:table-cell>
          <table:table-cell office:value-type="float" office:value="0.443986" calcext:value-type="float">
            <text:p>0.443986</text:p>
          </table:table-cell>
          <table:table-cell/>
        </table:table-row>
        <table:table-row table:style-name="ro1">
          <table:table-cell office:value-type="float" office:value="0.0977787" calcext:value-type="float">
            <text:p>0.0977787</text:p>
          </table:table-cell>
          <table:table-cell office:value-type="float" office:value="0.0859622" calcext:value-type="float">
            <text:p>0.0859622</text:p>
          </table:table-cell>
          <table:table-cell office:value-type="float" office:value="0.454403" calcext:value-type="float">
            <text:p>0.454403</text:p>
          </table:table-cell>
          <table:table-cell office:value-type="float" office:value="0.443546" calcext:value-type="float">
            <text:p>0.443546</text:p>
          </table:table-cell>
          <table:table-cell/>
        </table:table-row>
        <table:table-row table:style-name="ro1">
          <table:table-cell office:value-type="float" office:value="0.0976941" calcext:value-type="float">
            <text:p>0.0976941</text:p>
          </table:table-cell>
          <table:table-cell office:value-type="float" office:value="0.0859251" calcext:value-type="float">
            <text:p>0.0859251</text:p>
          </table:table-cell>
          <table:table-cell office:value-type="float" office:value="0.45395" calcext:value-type="float">
            <text:p>0.45395</text:p>
          </table:table-cell>
          <table:table-cell office:value-type="float" office:value="0.443142" calcext:value-type="float">
            <text:p>0.443142</text:p>
          </table:table-cell>
          <table:table-cell/>
        </table:table-row>
        <table:table-row table:style-name="ro1">
          <table:table-cell office:value-type="float" office:value="0.0975994" calcext:value-type="float">
            <text:p>0.0975994</text:p>
          </table:table-cell>
          <table:table-cell office:value-type="float" office:value="0.0858527" calcext:value-type="float">
            <text:p>0.0858527</text:p>
          </table:table-cell>
          <table:table-cell office:value-type="float" office:value="0.45351" calcext:value-type="float">
            <text:p>0.45351</text:p>
          </table:table-cell>
          <table:table-cell office:value-type="float" office:value="0.442696" calcext:value-type="float">
            <text:p>0.442696</text:p>
          </table:table-cell>
          <table:table-cell/>
        </table:table-row>
        <table:table-row table:style-name="ro1">
          <table:table-cell office:value-type="float" office:value="0.097509" calcext:value-type="float">
            <text:p>0.097509</text:p>
          </table:table-cell>
          <table:table-cell office:value-type="float" office:value="0.0858237" calcext:value-type="float">
            <text:p>0.0858237</text:p>
          </table:table-cell>
          <table:table-cell office:value-type="float" office:value="0.453055" calcext:value-type="float">
            <text:p>0.453055</text:p>
          </table:table-cell>
          <table:table-cell office:value-type="float" office:value="0.442287" calcext:value-type="float">
            <text:p>0.442287</text:p>
          </table:table-cell>
          <table:table-cell/>
        </table:table-row>
        <table:table-row table:style-name="ro1">
          <table:table-cell office:value-type="float" office:value="0.0974103" calcext:value-type="float">
            <text:p>0.0974103</text:p>
          </table:table-cell>
          <table:table-cell office:value-type="float" office:value="0.0857403" calcext:value-type="float">
            <text:p>0.0857403</text:p>
          </table:table-cell>
          <table:table-cell office:value-type="float" office:value="0.45262" calcext:value-type="float">
            <text:p>0.45262</text:p>
          </table:table-cell>
          <table:table-cell office:value-type="float" office:value="0.441844" calcext:value-type="float">
            <text:p>0.441844</text:p>
          </table:table-cell>
          <table:table-cell/>
        </table:table-row>
        <table:table-row table:style-name="ro1">
          <table:table-cell office:value-type="float" office:value="0.0974975" calcext:value-type="float">
            <text:p>0.0974975</text:p>
          </table:table-cell>
          <table:table-cell office:value-type="float" office:value="0.0857352" calcext:value-type="float">
            <text:p>0.0857352</text:p>
          </table:table-cell>
          <table:table-cell office:value-type="float" office:value="0.452654" calcext:value-type="float">
            <text:p>0.452654</text:p>
          </table:table-cell>
          <table:table-cell office:value-type="float" office:value="0.441589" calcext:value-type="float">
            <text:p>0.441589</text:p>
          </table:table-cell>
          <table:table-cell/>
        </table:table-row>
        <table:table-row table:style-name="ro1">
          <table:table-cell office:value-type="float" office:value="0.0976057" calcext:value-type="float">
            <text:p>0.0976057</text:p>
          </table:table-cell>
          <table:table-cell office:value-type="float" office:value="0.0857164" calcext:value-type="float">
            <text:p>0.0857164</text:p>
          </table:table-cell>
          <table:table-cell office:value-type="float" office:value="0.452619" calcext:value-type="float">
            <text:p>0.452619</text:p>
          </table:table-cell>
          <table:table-cell office:value-type="float" office:value="0.441242" calcext:value-type="float">
            <text:p>0.441242</text:p>
          </table:table-cell>
          <table:table-cell/>
        </table:table-row>
        <table:table-row table:style-name="ro1">
          <table:table-cell office:value-type="float" office:value="0.0975115" calcext:value-type="float">
            <text:p>0.0975115</text:p>
          </table:table-cell>
          <table:table-cell office:value-type="float" office:value="0.0856301" calcext:value-type="float">
            <text:p>0.0856301</text:p>
          </table:table-cell>
          <table:table-cell office:value-type="float" office:value="0.452168" calcext:value-type="float">
            <text:p>0.452168</text:p>
          </table:table-cell>
          <table:table-cell office:value-type="float" office:value="0.440799" calcext:value-type="float">
            <text:p>0.440799</text:p>
          </table:table-cell>
          <table:table-cell/>
        </table:table-row>
        <table:table-row table:style-name="ro1">
          <table:table-cell office:value-type="float" office:value="0.0974149" calcext:value-type="float">
            <text:p>0.0974149</text:p>
          </table:table-cell>
          <table:table-cell office:value-type="float" office:value="0.0855442" calcext:value-type="float">
            <text:p>0.0855442</text:p>
          </table:table-cell>
          <table:table-cell office:value-type="float" office:value="0.45172" calcext:value-type="float">
            <text:p>0.45172</text:p>
          </table:table-cell>
          <table:table-cell office:value-type="float" office:value="0.440368" calcext:value-type="float">
            <text:p>0.440368</text:p>
          </table:table-cell>
          <table:table-cell/>
        </table:table-row>
        <table:table-row table:style-name="ro1">
          <table:table-cell office:value-type="float" office:value="0.0973178" calcext:value-type="float">
            <text:p>0.0973178</text:p>
          </table:table-cell>
          <table:table-cell office:value-type="float" office:value="0.0854597" calcext:value-type="float">
            <text:p>0.0854597</text:p>
          </table:table-cell>
          <table:table-cell office:value-type="float" office:value="0.451267" calcext:value-type="float">
            <text:p>0.451267</text:p>
          </table:table-cell>
          <table:table-cell office:value-type="float" office:value="0.439935" calcext:value-type="float">
            <text:p>0.43993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MAX([.A2:.A500])" office:value-type="float" office:value="0.287757" calcext:value-type="float">
            <text:p>0.287757</text:p>
          </table:table-cell>
          <table:table-cell table:style-name="ce1" table:formula="of:=MAX([.B2:.B500])" office:value-type="float" office:value="0.109475" calcext:value-type="float">
            <text:p>0.109475</text:p>
          </table:table-cell>
          <table:table-cell table:style-name="ce1" table:formula="of:=MAX([.C2:.C500])" office:value-type="float" office:value="5.19994" calcext:value-type="float">
            <text:p>5.19994</text:p>
          </table:table-cell>
          <table:table-cell table:style-name="ce1" table:formula="of:=MAX([.D2:.D500])" office:value-type="float" office:value="1.75481" calcext:value-type="float">
            <text:p>1.75481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MIN([.A2:.A500])" office:value-type="float" office:value="0.0832621" calcext:value-type="float">
            <text:p>0.0832621</text:p>
          </table:table-cell>
          <table:table-cell table:formula="of:=MIN([.B2:.B500])" office:value-type="float" office:value="0.0196602" calcext:value-type="float">
            <text:p>0.0196602</text:p>
          </table:table-cell>
          <table:table-cell table:formula="of:=MIN([.C2:.C500])" office:value-type="float" office:value="0.451267" calcext:value-type="float">
            <text:p>0.451267</text:p>
          </table:table-cell>
          <table:table-cell table:formula="of:=MIN([.D2:.D500])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SUM([.A2:.A500])/COUNT([.A2:.A500])" office:value-type="float" office:value="0.10114409739479" calcext:value-type="float">
            <text:p>0.10114409739479</text:p>
          </table:table-cell>
          <table:table-cell table:formula="of:=SUM([.B2:.B500])/COUNT([.B2:.B500])" office:value-type="float" office:value="0.0897437695390782" calcext:value-type="float">
            <text:p>0.089743769539078</text:p>
          </table:table-cell>
          <table:table-cell table:formula="of:=SUM([.C2:.C500])/COUNT([.C2:.C500])" office:value-type="float" office:value="0.722948032064128" calcext:value-type="float">
            <text:p>0.722948032064128</text:p>
          </table:table-cell>
          <table:table-cell table:formula="of:=SUM([.D2:.D500])/COUNT([.D2:.D500])" office:value-type="float" office:value="0.537216082164329" calcext:value-type="float">
            <text:p>0.537216082164329</text:p>
          </table:table-cell>
          <table:table-cell office:value-type="string" calcext:value-type="string">
            <text:p>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2:44:28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22:44:49.029000000</dc:date>
    <meta:editing-duration>PT3M27S</meta:editing-duration>
    <meta:editing-cycles>2</meta:editing-cycles>
    <meta:generator>LibreOffice/6.0.4.2$Windows_X86_64 LibreOffice_project/9b0d9b32d5dcda91d2f1a96dc04c645c450872bf</meta:generator>
    <meta:document-statistic meta:table-count="1" meta:cell-count="2015" meta:object-count="0"/>
  </office:meta>
</office:document-meta>
</file>